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cm"/>
    </style:style>
    <style:style style:name="co2" style:family="table-column">
      <style:table-column-properties fo:break-before="auto" style:column-width="1.081cm"/>
    </style:style>
    <style:style style:name="co3" style:family="table-column">
      <style:table-column-properties fo:break-before="auto" style:column-width="23.146cm"/>
    </style:style>
    <style:style style:name="co4" style:family="table-column">
      <style:table-column-properties fo:break-before="auto" style:column-width="49.92cm"/>
    </style:style>
    <style:style style:name="co5" style:family="table-column">
      <style:table-column-properties fo:break-before="auto" style:column-width="3.541cm"/>
    </style:style>
    <style:style style:name="co6" style:family="table-column">
      <style:table-column-properties fo:break-before="auto" style:column-width="2.258cm"/>
    </style:style>
    <style:style style:name="ro1" style:family="table-row">
      <style:table-row-properties style:row-height="0.48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00"/>
    </style:style>
    <style:style style:name="ce2" style:family="table-cell" style:parent-style-name="Default">
      <style:table-cell-properties fo:background-color="transparent"/>
    </style:style>
    <style:style style:name="ce3" style:family="table-cell" style:parent-style-name="Default" style:data-style-name="N100"/>
    <style:style style:name="ce4" style:family="table-cell" style:parent-style-name="Default" style:data-style-name="N100">
      <style:table-cell-properties fo:background-color="#ffff00"/>
    </style:style>
    <style:style style:name="ce5" style:family="table-cell" style:parent-style-name="Default" style:data-style-name="N100">
      <style:table-cell-properties fo:background-color="transparent"/>
    </style:style>
    <style:style style:name="ce6" style:family="table-cell" style:parent-style-name="Default">
      <style:table-cell-properties fo:background-color="#ffff00"/>
      <style:text-properties style:font-name="Liberation Sans" style:font-name-asian="Arial Unicode MS" style:font-name-complex="Arial Unicode MS"/>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office:value-type="float" office:value="3" calcext:value-type="float">
            <text:p>3</text:p>
          </table:table-cell>
          <table:table-cell office:value-type="string" calcext:value-type="string">
            <text:p>0401</text:p>
          </table:table-cell>
          <table:table-cell office:value-type="string" calcext:value-type="string">
            <text:p>Rockin' Students~vol.50</text:p>
          </table:table-cell>
          <table:table-cell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02</text:p>
          </table:table-cell>
          <table:table-cell office:value-type="string" calcext:value-type="string">
            <text:p>white white sisters presents「NEVER EVER LAND」</text:p>
          </table:table-cell>
          <table:table-cell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03</text:p>
          </table:table-cell>
          <table:table-cell office:value-type="string" calcext:value-type="string">
            <text:p>NIGHTS JAPAN TOUR 2014</text:p>
          </table:table-cell>
          <table:table-cell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1019"/>
        </table:table-row>
        <table:table-row table:style-name="ro1">
          <table:table-cell office:value-type="float" office:value="3" calcext:value-type="float">
            <text:p>3</text:p>
          </table:table-cell>
          <table:table-cell office:value-type="string" calcext:value-type="string">
            <text:p>0405</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9"/>
        </table:table-row>
        <table:table-row table:style-name="ro1">
          <table:table-cell office:value-type="float" office:value="3" calcext:value-type="float">
            <text:p>3</text:p>
          </table:table-cell>
          <table:table-cell office:value-type="string" calcext:value-type="string">
            <text:p>0406</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07</text:p>
          </table:table-cell>
          <table:table-cell office:value-type="string" calcext:value-type="string">
            <text:p>Rockin' High School~vol.1</text:p>
          </table:table-cell>
          <table:table-cell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08</text:p>
          </table:table-cell>
          <table:table-cell office:value-type="string" calcext:value-type="string">
            <text:p>trad vol.1</text:p>
          </table:table-cell>
          <table:table-cell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09</text:p>
          </table:table-cell>
          <table:table-cell office:value-type="string" calcext:value-type="string">
            <text:p>Fabric #13</text:p>
          </table:table-cell>
          <table:table-cell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9"/>
        </table:table-row>
        <table:table-row table:style-name="ro1">
          <table:table-cell office:value-type="float" office:value="3" calcext:value-type="float">
            <text:p>3</text:p>
          </table:table-cell>
          <table:table-cell office:value-type="string" calcext:value-type="string">
            <text:p>0410</text:p>
          </table:table-cell>
          <table:table-cell office:value-type="string" calcext:value-type="string">
            <text:p>MIX UP</text:p>
          </table:table-cell>
          <table:table-cell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13</text:p>
          </table:table-cell>
          <table:table-cell office:value-type="string" calcext:value-type="string">
            <text:p>チリヌルヲワカモバイル企画 『チリヌルヲワ会』</text:p>
          </table:table-cell>
          <table:table-cell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1019"/>
        </table:table-row>
        <table:table-row table:style-name="ro1">
          <table:table-cell office:value-type="float" office:value="3" calcext:value-type="float">
            <text:p>3</text:p>
          </table:table-cell>
          <table:table-cell office:value-type="string" calcext:value-type="string">
            <text:p>0415</text:p>
          </table:table-cell>
          <table:table-cell office:value-type="string" calcext:value-type="string">
            <text:p>Fabric × trad</text:p>
          </table:table-cell>
          <table:table-cell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16</text:p>
          </table:table-cell>
          <table:table-cell office:value-type="string" calcext:value-type="string">
            <text:p>trad vol.2</text:p>
          </table:table-cell>
          <table:table-cell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17</text:p>
          </table:table-cell>
          <table:table-cell office:value-type="string" calcext:value-type="string">
            <text:p>waterlily LAST LIVE</text:p>
          </table:table-cell>
          <table:table-cell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18</text:p>
          </table:table-cell>
          <table:table-cell office:value-type="string" calcext:value-type="string">
            <text:p>grass code vol.50 -4th anniversary-</text:p>
          </table:table-cell>
          <table:table-cell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19</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20</text:p>
          </table:table-cell>
          <table:table-cell office:value-type="string" calcext:value-type="string">
            <text:p>MARZ WARZ epⅣ</text:p>
          </table:table-cell>
          <table:table-cell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21</text:p>
          </table:table-cell>
          <table:table-cell office:value-type="string" calcext:value-type="string">
            <text:p>Arrows vol.2</text:p>
          </table:table-cell>
          <table:table-cell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22</text:p>
          </table:table-cell>
          <table:table-cell office:value-type="string" calcext:value-type="string">
            <text:p>MIX UP</text:p>
          </table:table-cell>
          <table:table-cell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23</text:p>
          </table:table-cell>
          <table:table-cell office:value-type="string" calcext:value-type="string">
            <text:p>Luck vol.2～春日遅々～</text:p>
          </table:table-cell>
          <table:table-cell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26</text:p>
          </table:table-cell>
          <table:table-cell office:value-type="string" calcext:value-type="string">
            <text:p>1010 "Distription"リリースパーティー 「ヒッポの樹 vol.1」</text:p>
          </table:table-cell>
          <table:table-cell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28</text:p>
          </table:table-cell>
          <table:table-cell office:value-type="string" calcext:value-type="string">
            <text:p>Mix Tape Vol.12 × aoub</text:p>
          </table:table-cell>
          <table:table-cell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1019"/>
        </table:table-row>
        <table:table-row table:style-name="ro2">
          <table:table-cell office:value-type="float" office:value="3" calcext:value-type="float">
            <text:p>3</text:p>
          </table:table-cell>
          <table:table-cell office:value-type="string" calcext:value-type="string">
            <text:p>0430</text:p>
          </table:table-cell>
          <table:table-cell office:value-type="string" calcext:value-type="string">
            <text:p>Fabric #14</text:p>
          </table:table-cell>
          <table:table-cell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9"/>
        </table:table-row>
        <table:table-row table:style-name="ro2">
          <table:table-cell office:value-type="float" office:value="4" calcext:value-type="float">
            <text:p>4</text:p>
          </table:table-cell>
          <table:table-cell office:value-type="string" calcext:value-type="string">
            <text:p>0401</text:p>
          </table:table-cell>
          <table:table-cell/>
          <table:table-cell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1019"/>
        </table:table-row>
        <table:table-row table:style-name="ro1">
          <table:table-cell office:value-type="float" office:value="4" calcext:value-type="float">
            <text:p>4</text:p>
          </table:table-cell>
          <table:table-cell office:value-type="string" calcext:value-type="string">
            <text:p>0402</text:p>
          </table:table-cell>
          <table:table-cell office:value-type="string" calcext:value-type="string">
            <text:p>ROOFTOP RESOUND</text:p>
          </table:table-cell>
          <table:table-cell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1019"/>
        </table:table-row>
        <table:table-row table:style-name="ro2">
          <table:table-cell office:value-type="float" office:value="4" calcext:value-type="float">
            <text:p>4</text:p>
          </table:table-cell>
          <table:table-cell office:value-type="string" calcext:value-type="string">
            <text:p>0403</text:p>
          </table:table-cell>
          <table:table-cell office:value-type="string" calcext:value-type="string">
            <text:p>春の感謝祭1000円ライブ</text:p>
          </table:table-cell>
          <table:table-cell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9"/>
        </table:table-row>
        <table:table-row table:style-name="ro2">
          <table:table-cell office:value-type="float" office:value="4" calcext:value-type="float">
            <text:p>4</text:p>
          </table:table-cell>
          <table:table-cell office:value-type="string" calcext:value-type="string">
            <text:p>0404</text:p>
          </table:table-cell>
          <table:table-cell office:value-type="string" calcext:value-type="string">
            <text:p>〜風林火山で春の頂上決戦！5カ所行脚の巻〜</text:p>
          </table:table-cell>
          <table:table-cell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9"/>
        </table:table-row>
        <table:table-row table:style-name="ro2">
          <table:table-cell office:value-type="float" office:value="4" calcext:value-type="float">
            <text:p>4</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18:00 / START 18:30br2nADV¥3000 / DOOR 未定</text:p>
          </table:table-cell>
          <table:table-cell table:number-columns-repeated="1019"/>
        </table:table-row>
        <table:table-row table:style-name="ro2">
          <table:table-cell office:value-type="float" office:value="4" calcext:value-type="float">
            <text:p>4</text:p>
          </table:table-cell>
          <table:table-cell office:value-type="string" calcext:value-type="string">
            <text:p>0405</text:p>
          </table:table-cell>
          <table:table-cell office:value-type="string" calcext:value-type="string">
            <text:p>ONE FOUNDATION</text:p>
          </table:table-cell>
          <table:table-cell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9"/>
        </table:table-row>
        <table:table-row table:style-name="ro2">
          <table:table-cell office:value-type="float" office:value="4" calcext:value-type="float">
            <text:p>4</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23:30 / START 23:30br2nNO CHARGE！！！</text:p>
          </table:table-cell>
          <table:table-cell table:number-columns-repeated="1019"/>
        </table:table-row>
        <table:table-row table:style-name="ro1">
          <table:table-cell office:value-type="float" office:value="4" calcext:value-type="float">
            <text:p>4</text:p>
          </table:table-cell>
          <table:table-cell office:value-type="string" calcext:value-type="string">
            <text:p>0409</text:p>
          </table:table-cell>
          <table:table-cell office:value-type="string" calcext:value-type="string">
            <text:p>PREMIUM LIVE SERIES 2014 THE DREAM MATCH #1</text:p>
          </table:table-cell>
          <table:table-cell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1019"/>
        </table:table-row>
        <table:table-row table:style-name="ro1">
          <table:table-cell office:value-type="float" office:value="4" calcext:value-type="float">
            <text:p>4</text:p>
          </table:table-cell>
          <table:table-cell office:value-type="string" calcext:value-type="string">
            <text:p>0410</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cell table:number-columns-repeated="1019"/>
        </table:table-row>
        <table:table-row table:style-name="ro1">
          <table:table-cell office:value-type="float" office:value="4" calcext:value-type="float">
            <text:p>4</text:p>
          </table:table-cell>
          <table:table-cell office:value-type="string" calcext:value-type="string">
            <text:p>0411</text:p>
          </table:table-cell>
          <table:table-cell/>
          <table:table-cell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9"/>
        </table:table-row>
        <table:table-row table:style-name="ro2">
          <table:table-cell office:value-type="float" office:value="4" calcext:value-type="float">
            <text:p>4</text:p>
          </table:table-cell>
          <table:table-cell office:value-type="string" calcext:value-type="string">
            <text:p>0411</text:p>
          </table:table-cell>
          <table:table-cell office:value-type="string" calcext:value-type="string">
            <text:p>URASUJI.</text:p>
          </table:table-cell>
          <table:table-cell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9"/>
        </table:table-row>
        <table:table-row table:style-name="ro2">
          <table:table-cell office:value-type="float" office:value="4" calcext:value-type="float">
            <text:p>4</text:p>
          </table:table-cell>
          <table:table-cell office:value-type="string" calcext:value-type="string">
            <text:p>0412</text:p>
          </table:table-cell>
          <table:table-cell office:value-type="string" calcext:value-type="string">
            <text:p>LN vs RDS TOUR “PASSION&amp;GLORY”</text:p>
          </table:table-cell>
          <table:table-cell office:value-type="string" calcext:value-type="string">
            <text:p>LAUGHIN'NOSEbr2nTHE RYDERS</text:p>
          </table:table-cell>
          <table:table-cell office:value-type="string" calcext:value-type="string">
            <text:p>OPEN 18:00 / START 19:00br2nADV¥3000/DOOR¥3500</text:p>
          </table:table-cell>
          <table:table-cell table:number-columns-repeated="1019"/>
        </table:table-row>
        <table:table-row table:style-name="ro2">
          <table:table-cell office:value-type="float" office:value="4" calcext:value-type="float">
            <text:p>4</text:p>
          </table:table-cell>
          <table:table-cell office:value-type="string" calcext:value-type="string">
            <text:p>0412</text:p>
          </table:table-cell>
          <table:table-cell office:value-type="string" calcext:value-type="string">
            <text:p>”AFOCの47都道府県制覇！形ないものを爆破しにいくツアー／迷わず行けよ編@日比谷野外大音楽堂” After Party-</text:p>
          </table:table-cell>
          <table:table-cell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9"/>
        </table:table-row>
        <table:table-row table:style-name="ro2">
          <table:table-cell office:value-type="float" office:value="4" calcext:value-type="float">
            <text:p>4</text:p>
          </table:table-cell>
          <table:table-cell office:value-type="string" calcext:value-type="string">
            <text:p>0413</text:p>
          </table:table-cell>
          <table:table-cell office:value-type="string" calcext:value-type="string">
            <text:p>SION &amp; The Cat Scratch Combo Tour2014</text:p>
          </table:table-cell>
          <table:table-cell office:value-type="string" calcext:value-type="string">
            <text:p>SION &amp; The Cat Scratch Combo</text:p>
          </table:table-cell>
          <table:table-cell office:value-type="string" calcext:value-type="string">
            <text:p>OPEN 17:15 / START 18:00br2nADV¥5400/DOOR¥5900</text:p>
          </table:table-cell>
          <table:table-cell table:number-columns-repeated="1019"/>
        </table:table-row>
        <table:table-row table:style-name="ro2">
          <table:table-cell office:value-type="float" office:value="4" calcext:value-type="float">
            <text:p>4</text:p>
          </table:table-cell>
          <table:table-cell office:value-type="string" calcext:value-type="string">
            <text:p>0415</text:p>
          </table:table-cell>
          <table:table-cell office:value-type="string" calcext:value-type="string">
            <text:p>夜桜極蔵生誕50周年祭</text:p>
          </table:table-cell>
          <table:table-cell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9"/>
        </table:table-row>
        <table:table-row table:style-name="ro2">
          <table:table-cell office:value-type="float" office:value="4" calcext:value-type="float">
            <text:p>4</text:p>
          </table:table-cell>
          <table:table-cell office:value-type="string" calcext:value-type="string">
            <text:p>0418</text:p>
          </table:table-cell>
          <table:table-cell office:value-type="string" calcext:value-type="string">
            <text:p>INTERNET SCUM PARK×MAZE</text:p>
          </table:table-cell>
          <table:table-cell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9"/>
        </table:table-row>
        <table:table-row table:style-name="ro2">
          <table:table-cell office:value-type="float" office:value="4" calcext:value-type="float">
            <text:p>4</text:p>
          </table:table-cell>
          <table:table-cell office:value-type="string" calcext:value-type="string">
            <text:p>0419</text:p>
          </table:table-cell>
          <table:table-cell office:value-type="string" calcext:value-type="string">
            <text:p>レコ発ワンマンLIVE “彼女はゼロフィリア”</text:p>
          </table:table-cell>
          <table:table-cell office:value-type="string" calcext:value-type="string">
            <text:p>Brian the Sun</text:p>
          </table:table-cell>
          <table:table-cell office:value-type="string" calcext:value-type="string">
            <text:p>OPEN 17:00 / START 18:00br2nADV¥2000 / DOOR¥2500</text:p>
          </table:table-cell>
          <table:table-cell table:number-columns-repeated="1019"/>
        </table:table-row>
        <table:table-row table:style-name="ro2">
          <table:table-cell office:value-type="float" office:value="4" calcext:value-type="float">
            <text:p>4</text:p>
          </table:table-cell>
          <table:table-cell office:value-type="string" calcext:value-type="string">
            <text:p>0419</text:p>
          </table:table-cell>
          <table:table-cell office:value-type="string" calcext:value-type="string">
            <text:p>“PSYCHO MANIAXXX”</text:p>
          </table:table-cell>
          <table:table-cell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9"/>
        </table:table-row>
        <table:table-row table:style-name="ro1">
          <table:table-cell office:value-type="float" office:value="4" calcext:value-type="float">
            <text:p>4</text:p>
          </table:table-cell>
          <table:table-cell office:value-type="string" calcext:value-type="string">
            <text:p>0420</text:p>
          </table:table-cell>
          <table:table-cell office:value-type="string" calcext:value-type="string">
            <text:p>「MUSIC LINXS vol.12」</text:p>
          </table:table-cell>
          <table:table-cell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9"/>
        </table:table-row>
        <table:table-row table:style-name="ro2">
          <table:table-cell office:value-type="float" office:value="4" calcext:value-type="float">
            <text:p>4</text:p>
          </table:table-cell>
          <table:table-cell office:value-type="string" calcext:value-type="string">
            <text:p>0421</text:p>
          </table:table-cell>
          <table:table-cell office:value-type="string" calcext:value-type="string">
            <text:p>master+mind 〜歌舞伎町夢一夜〜</text:p>
          </table:table-cell>
          <table:table-cell office:value-type="string" calcext:value-type="string">
            <text:p>戸川純br2nMERRY</text:p>
          </table:table-cell>
          <table:table-cell office:value-type="string" calcext:value-type="string">
            <text:p>OPEN 18:00 / START 19:00br2nADV¥3500 / DOOR 未定</text:p>
          </table:table-cell>
          <table:table-cell table:number-columns-repeated="1019"/>
        </table:table-row>
        <table:table-row table:style-name="ro2">
          <table:table-cell office:value-type="float" office:value="4" calcext:value-type="float">
            <text:p>4</text:p>
          </table:table-cell>
          <table:table-cell office:value-type="string" calcext:value-type="string">
            <text:p>0422</text:p>
          </table:table-cell>
          <table:table-cell office:value-type="string" calcext:value-type="string">
            <text:p>世界中のロックバンドが今夜も・・・春も、、、！</text:p>
          </table:table-cell>
          <table:table-cell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9"/>
        </table:table-row>
        <table:table-row table:style-name="ro1">
          <table:table-cell office:value-type="float" office:value="4" calcext:value-type="float">
            <text:p>4</text:p>
          </table:table-cell>
          <table:table-cell office:value-type="string" calcext:value-type="string">
            <text:p>0423</text:p>
          </table:table-cell>
          <table:table-cell office:value-type="string" calcext:value-type="string">
            <text:p>PREMIUM LIVE SERIES 2014 THE DREAM MATCH #2</text:p>
          </table:table-cell>
          <table:table-cell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1019"/>
        </table:table-row>
        <table:table-row table:style-name="ro2">
          <table:table-cell office:value-type="float" office:value="4" calcext:value-type="float">
            <text:p>4</text:p>
          </table:table-cell>
          <table:table-cell office:value-type="string" calcext:value-type="string">
            <text:p>0424</text:p>
          </table:table-cell>
          <table:table-cell office:value-type="string" calcext:value-type="string">
            <text:p>LOFTDAY 2014 BIRTHDAY BASH</text:p>
          </table:table-cell>
          <table:table-cell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1019"/>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SCAPEGOAT presents 春バースデーイベント【桜ノイローゼ vol.3】</text:p>
          </table:table-cell>
          <table:table-cell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1019"/>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cell table:number-columns-repeated="1019"/>
        </table:table-row>
        <table:table-row table:style-name="ro2">
          <table:table-cell office:value-type="float" office:value="4" calcext:value-type="float">
            <text:p>4</text:p>
          </table:table-cell>
          <table:table-cell office:value-type="string" calcext:value-type="string">
            <text:p>0429</text:p>
          </table:table-cell>
          <table:table-cell office:value-type="string" calcext:value-type="string">
            <text:p>JETBOYS30周年祭</text:p>
          </table:table-cell>
          <table:table-cell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1019"/>
        </table:table-row>
        <table:table-row table:style-name="ro2">
          <table:table-cell office:value-type="float" office:value="4" calcext:value-type="float">
            <text:p>4</text:p>
          </table:table-cell>
          <table:table-cell office:value-type="string" calcext:value-type="string">
            <text:p>0430</text:p>
          </table:table-cell>
          <table:table-cell office:value-type="string" calcext:value-type="string">
            <text:p>master+mind 〜acoustic mind #04〜</text:p>
          </table:table-cell>
          <table:table-cell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01</text:p>
          </table:table-cell>
          <table:table-cell office:value-type="string" calcext:value-type="string">
            <text:p>&lt;ワカモノのすべて2&gt;</text:p>
          </table:table-cell>
          <table:table-cell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02</text:p>
          </table:table-cell>
          <table:table-cell office:value-type="string" calcext:value-type="string">
            <text:p>&lt;HALL RENTAL&gt;</text:p>
          </table:table-cell>
          <table:table-cell/>
          <table:table-cell office:value-type="string" calcext:value-type="string">
            <text:p>br2nbr2nbr2n</text:p>
          </table:table-cell>
          <table:table-cell table:number-columns-repeated="1019"/>
        </table:table-row>
        <table:table-row table:style-name="ro2">
          <table:table-cell office:value-type="float" office:value="5" calcext:value-type="float">
            <text:p>5</text:p>
          </table:table-cell>
          <table:table-cell office:value-type="string" calcext:value-type="string">
            <text:p>0403</text:p>
          </table:table-cell>
          <table:table-cell office:value-type="string" calcext:value-type="string">
            <text:p>&lt;BIG SOUNDS MUSEUM&gt;</text:p>
          </table:table-cell>
          <table:table-cell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04</text:p>
          </table:table-cell>
          <table:table-cell/>
          <table:table-cell office:value-type="string" calcext:value-type="string">
            <text:p>日本泥棒 / 緑のA / ichion / 他</text:p>
          </table:table-cell>
          <table:table-cell office:value-type="string" calcext:value-type="string">
            <text:p>未定br2n 未定br2n前/\1,600br2n 当/\1,8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05</text:p>
          </table:table-cell>
          <table:table-cell office:value-type="string" calcext:value-type="string">
            <text:p>&lt;MOST PARTY&gt;</text:p>
          </table:table-cell>
          <table:table-cell office:value-type="string" calcext:value-type="string">
            <text:p>Pimpant! / JIMSY / ドンガンボン / 他</text:p>
          </table:table-cell>
          <table:table-cell office:value-type="string" calcext:value-type="string">
            <text:p>未定br2n 未定br2n前/\1,800br2n 当/\2,0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06</text:p>
          </table:table-cell>
          <table:table-cell office:value-type="string" calcext:value-type="string">
            <text:p>&lt;RENTAL EVENT&gt;br2n「アニソン☆らんでぶ〜 2014春の大感謝祭」</text:p>
          </table:table-cell>
          <table:table-cell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07</text:p>
          </table:table-cell>
          <table:table-cell office:value-type="string" calcext:value-type="string">
            <text:p>&lt;OFF&gt;</text:p>
          </table:table-cell>
          <table:table-cell/>
          <table:table-cell office:value-type="string" calcext:value-type="string">
            <text:p>br2nbr2nbr2n</text:p>
          </table:table-cell>
          <table:table-cell table:number-columns-repeated="1019"/>
        </table:table-row>
        <table:table-row table:style-name="ro2">
          <table:table-cell office:value-type="float" office:value="5" calcext:value-type="float">
            <text:p>5</text:p>
          </table:table-cell>
          <table:table-cell office:value-type="string" calcext:value-type="string">
            <text:p>0408</text:p>
          </table:table-cell>
          <table:table-cell office:value-type="string" calcext:value-type="string">
            <text:p>&lt;ALTERNATIVE 500 CURATED by TOKYOSWING&gt;</text:p>
          </table:table-cell>
          <table:table-cell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09</text:p>
          </table:table-cell>
          <table:table-cell/>
          <table:table-cell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10</text:p>
          </table:table-cell>
          <table:table-cell office:value-type="string" calcext:value-type="string">
            <text:p>&lt;Point.&gt;</text:p>
          </table:table-cell>
          <table:table-cell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11</text:p>
          </table:table-cell>
          <table:table-cell office:value-type="string" calcext:value-type="string">
            <text:p>&lt;PAK JAPAN TOUR 2014&gt;</text:p>
          </table:table-cell>
          <table:table-cell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12</text:p>
          </table:table-cell>
          <table:table-cell office:value-type="string" calcext:value-type="string">
            <text:p>&lt;Jeff Carry JAPAN TOUR with Montgomery Drive / Warm&amp;Comfy&gt;</text:p>
          </table:table-cell>
          <table:table-cell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13</text:p>
          </table:table-cell>
          <table:table-cell office:value-type="string" calcext:value-type="string">
            <text:p>&lt;サイケ奉行 with ホッピー神山&gt;</text:p>
          </table:table-cell>
          <table:table-cell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14</text:p>
          </table:table-cell>
          <table:table-cell/>
          <table:table-cell office:value-type="string" calcext:value-type="string">
            <text:p>華村灰太郎 / 他</text:p>
          </table:table-cell>
          <table:table-cell office:value-type="string" calcext:value-type="string">
            <text:p>未定br2n 未定br2nbr2n前/\1,600br2n 当/\1,8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15</text:p>
          </table:table-cell>
          <table:table-cell office:value-type="string" calcext:value-type="string">
            <text:p>&lt;BLACK ROCK SOCIETY&gt;</text:p>
          </table:table-cell>
          <table:table-cell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16</text:p>
          </table:table-cell>
          <table:table-cell office:value-type="string" calcext:value-type="string">
            <text:p>&lt;No Border Chronicle&gt;</text:p>
          </table:table-cell>
          <table:table-cell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17</text:p>
          </table:table-cell>
          <table:table-cell office:value-type="string" calcext:value-type="string">
            <text:p>&lt;ONE and ONLY ときにはロンリー&gt;</text:p>
          </table:table-cell>
          <table:table-cell office:value-type="string" calcext:value-type="string">
            <text:p>小倉史也(YourGentleman) / 他</text:p>
          </table:table-cell>
          <table:table-cell office:value-type="string" calcext:value-type="string">
            <text:p>未定br2n 未定br2nbr2n前/\1,600br2n 当/\1,8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18</text:p>
          </table:table-cell>
          <table:table-cell office:value-type="string" calcext:value-type="string">
            <text:p>&lt;RENTAL EVENT&gt;br2nマンスリー"3"マンイベント &lt;オーロラワンダーランド 2014'&gt;</text:p>
          </table:table-cell>
          <table:table-cell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19</text:p>
          </table:table-cell>
          <table:table-cell office:value-type="string" calcext:value-type="string">
            <text:p>アプレスエコール主催企画</text:p>
          </table:table-cell>
          <table:table-cell/>
          <table:table-cell office:value-type="string" calcext:value-type="string">
            <text:p>未定br2n 未定br2nbr2n未定br2n 未定br2n</text:p>
          </table:table-cell>
          <table:table-cell table:number-columns-repeated="1019"/>
        </table:table-row>
        <table:table-row table:style-name="ro2">
          <table:table-cell office:value-type="float" office:value="5" calcext:value-type="float">
            <text:p>5</text:p>
          </table:table-cell>
          <table:table-cell office:value-type="string" calcext:value-type="string">
            <text:p>0420</text:p>
          </table:table-cell>
          <table:table-cell/>
          <table:table-cell office:value-type="string" calcext:value-type="string">
            <text:p>Ayrton / 他</text:p>
          </table:table-cell>
          <table:table-cell office:value-type="string" calcext:value-type="string">
            <text:p>未定br2n 未定br2nbr2n前/\1,800br2n 当/\2,0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21</text:p>
          </table:table-cell>
          <table:table-cell office:value-type="string" calcext:value-type="string">
            <text:p>&lt;OFF&gt;</text:p>
          </table:table-cell>
          <table:table-cell/>
          <table:table-cell office:value-type="string" calcext:value-type="string">
            <text:p>br2nbr2nbr2n</text:p>
          </table:table-cell>
          <table:table-cell table:number-columns-repeated="1019"/>
        </table:table-row>
        <table:table-row table:style-name="ro2">
          <table:table-cell office:value-type="float" office:value="5" calcext:value-type="float">
            <text:p>5</text:p>
          </table:table-cell>
          <table:table-cell office:value-type="string" calcext:value-type="string">
            <text:p>0422</text:p>
          </table:table-cell>
          <table:table-cell/>
          <table:table-cell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23</text:p>
          </table:table-cell>
          <table:table-cell/>
          <table:table-cell office:value-type="string" calcext:value-type="string">
            <text:p>URiTA / 他</text:p>
          </table:table-cell>
          <table:table-cell office:value-type="string" calcext:value-type="string">
            <text:p>未定br2n 未定br2nbr2n前/\1,600br2n 当/\1,8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24</text:p>
          </table:table-cell>
          <table:table-cell office:value-type="string" calcext:value-type="string">
            <text:p>&lt;HALL RENTAL&gt;</text:p>
          </table:table-cell>
          <table:table-cell/>
          <table:table-cell office:value-type="string" calcext:value-type="string">
            <text:p>br2nbr2nbr2n</text:p>
          </table:table-cell>
          <table:table-cell table:number-columns-repeated="1019"/>
        </table:table-row>
        <table:table-row table:style-name="ro2">
          <table:table-cell office:value-type="float" office:value="5" calcext:value-type="float">
            <text:p>5</text:p>
          </table:table-cell>
          <table:table-cell office:value-type="string" calcext:value-type="string">
            <text:p>0425</text:p>
          </table:table-cell>
          <table:table-cell office:value-type="string" calcext:value-type="string">
            <text:p>CLUB GOODMAN 18th ANNIVERSARY EVENTbr2n&lt;ジョン&amp;かまち。Presents "ZOKK…ZOKK…TOKYO!!! Vol.3"&gt;</text:p>
          </table:table-cell>
          <table:table-cell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26</text:p>
          </table:table-cell>
          <table:table-cell office:value-type="string" calcext:value-type="string">
            <text:p>CLUB GOODMAN 18th ANNIVERSARY EVENTbr2n&lt;HOWLING!&gt;</text:p>
          </table:table-cell>
          <table:table-cell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27</text:p>
          </table:table-cell>
          <table:table-cell office:value-type="string" calcext:value-type="string">
            <text:p>CLUB GOODMAN 18th ANNIVERSARY EVENTbr2n&lt;突然段ボール / T.美川ソロ / 非常階段「超センシティブ、不備、 T.美川ソロ 発売記念ライブ！！」&gt;</text:p>
          </table:table-cell>
          <table:table-cell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28</text:p>
          </table:table-cell>
          <table:table-cell/>
          <table:table-cell office:value-type="string" calcext:value-type="string">
            <text:p>のびあがり / 他</text:p>
          </table:table-cell>
          <table:table-cell office:value-type="string" calcext:value-type="string">
            <text:p>未定br2n 未定br2nbr2n前/\1,800br2n 当/\2,0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29</text:p>
          </table:table-cell>
          <table:table-cell office:value-type="string" calcext:value-type="string">
            <text:p>&lt;EXiT SP.&gt;</text:p>
          </table:table-cell>
          <table:table-cell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9"/>
        </table:table-row>
        <table:table-row table:style-name="ro2">
          <table:table-cell office:value-type="float" office:value="5" calcext:value-type="float">
            <text:p>5</text:p>
          </table:table-cell>
          <table:table-cell office:value-type="string" calcext:value-type="string">
            <text:p>0430</text:p>
          </table:table-cell>
          <table:table-cell office:value-type="string" calcext:value-type="string">
            <text:p>CLUB GOODMAN 18th ANNIVERSARY EVENT han presentsbr2n&lt;蛇口からの「構造」 そしてサウンズエデュケーション vol.2&gt;</text:p>
          </table:table-cell>
          <table:table-cell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1019"/>
        </table:table-row>
        <table:table-row table:style-name="ro2">
          <table:table-cell office:value-type="float" office:value="7" calcext:value-type="float">
            <text:p>7</text:p>
          </table:table-cell>
          <table:table-cell office:value-type="string" calcext:value-type="string">
            <text:p>0401</text:p>
          </table:table-cell>
          <table:table-cell office:value-type="string" calcext:value-type="string">
            <text:p>高木敬介のカレー曜日。</text:p>
          </table:table-cell>
          <table:table-cell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adv / door 1000 / 15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02</text:p>
          </table:table-cell>
          <table:table-cell office:value-type="string" calcext:value-type="string">
            <text:p>わちゃごなどぅ？vol.8br2n〜whacha2周年スペシャル！〜</text:p>
          </table:table-cell>
          <table:table-cell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adv / door 2000 / 2500 (+1d)　ticket THREEbr2n ※高校生以下は学生証提示で前売り1000円（＋1D）</text:p>
          </table:table-cell>
          <table:table-cell table:number-columns-repeated="1019"/>
        </table:table-row>
        <table:table-row table:style-name="ro2">
          <table:table-cell office:value-type="float" office:value="7" calcext:value-type="float">
            <text:p>7</text:p>
          </table:table-cell>
          <table:table-cell office:value-type="string" calcext:value-type="string">
            <text:p>0403</text:p>
          </table:table-cell>
          <table:table-cell office:value-type="string" calcext:value-type="string">
            <text:p>3AD</text:p>
          </table:table-cell>
          <table:table-cell office:value-type="string" calcext:value-type="string">
            <text:p>ウチュウカン / ooooooo / QINEMA LAND / Merci Merci Me / エリーニョ(band set)</text:p>
          </table:table-cell>
          <table:table-cell office:value-type="string" calcext:value-type="string">
            <text:p>open / start 18:30 / 19:00　adv / door 2000 / 25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04</text:p>
          </table:table-cell>
          <table:table-cell office:value-type="string" calcext:value-type="string">
            <text:p>青空レコード企画br2n「酔いどれ東京ダンスミュージック」</text:p>
          </table:table-cell>
          <table:table-cell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adv / door 1500 / 20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05</text:p>
          </table:table-cell>
          <table:table-cell office:value-type="string" calcext:value-type="string">
            <text:p>ending note presentsbr2n「earthing  vol.1」</text:p>
          </table:table-cell>
          <table:table-cell office:value-type="string" calcext:value-type="string">
            <text:p>&lt;LIVE&gt; ending note / SARATOGA / Indus&amp;rocks / one gram &lt;DJ&gt; CHAM+I / KON / てるび（rhythm9） / kame candle</text:p>
          </table:table-cell>
          <table:table-cell office:value-type="string" calcext:value-type="string">
            <text:p>open / start 18:30 / 19:00　adv / door 2000 / 25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06</text:p>
          </table:table-cell>
          <table:table-cell office:value-type="string" calcext:value-type="string">
            <text:p>LessThanTVpresentsbr2n「畳ノ下ニ UNDERGROUNDヲ！！！ #25」</text:p>
          </table:table-cell>
          <table:table-cell office:value-type="string" calcext:value-type="string">
            <text:p>切腹ピストルズ / yudayajazz+HIKO / 射守矢雄と平松学 / Compact Club BARAMON / The POPS / SiNE / metrofield</text:p>
          </table:table-cell>
          <table:table-cell office:value-type="string" calcext:value-type="string">
            <text:p>open / start 16:30 / 17:00　adv / door 2000 / 25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07</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18:30 / 19:00　adv / door 2000 / 25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08</text:p>
          </table:table-cell>
          <table:table-cell office:value-type="string" calcext:value-type="string">
            <text:p>Dance of Days</text:p>
          </table:table-cell>
          <table:table-cell office:value-type="string" calcext:value-type="string">
            <text:p>ゆゆゆ / dumo (HOMMヨニイマリコ+BARAMON羽賀) / HUH / and more</text:p>
          </table:table-cell>
          <table:table-cell office:value-type="string" calcext:value-type="string">
            <text:p>open / start 18:30 / 19:00　adv / door 2000 / 23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09</text:p>
          </table:table-cell>
          <table:table-cell office:value-type="string" calcext:value-type="string">
            <text:p>スーパースリー</text:p>
          </table:table-cell>
          <table:table-cell office:value-type="string" calcext:value-type="string">
            <text:p>超矢野 / しばやまいぬ / 川島功平 / and more</text:p>
          </table:table-cell>
          <table:table-cell office:value-type="string" calcext:value-type="string">
            <text:p>open / start 18:00 / 18:30　adv / door 1000 / 1500 (+2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10</text:p>
          </table:table-cell>
          <table:table-cell office:value-type="string" calcext:value-type="string">
            <text:p>Metal Circus 5</text:p>
          </table:table-cell>
          <table:table-cell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adv / door 2000 / 23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11</text:p>
          </table:table-cell>
          <table:table-cell office:value-type="string" calcext:value-type="string">
            <text:p>ND3×THREE presentsbr2n「PSYENCE FICTION vol.7」</text:p>
          </table:table-cell>
          <table:table-cell office:value-type="string" calcext:value-type="string">
            <text:p>NAUGHTY DEVILZ TRIO / BE AGRESSIVE / ベルノバジャムズ / SPARK!!SOUND!!SHOW!!(大阪) and more</text:p>
          </table:table-cell>
          <table:table-cell office:value-type="string" calcext:value-type="string">
            <text:p>open / start 18:00 / 18:30　adv / door 1500 / 20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12</text:p>
          </table:table-cell>
          <table:table-cell office:value-type="string" calcext:value-type="string">
            <text:p>YOUNG MARKS</text:p>
          </table:table-cell>
          <table:table-cell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adv / door 未定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13</text:p>
          </table:table-cell>
          <table:table-cell office:value-type="string" calcext:value-type="string">
            <text:p>FITTING ROOM 2</text:p>
          </table:table-cell>
          <table:table-cell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adv / door 3000 / 3500 (+1d)*Tシャツ付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14</text:p>
          </table:table-cell>
          <table:table-cell office:value-type="string" calcext:value-type="string">
            <text:p>OWL</text:p>
          </table:table-cell>
          <table:table-cell office:value-type="string" calcext:value-type="string">
            <text:p>&lt;LIVE&gt; SiNE / ending note / 原口香英 &lt;DJ&gt; KAMA / 死体ss / Hotate &lt;FOOD&gt; 加藤食堂</text:p>
          </table:table-cell>
          <table:table-cell office:value-type="string" calcext:value-type="string">
            <text:p>open / start 19:00 / 20:00　adv / door 1500 / 20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15</text:p>
          </table:table-cell>
          <table:table-cell office:value-type="string" calcext:value-type="string">
            <text:p>brutish sisterhood</text:p>
          </table:table-cell>
          <table:table-cell office:value-type="string" calcext:value-type="string">
            <text:p>biobiopatata / tailor made for a small room / ふらむきりん / and more</text:p>
          </table:table-cell>
          <table:table-cell office:value-type="string" calcext:value-type="string">
            <text:p>open / start 18:30 / 19:00　adv / door 2000 / 25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16</text:p>
          </table:table-cell>
          <table:table-cell office:value-type="string" calcext:value-type="string">
            <text:p>Getting Better presentsbr2n「FREEDOM -BIGMAMA祭-」</text:p>
          </table:table-cell>
          <table:table-cell office:value-type="string" calcext:value-type="string">
            <text:p>&lt;DJ&gt; 片平実(Getting Better)</text:p>
          </table:table-cell>
          <table:table-cell office:value-type="string" calcext:value-type="string">
            <text:p>open / start 18:00 / 18:30　adv / door 1500 / 20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17</text:p>
          </table:table-cell>
          <table:table-cell office:value-type="string" calcext:value-type="string">
            <text:p>GENSHOU-現象-1st Single『我儘』レコ発 br2n「わくわくバトルDISCO～我儘BOYの逆襲～東京編」</text:p>
          </table:table-cell>
          <table:table-cell office:value-type="string" calcext:value-type="string">
            <text:p>GENSHOU-現象- / ベルノバジャムズ / and more</text:p>
          </table:table-cell>
          <table:table-cell office:value-type="string" calcext:value-type="string">
            <text:p>open / start 18:30 / 19:00　adv / door 2000 / 25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18</text:p>
          </table:table-cell>
          <table:table-cell office:value-type="string" calcext:value-type="string">
            <text:p>トマトレコード×THREE presentsbr2n「トマレコ春のパンまつり2014」</text:p>
          </table:table-cell>
          <table:table-cell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adv / door 2000 / 25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19</text:p>
          </table:table-cell>
          <table:table-cell office:value-type="string" calcext:value-type="string">
            <text:p>henrytennis presentsbr2n「WIPE-OUT 4/19」</text:p>
          </table:table-cell>
          <table:table-cell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adv / door 1800 / 23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20</text:p>
          </table:table-cell>
          <table:table-cell office:value-type="string" calcext:value-type="string">
            <text:p>THE DEAD PAN SPEAKERS presentsbr2n「BAUHAUS vol.5」</text:p>
          </table:table-cell>
          <table:table-cell office:value-type="string" calcext:value-type="string">
            <text:p>&lt;LVE&gt; DOOOMBOYS / group A + VJ eetee / THE DEAD PAN SPEAKERS &lt;DJ&gt; DJ COGEE（BLACK SHEEP）</text:p>
          </table:table-cell>
          <table:table-cell office:value-type="string" calcext:value-type="string">
            <text:p>open / start 12:00　adv / door FREE (飲み放題有り)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20</text:p>
          </table:table-cell>
          <table:table-cell office:value-type="string" calcext:value-type="string">
            <text:p>ドブロク presentsbr2n「NO MORE おセンチ野郎 vol,3 ～下北奮闘編～」</text:p>
          </table:table-cell>
          <table:table-cell office:value-type="string" calcext:value-type="string">
            <text:p>ドブロク / OBUTSUDAN-SUMINO(大坂) / オルガラウンジ / salsa</text:p>
          </table:table-cell>
          <table:table-cell office:value-type="string" calcext:value-type="string">
            <text:p>open / start 18:00　adv / door 2000 / 23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21</text:p>
          </table:table-cell>
          <table:table-cell office:value-type="string" calcext:value-type="string">
            <text:p>menu!</text:p>
          </table:table-cell>
          <table:table-cell office:value-type="string" calcext:value-type="string">
            <text:p>よいの魚 / VATO / トヨ / ドストライク / Arson</text:p>
          </table:table-cell>
          <table:table-cell office:value-type="string" calcext:value-type="string">
            <text:p>open / start 18:30 / 19:00　adv / door 1500 / 20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22</text:p>
          </table:table-cell>
          <table:table-cell office:value-type="string" calcext:value-type="string">
            <text:p>四万十川友美 2ndアルバム“PENIS”発売記念イベント in 東京</text:p>
          </table:table-cell>
          <table:table-cell office:value-type="string" calcext:value-type="string">
            <text:p>四万十川友美 &lt;Guestt Live&gt; FUCKER (FOLK SHOCK FUCKERS) / 柴田聡子</text:p>
          </table:table-cell>
          <table:table-cell office:value-type="string" calcext:value-type="string">
            <text:p>open / start 18:30 / 19:00　adv / door 10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23</text:p>
          </table:table-cell>
          <table:table-cell office:value-type="string" calcext:value-type="string">
            <text:p>twine reveal</text:p>
          </table:table-cell>
          <table:table-cell office:value-type="string" calcext:value-type="string">
            <text:p>nakakoh(熊本) / and more</text:p>
          </table:table-cell>
          <table:table-cell office:value-type="string" calcext:value-type="string">
            <text:p>open / start 18:30 / 19:00　adv / door 2000 / 2300 (+1d)　ticket THREE</text:p>
          </table:table-cell>
          <table:table-cell table:number-columns-repeated="1019"/>
        </table:table-row>
        <table:table-row table:style-name="ro1">
          <table:table-cell office:value-type="float" office:value="7" calcext:value-type="float">
            <text:p>7</text:p>
          </table:table-cell>
          <table:table-cell office:value-type="string" calcext:value-type="string">
            <text:p>0424</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18:30 / 19:00　adv / door 2000 / 2300 (+1d)　ticket THREE</text:p>
          </table:table-cell>
          <table:table-cell table:number-columns-repeated="1019"/>
        </table:table-row>
        <table:table-row table:style-name="ro1">
          <table:table-cell office:value-type="float" office:value="7" calcext:value-type="float">
            <text:p>7</text:p>
          </table:table-cell>
          <table:table-cell office:value-type="string" calcext:value-type="string">
            <text:p>0425</text:p>
          </table:table-cell>
          <table:table-cell office:value-type="string" calcext:value-type="string">
            <text:p>お前の先祖 presentsbr2n「YOUR SENZO IS GOOD vol.3」</text:p>
          </table:table-cell>
          <table:table-cell office:value-type="string" calcext:value-type="string">
            <text:p>お前の先祖 / DIEGO / デパートのかいじん / 岡沢じゅん / Helsinki Ramadan Club</text:p>
          </table:table-cell>
          <table:table-cell office:value-type="string" calcext:value-type="string">
            <text:p>open / start 18:30 / 19:00　adv / door 2000 / 23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26</text:p>
          </table:table-cell>
          <table:table-cell office:value-type="string" calcext:value-type="string">
            <text:p>Jinny Oops! presentsbr2n会場限定シングル「BREAK」リリースツアー2014</text:p>
          </table:table-cell>
          <table:table-cell office:value-type="string" calcext:value-type="string">
            <text:p>&lt;LIVE&gt; Jinny Oops!(大阪) / jungles!!! / BO-PEEP / and more</text:p>
          </table:table-cell>
          <table:table-cell office:value-type="string" calcext:value-type="string">
            <text:p>open / start 18:30 / 19:00　adv / door 2000 / 25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27</text:p>
          </table:table-cell>
          <table:table-cell office:value-type="string" calcext:value-type="string">
            <text:p>toddle presentsbr2n「riddle vol.11」</text:p>
          </table:table-cell>
          <table:table-cell office:value-type="string" calcext:value-type="string">
            <text:p>toddle / NERVS <text:s/>&lt;DJ&gt; DJ FUKUYOKA <text:s/>&lt;FOOD&gt; ウミネコカレー</text:p>
          </table:table-cell>
          <table:table-cell office:value-type="string" calcext:value-type="string">
            <text:p>open / start 18:30 　adv / door 1800 / 20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28</text:p>
          </table:table-cell>
          <table:table-cell office:value-type="string" calcext:value-type="string">
            <text:p>カタコト presents 裏リリースパーティーbr2n「It's show time」</text:p>
          </table:table-cell>
          <table:table-cell office:value-type="string" calcext:value-type="string">
            <text:p>カタコト / told / It's show 懸命 &lt;DJ&gt; おおもりアガるとテクノセクンwithカズマボーイ</text:p>
          </table:table-cell>
          <table:table-cell office:value-type="string" calcext:value-type="string">
            <text:p>open / start 18:30 / 19:00　adv / door 未定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29</text:p>
          </table:table-cell>
          <table:table-cell office:value-type="string" calcext:value-type="string">
            <text:p>東京スーパースターズ 1st single 「シネマ/優しい日々」リリースパーティー</text:p>
          </table:table-cell>
          <table:table-cell office:value-type="string" calcext:value-type="string">
            <text:p>東京スーパースターズ / HER SPECTACLES / SHIPYARDS</text:p>
          </table:table-cell>
          <table:table-cell office:value-type="string" calcext:value-type="string">
            <text:p>open / start 18:00 / 18:30　adv / door 1500 / 2000 (+1d)　ticket THREE</text:p>
          </table:table-cell>
          <table:table-cell table:number-columns-repeated="1019"/>
        </table:table-row>
        <table:table-row table:style-name="ro2">
          <table:table-cell office:value-type="float" office:value="7" calcext:value-type="float">
            <text:p>7</text:p>
          </table:table-cell>
          <table:table-cell office:value-type="string" calcext:value-type="string">
            <text:p>0430</text:p>
          </table:table-cell>
          <table:table-cell office:value-type="string" calcext:value-type="string">
            <text:p>otoe lavel presentsbr2n「NO FUN vol.7」</text:p>
          </table:table-cell>
          <table:table-cell office:value-type="string" calcext:value-type="string">
            <text:p>真黒毛ぼっくす / 水中、それは苦しい / ヤスエでんじゃらすおじさん(BAND SET)</text:p>
          </table:table-cell>
          <table:table-cell office:value-type="string" calcext:value-type="string">
            <text:p>open / start 19:00 / 19:30　adv / door 500 / 1000 (+3d)　ticket THREE</text:p>
          </table:table-cell>
          <table:table-cell table:number-columns-repeated="1019"/>
        </table:table-row>
        <table:table-row table:style-name="ro2">
          <table:table-cell office:value-type="float" office:value="8" calcext:value-type="float">
            <text:p>8</text:p>
          </table:table-cell>
          <table:table-cell office:value-type="string" calcext:value-type="string">
            <text:p>0401</text:p>
          </table:table-cell>
          <table:table-cell office:value-type="string" calcext:value-type="string">
            <text:p>＜From　The Beginning＞</text:p>
          </table:table-cell>
          <table:table-cell office:value-type="string" calcext:value-type="string">
            <text:p>シンクロメトリー br2n the piqnicbr2n Sundaybr2n MADSCIENTIST </text:p>
          </table:table-cell>
          <table:table-cell office:value-type="string" calcext:value-type="string">
            <text:p>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02</text:p>
          </table:table-cell>
          <table:table-cell office:value-type="string" calcext:value-type="string">
            <text:p>＜MAGICAL COLORS＞</text:p>
          </table:table-cell>
          <table:table-cell office:value-type="string" calcext:value-type="string">
            <text:p>The Wisely Brothersbr2n 優妃(こゆび)br2n 高木栄一郎br2n …and more!!</text:p>
          </table:table-cell>
          <table:table-cell office:value-type="string" calcext:value-type="string">
            <text:p>OPEN 18:30 START 19:00 前売り 2000円(D別)／当日 25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03</text:p>
          </table:table-cell>
          <table:table-cell office:value-type="string" calcext:value-type="string">
            <text:p>＜That's my number !!＞</text:p>
          </table:table-cell>
          <table:table-cell office:value-type="string" calcext:value-type="string">
            <text:p>GalapagosSbr2n ELADYSUNbr2n THE VALVESbr2n agureement the superfree br2n 町田直隆</text:p>
          </table:table-cell>
          <table:table-cell office:value-type="string" calcext:value-type="string">
            <text:p>OPEN 18:30 START 19:00 前売り 2000円(D別)／当日 2300円(D別)発売日3/5(水)br2n ローソンチケット　0570-00-0777　　 br2n Lコード予約　http://l-tike.com　Lコード:73741br2n イープラス　　http://eee.eplus.co.jp br2n DaisyBar店頭</text:p>
          </table:table-cell>
          <table:table-cell table:number-columns-repeated="1019"/>
        </table:table-row>
        <table:table-row table:style-name="ro2">
          <table:table-cell office:value-type="float" office:value="8" calcext:value-type="float">
            <text:p>8</text:p>
          </table:table-cell>
          <table:table-cell office:value-type="string" calcext:value-type="string">
            <text:p>0404</text:p>
          </table:table-cell>
          <table:table-cell office:value-type="string" calcext:value-type="string">
            <text:p>＜DaisyBar 9th Anniversary〜band HANADA ワンマン公演!!〜＞</text:p>
          </table:table-cell>
          <table:table-cell office:value-type="string" calcext:value-type="string">
            <text:p>band HANADA(Vo&amp;G 花田裕之・B 井上富雄・Dr 椎野恭一br2n ・G 大西ツル) </text:p>
          </table:table-cell>
          <table:table-cell office:value-type="string" calcext:value-type="string">
            <text:p>OPEN 19:00 START 19:30 前売り 4500円(D別)／当日 5000円(D別)発売日 2/1(土)br2n ローソンチケット 0570-00-0777br2n Lコード予約 http://l-tike.com&lt;Lコード:70234&gt;br2n イープラス http://eee.eplus.co.jpbr2n DaisyBar店頭 </text:p>
          </table:table-cell>
          <table:table-cell table:number-columns-repeated="1019"/>
        </table:table-row>
        <table:table-row table:style-name="ro2">
          <table:table-cell office:value-type="float" office:value="8" calcext:value-type="float">
            <text:p>8</text:p>
          </table:table-cell>
          <table:table-cell office:value-type="string" calcext:value-type="string">
            <text:p>0405</text:p>
          </table:table-cell>
          <table:table-cell office:value-type="string" calcext:value-type="string">
            <text:p>＜DaisyBar 9th Anniversary~HEAT OUT~＞</text:p>
          </table:table-cell>
          <table:table-cell office:value-type="string" calcext:value-type="string">
            <text:p>ミミヅカ br2n 秋村充 br2n シガレットママ br2n Freeters</text:p>
          </table:table-cell>
          <table:table-cell office:value-type="string" calcext:value-type="string">
            <text:p>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06</text:p>
          </table:table-cell>
          <table:table-cell office:value-type="string" calcext:value-type="string">
            <text:p>＜DaisyBar 9th Anniversarybr2n ~ギャスコイマート4号店自主制作音源3rdレコ発~＞</text:p>
          </table:table-cell>
          <table:table-cell office:value-type="string" calcext:value-type="string">
            <text:p>ギャスコイ br2n はこモーフ br2n モスコ br2n 僕とモンスター br2n ホーミータイツ br2n ヘンショクリュウ(ex.And are under) </text:p>
          </table:table-cell>
          <table:table-cell office:value-type="string" calcext:value-type="string">
            <text:p>OPEN 17:00 START 17:30 前売り 2000円(D別)／当日 25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07</text:p>
          </table:table-cell>
          <table:table-cell office:value-type="string" calcext:value-type="string">
            <text:p>＜Mind The Gap＞</text:p>
          </table:table-cell>
          <table:table-cell office:value-type="string" calcext:value-type="string">
            <text:p>THE VISIONbr2n アイルロポダメラノレウカ br2n 天狗☆スター</text:p>
          </table:table-cell>
          <table:table-cell office:value-type="string" calcext:value-type="string">
            <text:p>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08</text:p>
          </table:table-cell>
          <table:table-cell office:value-type="string" calcext:value-type="string">
            <text:p>＜Matchbox＞</text:p>
          </table:table-cell>
          <table:table-cell office:value-type="string" calcext:value-type="string">
            <text:p>THE JONATHANbr2n THE LOBSTER BLASTERSbr2n SPANGLEbr2n ...and more!!! </text:p>
          </table:table-cell>
          <table:table-cell office:value-type="string" calcext:value-type="string">
            <text:p>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09</text:p>
          </table:table-cell>
          <table:table-cell office:value-type="string" calcext:value-type="string">
            <text:p>＜DaisyBar 9th Anniversary~YOUNG　ALIVE~＞</text:p>
          </table:table-cell>
          <table:table-cell office:value-type="string" calcext:value-type="string">
            <text:p>FLOWERbr2n …and more!!</text:p>
          </table:table-cell>
          <table:table-cell office:value-type="string" calcext:value-type="string">
            <text:p>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10</text:p>
          </table:table-cell>
          <table:table-cell office:value-type="string" calcext:value-type="string">
            <text:p>＜DaisyBar 9th Anniversary~Show must go on~＞</text:p>
          </table:table-cell>
          <table:table-cell office:value-type="string" calcext:value-type="string">
            <text:p>上村昌也 br2n ...and more!!</text:p>
          </table:table-cell>
          <table:table-cell office:value-type="string" calcext:value-type="string">
            <text:p>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11</text:p>
          </table:table-cell>
          <table:table-cell office:value-type="string" calcext:value-type="string">
            <text:p>＜DaisyBar 9th Anniversary~Find This Man~＞</text:p>
          </table:table-cell>
          <table:table-cell office:value-type="string" calcext:value-type="string">
            <text:p>ブリキオーケストラ br2n ジルバbr2n The holy's</text:p>
          </table:table-cell>
          <table:table-cell office:value-type="string" calcext:value-type="string">
            <text:p>OPEN 18:30 START 19:00 前売り 2300円(D別)／当日 2800円(D別)発売日 3/16(日)br2n ローソンチケット　0570-00-0777　　 br2n Lコード予約　http://l-tike.com　Lコード:74952br2n イープラス　　http://eee.eplus.co.jp br2n DaisyBar店頭</text:p>
          </table:table-cell>
          <table:table-cell table:number-columns-repeated="1019"/>
        </table:table-row>
        <table:table-row table:style-name="ro2">
          <table:table-cell office:value-type="float" office:value="8" calcext:value-type="float">
            <text:p>8</text:p>
          </table:table-cell>
          <table:table-cell office:value-type="string" calcext:value-type="string">
            <text:p>0412</text:p>
          </table:table-cell>
          <table:table-cell office:value-type="string" calcext:value-type="string">
            <text:p>＜DaisyBar 9th Anniversary〜LOOKING GOOD!!!〜＞</text:p>
          </table:table-cell>
          <table:table-cell office:value-type="string" calcext:value-type="string">
            <text:p>夜のストレンジャーズ br2n THE HAVENOT’Sbr2n The Beforesbr2n PAPAPAbr2n THE ALLIGATOR BLUES br2n br2n DJ:KURARA </text:p>
          </table:table-cell>
          <table:table-cell office:value-type="string" calcext:value-type="string">
            <text:p>OPEN 18:00 START 18:30 前売り 2000円(D別)／当日 2500円(D別)発売日3/5(水)br2n ローソンチケット　0570-00-0777　　 br2n Lコード予約　http://l-tike.com　Lコード:73742br2n イープラス　　http://eee.eplus.co.jpbr2n DaisyBar店頭</text:p>
          </table:table-cell>
          <table:table-cell table:number-columns-repeated="1019"/>
        </table:table-row>
        <table:table-row table:style-name="ro2">
          <table:table-cell office:value-type="float" office:value="8" calcext:value-type="float">
            <text:p>8</text:p>
          </table:table-cell>
          <table:table-cell office:value-type="string" calcext:value-type="string">
            <text:p>0413</text:p>
          </table:table-cell>
          <table:table-cell office:value-type="string" calcext:value-type="string">
            <text:p>＜DaisyBar 9th Anniversary“ロックンロール新世紀〜ULTRA DYNAMIC STROLL ON! vol.5.2”＞</text:p>
          </table:table-cell>
          <table:table-cell office:value-type="string" calcext:value-type="string">
            <text:p>the kinemas (ex.コトリトワタシ)br2n プププランド (from神戸)br2n ザ・東京ナンバーズ br2n 集団パラリラ br2n THE FOREVERSbr2n ザ・ハイマーツ br2n br2n <text:s/>udso2013@gmail.com </text:p>
          </table:table-cell>
          <table:table-cell office:value-type="string" calcext:value-type="string">
            <text:p>OPEN 17:30 START 18:00 前売り 2000円(D別)／当日 2500円(D別)予約・お問合せ； UDSO!事務局</text:p>
          </table:table-cell>
          <table:table-cell table:number-columns-repeated="1019"/>
        </table:table-row>
        <table:table-row table:style-name="ro2">
          <table:table-cell office:value-type="float" office:value="8" calcext:value-type="float">
            <text:p>8</text:p>
          </table:table-cell>
          <table:table-cell office:value-type="string" calcext:value-type="string">
            <text:p>0414</text:p>
          </table:table-cell>
          <table:table-cell office:value-type="string" calcext:value-type="string">
            <text:p>＜INSIDE OUT＞</text:p>
          </table:table-cell>
          <table:table-cell office:value-type="string" calcext:value-type="string">
            <text:p>六弦詩人義家 br2n …and more!!</text:p>
          </table:table-cell>
          <table:table-cell office:value-type="string" calcext:value-type="string">
            <text:p>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15</text:p>
          </table:table-cell>
          <table:table-cell office:value-type="string" calcext:value-type="string">
            <text:p>＜MAGICAL COLORS＞</text:p>
          </table:table-cell>
          <table:table-cell office:value-type="string" calcext:value-type="string">
            <text:p>OPEN 18:30 START 19:00 前売り 2000円(D別)／当日 2500円(D別)</text:p>
          </table:table-cell>
          <table:table-cell office:value-type="string" calcext:value-type="string">
            <text:p>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16</text:p>
          </table:table-cell>
          <table:table-cell office:value-type="string" calcext:value-type="string">
            <text:p>＜Remodeling04＞</text:p>
          </table:table-cell>
          <table:table-cell office:value-type="string" calcext:value-type="string">
            <text:p>余命百年 br2n Happy Mari!br2n ...and more!! </text:p>
          </table:table-cell>
          <table:table-cell office:value-type="string" calcext:value-type="string">
            <text:p>OPEN 18:00 START 18:00 前売り 2000円(D別)／当日 25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17</text:p>
          </table:table-cell>
          <table:table-cell office:value-type="string" calcext:value-type="string">
            <text:p>＜Rip it up＞</text:p>
          </table:table-cell>
          <table:table-cell office:value-type="string" calcext:value-type="string">
            <text:p>PRIME-TONEbr2n THE 昭和ロマンズ br2n Wingwood and geanbr2n The Dokeyes OPEN 18:30 START 19:00 前売り 2000円(D別)／当日 2300円(D別)</text:p>
          </table:table-cell>
          <table:table-cell office:value-type="string" calcext:value-type="string">
            <text:p>OPEN 18:00 START 18:00 前売り 2000円(D別)／当日 25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18</text:p>
          </table:table-cell>
          <table:table-cell office:value-type="string" calcext:value-type="string">
            <text:p>＜DaisyBar 9th Anniversary~Find This Man~＞</text:p>
          </table:table-cell>
          <table:table-cell office:value-type="string" calcext:value-type="string">
            <text:p>the knowlusbr2n the tendernessbr2n ...and more!!! </text:p>
          </table:table-cell>
          <table:table-cell office:value-type="string" calcext:value-type="string">
            <text:p>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19</text:p>
          </table:table-cell>
          <table:table-cell office:value-type="string" calcext:value-type="string">
            <text:p>＜DaisyBar 9th Anniversary Special2マンbr2n “The next! Liddell 1974×THE PINBALLS”＞</text:p>
          </table:table-cell>
          <table:table-cell office:value-type="string" calcext:value-type="string">
            <text:p>The next! Liddell 1974br2n THE PINBALLSbr2n br2n br2n br2n OPEN 18:30 START 19:00 前売り 2300円(D別)／当日 2800円(D別)</text:p>
          </table:table-cell>
          <table:table-cell office:value-type="string" calcext:value-type="string">
            <text:p>OPEN 18:30 START 19:00 前売り 2000円(D別)／当日 2300円(D別)発売日3/1(土)br2n ローソンチケット　0570-00-0777　　 br2n Lコード予約　http://l-tike.com　Lコード:72742br2n イープラス　　http://eee.eplus.co.jp br2n DaisyBar店頭</text:p>
          </table:table-cell>
          <table:table-cell table:number-columns-repeated="1019"/>
        </table:table-row>
        <table:table-row table:style-name="ro2">
          <table:table-cell office:value-type="float" office:value="8" calcext:value-type="float">
            <text:p>8</text:p>
          </table:table-cell>
          <table:table-cell office:value-type="string" calcext:value-type="string">
            <text:p>0420</text:p>
          </table:table-cell>
          <table:table-cell office:value-type="string" calcext:value-type="string">
            <text:p>＜でむちん企画「東京どッかん！Vol.１br2n 〜下北沢よ 吹っ飛んでしまえ〜」＞</text:p>
          </table:table-cell>
          <table:table-cell office:value-type="string" calcext:value-type="string">
            <text:p>集団パラリラ br2n THE 天国カー br2n ザ・童貞ズbr2n DJがく </text:p>
          </table:table-cell>
          <table:table-cell office:value-type="string" calcext:value-type="string">
            <text:p>OPEN 18:00 START 18:30 前売り 2300円(D別)／当日 28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21</text:p>
          </table:table-cell>
          <table:table-cell office:value-type="string" calcext:value-type="string">
            <text:p>＜Reddy Teddy＞</text:p>
          </table:table-cell>
          <table:table-cell office:value-type="string" calcext:value-type="string">
            <text:p>コトリ倶楽部 br2n glacebobr2n おはようナイルワニ br2n …and more!!</text:p>
          </table:table-cell>
          <table:table-cell office:value-type="string" calcext:value-type="string">
            <text:p>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22</text:p>
          </table:table-cell>
          <table:table-cell office:value-type="string" calcext:value-type="string">
            <text:p>＜DaisyBar 9th Anniversary~CATS&amp;DOGS~＞</text:p>
          </table:table-cell>
          <table:table-cell office:value-type="string" calcext:value-type="string">
            <text:p>ARIZONAbr2n the kinemas (ex.コトリトワタシ)br2n ボーイズトラッシュ br2n …and more!!</text:p>
          </table:table-cell>
          <table:table-cell office:value-type="string" calcext:value-type="string">
            <text:p>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23</text:p>
          </table:table-cell>
          <table:table-cell office:value-type="string" calcext:value-type="string">
            <text:p>＜ROCKERS meets DaisyBar 9thAnniversary＞</text:p>
          </table:table-cell>
          <table:table-cell office:value-type="string" calcext:value-type="string">
            <text:p>DJ： br2n 片平実(Getting Better)br2n 神啓文(FREE THROW)br2n LIVE:br2n Large House Satisfactionbr2n ハグレヤギ br2n …and more!!</text:p>
          </table:table-cell>
          <table:table-cell office:value-type="string" calcext:value-type="string">
            <text:p>OPEN / START 18:00 前売り 2300円(D別)／当日 2800円(D別)</text:p>
          </table:table-cell>
          <table:table-cell table:number-columns-repeated="1019"/>
        </table:table-row>
        <table:table-row table:style-name="ro1">
          <table:table-cell table:style-name="ce1" office:value-type="float" office:value="8" calcext:value-type="float">
            <text:p>8</text:p>
          </table:table-cell>
          <table:table-cell table:style-name="ce4" office:value-type="string" calcext:value-type="string">
            <text:p>0424</text:p>
          </table:table-cell>
          <table:table-cell table:style-name="ce1" office:value-type="string" calcext:value-type="string">
            <text:p>special　BAND!!!</text:p>
          </table:table-cell>
          <table:table-cell table:style-name="ce1" table:number-columns-repeated="1021"/>
        </table:table-row>
        <table:table-row table:style-name="ro1">
          <table:table-cell table:style-name="ce1" office:value-type="float" office:value="8" calcext:value-type="float">
            <text:p>8</text:p>
          </table:table-cell>
          <table:table-cell table:style-name="ce4" office:value-type="string" calcext:value-type="string">
            <text:p>0425</text:p>
          </table:table-cell>
          <table:table-cell table:style-name="ce1" office:value-type="string" calcext:value-type="string">
            <text:p>＜mirrorball weekend＞</text:p>
          </table:table-cell>
          <table:table-cell table:style-name="ce1"/>
          <table:table-cell table:style-name="ce6" office:value-type="string" calcext:value-type="string">
            <text:p>OPEN 18:30 START 19:00 前売り 2000円(D別)／当日 2300円(D別)</text:p>
          </table:table-cell>
          <table:table-cell table:style-name="ce1" table:number-columns-repeated="1019"/>
        </table:table-row>
        <table:table-row table:style-name="ro2">
          <table:table-cell office:value-type="float" office:value="8" calcext:value-type="float">
            <text:p>8</text:p>
          </table:table-cell>
          <table:table-cell office:value-type="string" calcext:value-type="string">
            <text:p>0426</text:p>
          </table:table-cell>
          <table:table-cell office:value-type="string" calcext:value-type="string">
            <text:p>＜BAND A"○か×か"リリース記念　無料アウトストア！！＞</text:p>
          </table:table-cell>
          <table:table-cell office:value-type="string" calcext:value-type="string">
            <text:p>BAND Abr2n br2n <text:s/>br2n http://www.band-a.net/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 詳細は下記バンドWEB サイトをチェック</text:p>
          </table:table-cell>
          <table:table-cell table:number-columns-repeated="1019"/>
        </table:table-row>
        <table:table-row table:style-name="ro2">
          <table:table-cell office:value-type="float" office:value="8" calcext:value-type="float">
            <text:p>8</text:p>
          </table:table-cell>
          <table:table-cell office:value-type="string" calcext:value-type="string">
            <text:p>0426</text:p>
          </table:table-cell>
          <table:table-cell office:value-type="string" calcext:value-type="string">
            <text:p>＜DaisyBar 9th Anniversary~LIFE GUARD presents~＞</text:p>
          </table:table-cell>
          <table:table-cell office:value-type="string" calcext:value-type="string">
            <text:p>LIFE GUARDbr2n HIGHWAY61br2n O.A.山之内太郎 br2n …and more!!br2n 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 詳細は下記バンドWEB サイトをチェック</text:p>
          </table:table-cell>
          <table:table-cell table:number-columns-repeated="1019"/>
        </table:table-row>
        <table:table-row table:style-name="ro2">
          <table:table-cell office:value-type="float" office:value="8" calcext:value-type="float">
            <text:p>8</text:p>
          </table:table-cell>
          <table:table-cell office:value-type="string" calcext:value-type="string">
            <text:p>0427</text:p>
          </table:table-cell>
          <table:table-cell office:value-type="string" calcext:value-type="string">
            <text:p>＜DaisyBar 9th Anniversary~First Impression~＞</text:p>
          </table:table-cell>
          <table:table-cell office:value-type="string" calcext:value-type="string">
            <text:p>THE VISIONbr2n 赤色のグリッター br2n CANVASbr2n Mrs. GREEN APPLE</text:p>
          </table:table-cell>
          <table:table-cell office:value-type="string" calcext:value-type="string">
            <text:p>OPEN 18:00 START 18:30 前売り 2000円(D別)／当日 2300円(D別)発売日 3/22(土)br2n ローソンチケット　0570-00-0777　　 br2n Lコード予約　http://l-tike.com　Lコード:75268br2n イープラス　　http://eee.eplus.co.jp br2n DaisyBar店頭</text:p>
          </table:table-cell>
          <table:table-cell table:number-columns-repeated="1019"/>
        </table:table-row>
        <table:table-row table:style-name="ro2">
          <table:table-cell office:value-type="float" office:value="8" calcext:value-type="float">
            <text:p>8</text:p>
          </table:table-cell>
          <table:table-cell office:value-type="string" calcext:value-type="string">
            <text:p>0428</text:p>
          </table:table-cell>
          <table:table-cell office:value-type="string" calcext:value-type="string">
            <text:p>＜DaisyBar 9th Anniversary~GOLDEN BEAT~＞</text:p>
          </table:table-cell>
          <table:table-cell office:value-type="string" calcext:value-type="string">
            <text:p>6年3組 br2n 11 still birthbr2n THE GREAT WALL PARADEbr2n …and more!!</text:p>
          </table:table-cell>
          <table:table-cell office:value-type="string" calcext:value-type="string">
            <text:p>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29</text:p>
          </table:table-cell>
          <table:table-cell office:value-type="string" calcext:value-type="string">
            <text:p>＜Magic Node Festival 2014＞</text:p>
          </table:table-cell>
          <table:table-cell office:value-type="string" calcext:value-type="string">
            <text:p>詳細は下記イベントhpをチェック br2n http://birth032.wix.com/manofes OPEN 14:00 START 14:30br2n リストバンド交換 13:30 前売り 2500円(D別)／当日 3000円(D別)</text:p>
          </table:table-cell>
          <table:table-cell office:value-type="string" calcext:value-type="string">
            <text:p>OPEN 18:30 START 19:00 前売り 2000円(D別)／当日 2300円(D別)</text:p>
          </table:table-cell>
          <table:table-cell table:number-columns-repeated="1019"/>
        </table:table-row>
        <table:table-row table:style-name="ro2">
          <table:table-cell office:value-type="float" office:value="8" calcext:value-type="float">
            <text:p>8</text:p>
          </table:table-cell>
          <table:table-cell office:value-type="string" calcext:value-type="string">
            <text:p>0430</text:p>
          </table:table-cell>
          <table:table-cell office:value-type="string" calcext:value-type="string">
            <text:p>＜DaisyBar 9th Anniversarybr2n 【ナイトフィッシング〜exceptional〜】＞</text:p>
          </table:table-cell>
          <table:table-cell office:value-type="string" calcext:value-type="string">
            <text:p>内田直孝(Rhythmic Toy World)br2n 99RadioService(アコースティック) br2n 中内正之(セカイイチ/f4-high)br2n …and more!!</text:p>
          </table:table-cell>
          <table:table-cell office:value-type="string" calcext:value-type="string">
            <text:p>OPEN 18:30 START 19:00 前売り 2300円(D別)／当日 2800円(D別)発売日 3/16(日)br2n ローソンチケット　0570-00-0777　　 br2n Lコード予約　http://l-tike.com　Lコード:74643br2n イープラス　　http://eee.eplus.co.jp br2n DaisyBar店頭</text:p>
          </table:table-cell>
          <table:table-cell table:number-columns-repeated="1019"/>
        </table:table-row>
        <table:table-row table:style-name="ro2">
          <table:table-cell office:value-type="float" office:value="9" calcext:value-type="float">
            <text:p>9</text:p>
          </table:table-cell>
          <table:table-cell office:value-type="string" calcext:value-type="string">
            <text:p>0401</text:p>
          </table:table-cell>
          <table:table-cell office:value-type="string" calcext:value-type="string">
            <text:p>ロコビッチ presents 『ロコビッチ ONEMAN LIVE in TOKYO〜』</text:p>
          </table:table-cell>
          <table:table-cell office:value-type="string" calcext:value-type="string">
            <text:p>ロコビッチ</text:p>
          </table:table-cell>
          <table:table-cell office:value-type="string" calcext:value-type="string">
            <text:p>OPEN 18:00 / START 19:00br2nADV￥2000 / DOOR未定</text:p>
          </table:table-cell>
          <table:table-cell table:number-columns-repeated="1019"/>
        </table:table-row>
        <table:table-row table:style-name="ro2">
          <table:table-cell office:value-type="float" office:value="9" calcext:value-type="float">
            <text:p>9</text:p>
          </table:table-cell>
          <table:table-cell office:value-type="string" calcext:value-type="string">
            <text:p>0402</text:p>
          </table:table-cell>
          <table:table-cell office:value-type="string" calcext:value-type="string">
            <text:p>BUGY CRAXONEといっしょ “はじめてがいっぱい”</text:p>
          </table:table-cell>
          <table:table-cell office:value-type="string" calcext:value-type="string">
            <text:p>BUGY CRAXONE</text:p>
          </table:table-cell>
          <table:table-cell office:value-type="string" calcext:value-type="string">
            <text:p>OPEN 19:00 / START 19:30br2nADV￥2800 / DOOR￥33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03</text:p>
          </table:table-cell>
          <table:table-cell office:value-type="string" calcext:value-type="string">
            <text:p>N.Y&amp;Bicycle Oneman Live – ONE SCENE -</text:p>
          </table:table-cell>
          <table:table-cell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9"/>
        </table:table-row>
        <table:table-row table:style-name="ro1">
          <table:table-cell office:value-type="float" office:value="9" calcext:value-type="float">
            <text:p>9</text:p>
          </table:table-cell>
          <table:table-cell office:value-type="string" calcext:value-type="string">
            <text:p>0404</text:p>
          </table:table-cell>
          <table:table-cell office:value-type="string" calcext:value-type="string">
            <text:p>The DHDFD’s v.s. KING BROTHERS Japan tour 2014 ～ニュージーランドからの恐るべき刺客 VS 日本の爆裂ロッキンブルーズの大決闘～</text:p>
          </table:table-cell>
          <table:table-cell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1019"/>
        </table:table-row>
        <table:table-row table:style-name="ro2">
          <table:table-cell office:value-type="float" office:value="9" calcext:value-type="float">
            <text:p>9</text:p>
          </table:table-cell>
          <table:table-cell office:value-type="string" calcext:value-type="string">
            <text:p>0405</text:p>
          </table:table-cell>
          <table:table-cell office:value-type="string" calcext:value-type="string">
            <text:p>「BEAST FROM THE EAST」</text:p>
          </table:table-cell>
          <table:table-cell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9"/>
        </table:table-row>
        <table:table-row table:style-name="ro2">
          <table:table-cell office:value-type="float" office:value="9" calcext:value-type="float">
            <text:p>9</text:p>
          </table:table-cell>
          <table:table-cell office:value-type="string" calcext:value-type="string">
            <text:p>0406</text:p>
          </table:table-cell>
          <table:table-cell office:value-type="string" calcext:value-type="string">
            <text:p>TAMTAM I DUB YOU TOUR2014</text:p>
          </table:table-cell>
          <table:table-cell office:value-type="string" calcext:value-type="string">
            <text:p>TAMTAMbr2nTHE OTOGIBANASHI'S</text:p>
          </table:table-cell>
          <table:table-cell office:value-type="string" calcext:value-type="string">
            <text:p>OPEN 18:30 / START 19:00br2nADV￥2500 / DOOR未定</text:p>
          </table:table-cell>
          <table:table-cell table:number-columns-repeated="1019"/>
        </table:table-row>
        <table:table-row table:style-name="ro2">
          <table:table-cell office:value-type="float" office:value="9" calcext:value-type="float">
            <text:p>9</text:p>
          </table:table-cell>
          <table:table-cell office:value-type="string" calcext:value-type="string">
            <text:p>0407</text:p>
          </table:table-cell>
          <table:table-cell office:value-type="string" calcext:value-type="string">
            <text:p>「リーブリロー・ジッピーメイヨ追悼ライブ」</text:p>
          </table:table-cell>
          <table:table-cell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09</text:p>
          </table:table-cell>
          <table:table-cell office:value-type="string" calcext:value-type="string">
            <text:p>Kidori Kidoriのまともなイベントvol.5 引っ越し記念☆東京よろしくね企画</text:p>
          </table:table-cell>
          <table:table-cell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10</text:p>
          </table:table-cell>
          <table:table-cell office:value-type="string" calcext:value-type="string">
            <text:p>hole in my pocket #12 〜hook up〜</text:p>
          </table:table-cell>
          <table:table-cell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11</text:p>
          </table:table-cell>
          <table:table-cell office:value-type="string" calcext:value-type="string">
            <text:p>『HMV GET BACK SESSION independent』 LOST IN TIME 「きのうのこと」 LIVE</text:p>
          </table:table-cell>
          <table:table-cell office:value-type="string" calcext:value-type="string">
            <text:p>LOST IN TIME</text:p>
          </table:table-cell>
          <table:table-cell office:value-type="string" calcext:value-type="string">
            <text:p>OPEN 19:30 / START 20:00br2nADV￥3500 / DOOR未定</text:p>
          </table:table-cell>
          <table:table-cell table:number-columns-repeated="1019"/>
        </table:table-row>
        <table:table-row table:style-name="ro2">
          <table:table-cell office:value-type="float" office:value="9" calcext:value-type="float">
            <text:p>9</text:p>
          </table:table-cell>
          <table:table-cell office:value-type="string" calcext:value-type="string">
            <text:p>0411</text:p>
          </table:table-cell>
          <table:table-cell office:value-type="string" calcext:value-type="string">
            <text:p>SCUM PARK</text:p>
          </table:table-cell>
          <table:table-cell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12</text:p>
          </table:table-cell>
          <table:table-cell office:value-type="string" calcext:value-type="string">
            <text:p>New Live Emot</text:p>
          </table:table-cell>
          <table:table-cell office:value-type="string" calcext:value-type="string">
            <text:p>右向け右br2n Mondbr2nand more...</text:p>
          </table:table-cell>
          <table:table-cell office:value-type="string" calcext:value-type="string">
            <text:p>OPEN 12:30 / START 13:00br2nADV￥1200 / DOOR￥17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12</text:p>
          </table:table-cell>
          <table:table-cell office:value-type="string" calcext:value-type="string">
            <text:p>『夜桜極蔵生誕50周年前夜祭ツーマン』</text:p>
          </table:table-cell>
          <table:table-cell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13</text:p>
          </table:table-cell>
          <table:table-cell office:value-type="string" calcext:value-type="string">
            <text:p>STUDS 11th ANNIVERSARY TOUR FINAL!!</text:p>
          </table:table-cell>
          <table:table-cell office:value-type="string" calcext:value-type="string">
            <text:p>STUDSbr2n※ワンマンライブ</text:p>
          </table:table-cell>
          <table:table-cell office:value-type="string" calcext:value-type="string">
            <text:p>OPEN 17:30 / START 18:00br2nADV￥2000 / DOOR￥25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14</text:p>
          </table:table-cell>
          <table:table-cell office:value-type="string" calcext:value-type="string">
            <text:p>WANIMA pre. “Feelings rip”TOUR 東京編</text:p>
          </table:table-cell>
          <table:table-cell office:value-type="string" calcext:value-type="string">
            <text:p>WANIMAbr2nMINAMI NiNE</text:p>
          </table:table-cell>
          <table:table-cell office:value-type="string" calcext:value-type="string">
            <text:p>OPEN TBA: / START TBA:br2nADV￥2000 / DOOR￥25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15</text:p>
          </table:table-cell>
          <table:table-cell office:value-type="string" calcext:value-type="string">
            <text:p>SCRAP SCRAP presents 「Homesick Dog Party」</text:p>
          </table:table-cell>
          <table:table-cell office:value-type="string" calcext:value-type="string">
            <text:p>SCRAP SCRAPbr2nTHE STRIP HENDERSON</text:p>
          </table:table-cell>
          <table:table-cell office:value-type="string" calcext:value-type="string">
            <text:p>OPEN 18:30 / START 19:00br2nADV￥2000 / DOOR￥25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16</text:p>
          </table:table-cell>
          <table:table-cell office:value-type="string" calcext:value-type="string">
            <text:p>アカシック『コンサバティブ』RELEASE LIVE</text:p>
          </table:table-cell>
          <table:table-cell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17</text:p>
          </table:table-cell>
          <table:table-cell office:value-type="string" calcext:value-type="string">
            <text:p>welcome to the ANDY　シャナナナイト</text:p>
          </table:table-cell>
          <table:table-cell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18</text:p>
          </table:table-cell>
          <table:table-cell office:value-type="string" calcext:value-type="string">
            <text:p>Boiler陸亀presents 1st Tour『はじめてのおつかい』</text:p>
          </table:table-cell>
          <table:table-cell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19</text:p>
          </table:table-cell>
          <table:table-cell office:value-type="string" calcext:value-type="string">
            <text:p>HOT STUFF presents</text:p>
          </table:table-cell>
          <table:table-cell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20</text:p>
          </table:table-cell>
          <table:table-cell office:value-type="string" calcext:value-type="string">
            <text:p>[PROUD HAMMERS 10TH ANNIVERSARY] 〜STAY PUNK TOUR 2014〜</text:p>
          </table:table-cell>
          <table:table-cell office:value-type="string" calcext:value-type="string">
            <text:p>PROUD HAMMERSbr2nOi-SKALL MATES</text:p>
          </table:table-cell>
          <table:table-cell office:value-type="string" calcext:value-type="string">
            <text:p>OPEN 18:00 / START 18:30br2nADV￥2500 / DOOR￥30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21</text:p>
          </table:table-cell>
          <table:table-cell office:value-type="string" calcext:value-type="string">
            <text:p>H Mountains presents 「FULL POWER BOY vol.4～GOLD MEDAL PARTYリリース記念ライヴ」</text:p>
          </table:table-cell>
          <table:table-cell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22</text:p>
          </table:table-cell>
          <table:table-cell office:value-type="string" calcext:value-type="string">
            <text:p>『誘導線キルナvol.18』</text:p>
          </table:table-cell>
          <table:table-cell office:value-type="string" calcext:value-type="string">
            <text:p>ecosystembr2nMAMA DRIVEbr2nUNLIMITS</text:p>
          </table:table-cell>
          <table:table-cell office:value-type="string" calcext:value-type="string">
            <text:p>OPEN 19:00 / START 19:30br2nADV￥2500 / DOOR￥30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23</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9"/>
        </table:table-row>
        <table:table-row table:style-name="ro2">
          <table:table-cell office:value-type="float" office:value="9" calcext:value-type="float">
            <text:p>9</text:p>
          </table:table-cell>
          <table:table-cell office:value-type="string" calcext:value-type="string">
            <text:p>0424</text:p>
          </table:table-cell>
          <table:table-cell office:value-type="string" calcext:value-type="string">
            <text:p>ブルボンズNew Album「Bullbone’s Mystery Tour」レコ発企画 【Tokyo Mystery Tour】</text:p>
          </table:table-cell>
          <table:table-cell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26</text:p>
          </table:table-cell>
          <table:table-cell office:value-type="string" calcext:value-type="string">
            <text:p>BALZAC “WONDER WALL TOUR 2014″</text:p>
          </table:table-cell>
          <table:table-cell office:value-type="string" calcext:value-type="string">
            <text:p>BALZAC</text:p>
          </table:table-cell>
          <table:table-cell office:value-type="string" calcext:value-type="string">
            <text:p>OPEN 18:00 / START 19:00br2nADV￥2500 / DOOR￥30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27</text:p>
          </table:table-cell>
          <table:table-cell office:value-type="string" calcext:value-type="string">
            <text:p>Eunaly-ゆうなり- presents 「On avait rendez-vous à 12h.」 -CATASTROPHE！レコ発-</text:p>
          </table:table-cell>
          <table:table-cell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9"/>
        </table:table-row>
        <table:table-row table:style-name="ro2">
          <table:table-cell office:value-type="float" office:value="9" calcext:value-type="float">
            <text:p>9</text:p>
          </table:table-cell>
          <table:table-cell office:value-type="string" calcext:value-type="string">
            <text:p>0427</text:p>
          </table:table-cell>
          <table:table-cell office:value-type="string" calcext:value-type="string">
            <text:p>夜のビッグショー　柳家睦1st アルバム発売記念歌謡ショー</text:p>
          </table:table-cell>
          <table:table-cell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28</text:p>
          </table:table-cell>
          <table:table-cell office:value-type="string" calcext:value-type="string">
            <text:p>Bray me”onestage+ tour semi-final”</text:p>
          </table:table-cell>
          <table:table-cell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9"/>
        </table:table-row>
        <table:table-row table:style-name="ro2">
          <table:table-cell office:value-type="float" office:value="9" calcext:value-type="float">
            <text:p>9</text:p>
          </table:table-cell>
          <table:table-cell office:value-type="string" calcext:value-type="string">
            <text:p>0429</text:p>
          </table:table-cell>
          <table:table-cell office:value-type="string" calcext:value-type="string">
            <text:p>bayfm MUSIC METRO vol.6</text:p>
          </table:table-cell>
          <table:table-cell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9"/>
        </table:table-row>
        <table:table-row table:style-name="ro2">
          <table:table-cell office:value-type="float" office:value="9" calcext:value-type="float">
            <text:p>9</text:p>
          </table:table-cell>
          <table:table-cell office:value-type="string" calcext:value-type="string">
            <text:p>0430</text:p>
          </table:table-cell>
          <table:table-cell office:value-type="string" calcext:value-type="string">
            <text:p>ボトルズハウス初ワンマン『FRONTIER』レコ発</text:p>
          </table:table-cell>
          <table:table-cell office:value-type="string" calcext:value-type="string">
            <text:p>ボトルズハウス</text:p>
          </table:table-cell>
          <table:table-cell office:value-type="string" calcext:value-type="string">
            <text:p>OPEN 19:30 / START 20:00br2nADV￥1500 / DOOR￥未定</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02</text:p>
          </table:table-cell>
          <table:table-cell office:value-type="string" calcext:value-type="string">
            <text:p>LOVE LIVE LIFE</text:p>
          </table:table-cell>
          <table:table-cell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03</text:p>
          </table:table-cell>
          <table:table-cell office:value-type="string" calcext:value-type="string">
            <text:p>夢心地BPM11</text:p>
          </table:table-cell>
          <table:table-cell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04</text:p>
          </table:table-cell>
          <table:table-cell office:value-type="string" calcext:value-type="string">
            <text:p>【卒業ライブ】〜女子高生バンド、卒業。でも、たんこぶちんロックはつづく。〜</text:p>
          </table:table-cell>
          <table:table-cell office:value-type="string" calcext:value-type="string">
            <text:p>たんこぶちん -oneman-</text:p>
          </table:table-cell>
          <table:table-cell office:value-type="string" calcext:value-type="string">
            <text:p>OPEN / START 18:30 / 19:00br2nADV / DOOR ￥2,500 / ￥3,0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05</text:p>
          </table:table-cell>
          <table:table-cell office:value-type="string" calcext:value-type="string">
            <text:p>【A.N】 FREAK AFFAIR 特集：Foster The People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06</text:p>
          </table:table-cell>
          <table:table-cell office:value-type="string" calcext:value-type="string">
            <text:p>オジークローンか!?帰ってきた改造人間〜小嶋裕介V3〜</text:p>
          </table:table-cell>
          <table:table-cell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07</text:p>
          </table:table-cell>
          <table:table-cell office:value-type="string" calcext:value-type="string">
            <text:p>Roll Over Ground</text:p>
          </table:table-cell>
          <table:table-cell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10</text:p>
          </table:table-cell>
          <table:table-cell office:value-type="string" calcext:value-type="string">
            <text:p>Please Please Me いまでShow！</text:p>
          </table:table-cell>
          <table:table-cell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11</text:p>
          </table:table-cell>
          <table:table-cell office:value-type="string" calcext:value-type="string">
            <text:p>Boys Don't Cry 2</text:p>
          </table:table-cell>
          <table:table-cell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11</text:p>
          </table:table-cell>
          <table:table-cell office:value-type="string" calcext:value-type="string">
            <text:p>【A.N】 London Times No.90br2n[UK Rock]</text:p>
          </table:table-cell>
          <table:table-cell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12</text:p>
          </table:table-cell>
          <table:table-cell office:value-type="string" calcext:value-type="string">
            <text:p>井乃頭蓄音団『おかえりロンサムジョージ』発売記念『アイム亀ングtour2014』-初日-</text:p>
          </table:table-cell>
          <table:table-cell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12</text:p>
          </table:table-cell>
          <table:table-cell office:value-type="string" calcext:value-type="string">
            <text:p>【A.N】ユニゾンナイト vol.7br2n[J-ROCK,J-POP,INDIE,NEW WAVE,DANCE MUSIC,and more]</text:p>
          </table:table-cell>
          <table:table-cell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13</text:p>
          </table:table-cell>
          <table:table-cell office:value-type="string" calcext:value-type="string">
            <text:p>新宿Marble presents 「新宿マーブルチョコレイト vol.8(ハチ)」〜キュー(Que)、マーブル10周年前夜祭〜</text:p>
          </table:table-cell>
          <table:table-cell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14</text:p>
          </table:table-cell>
          <table:table-cell office:value-type="string" calcext:value-type="string">
            <text:p>new scene</text:p>
          </table:table-cell>
          <table:table-cell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15</text:p>
          </table:table-cell>
          <table:table-cell office:value-type="string" calcext:value-type="string">
            <text:p>into the night</text:p>
          </table:table-cell>
          <table:table-cell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16</text:p>
          </table:table-cell>
          <table:table-cell office:value-type="string" calcext:value-type="string">
            <text:p>MUSIC BOX 0416</text:p>
          </table:table-cell>
          <table:table-cell office:value-type="string" calcext:value-type="string">
            <text:p>laufen/ariel makes gloomy/</text:p>
          </table:table-cell>
          <table:table-cell office:value-type="string" calcext:value-type="string">
            <text:p>OPEN / START 18:30 / 19:00br2nADV / DOOR ￥2,300 / ￥2,5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17</text:p>
          </table:table-cell>
          <table:table-cell office:value-type="string" calcext:value-type="string">
            <text:p>CLUB Que 20周年 ELECTRIC EEL SHOCK presents 『OPERATION MAGOKORO』br2nELECTRIC EEL SHOCK EES BEST &amp; COVER Release Party</text:p>
          </table:table-cell>
          <table:table-cell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18</text:p>
          </table:table-cell>
          <table:table-cell office:value-type="string" calcext:value-type="string">
            <text:p> </text:p>
          </table:table-cell>
          <table:table-cell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19</text:p>
          </table:table-cell>
          <table:table-cell office:value-type="string" calcext:value-type="string">
            <text:p>20周年！　華夢氣企画☆真撃！CLUB Que 20周年 THE NEATBEATS presents 『OPERATION MAGOKORO』「BEAT ON THE FLOOR」</text:p>
          </table:table-cell>
          <table:table-cell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19</text:p>
          </table:table-cell>
          <table:table-cell office:value-type="string" calcext:value-type="string">
            <text:p>【A.N】YOUたち！おどっチャイNIGHT！ Vol.22br2n[JOHNNY'S]</text:p>
          </table:table-cell>
          <table:table-cell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20</text:p>
          </table:table-cell>
          <table:table-cell office:value-type="string" calcext:value-type="string">
            <text:p>【DAY】BRIGHT FUTURE!!</text:p>
          </table:table-cell>
          <table:table-cell office:value-type="string" calcext:value-type="string">
            <text:p>aspark/poolproof/GRANCIEL</text:p>
          </table:table-cell>
          <table:table-cell office:value-type="string" calcext:value-type="string">
            <text:p>OPEN / START 12:30 / 13:00br2nADV / DOOR ￥1,500 / ￥1,8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20</text:p>
          </table:table-cell>
          <table:table-cell office:value-type="string" calcext:value-type="string">
            <text:p>20周年！特冠ワンマン乱れ撃ち！CLUB Que 20th記念 ONEMAN series『OPERATION UTAGE』 〜狂い咲きR&amp;R人生20周年記念ワンマン！〜</text:p>
          </table:table-cell>
          <table:table-cell office:value-type="string" calcext:value-type="string">
            <text:p>騒音寺 -oneman-</text:p>
          </table:table-cell>
          <table:table-cell office:value-type="string" calcext:value-type="string">
            <text:p>OPEN / START 18:00 / 19:00br2nADV / DOOR ￥2,800 / ￥3,3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21</text:p>
          </table:table-cell>
          <table:table-cell office:value-type="string" calcext:value-type="string">
            <text:p>君の唄と僕の声</text:p>
          </table:table-cell>
          <table:table-cell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22</text:p>
          </table:table-cell>
          <table:table-cell office:value-type="string" calcext:value-type="string">
            <text:p>ノムライズpresents“ノムステーション vol.7”</text:p>
          </table:table-cell>
          <table:table-cell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23</text:p>
          </table:table-cell>
          <table:table-cell office:value-type="string" calcext:value-type="string">
            <text:p>THE CATTLEFISH FRITTER presents「第6回イカパーティ in Japan」</text:p>
          </table:table-cell>
          <table:table-cell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24</text:p>
          </table:table-cell>
          <table:table-cell office:value-type="string" calcext:value-type="string">
            <text:p>ソラタカク</text:p>
          </table:table-cell>
          <table:table-cell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25</text:p>
          </table:table-cell>
          <table:table-cell office:value-type="string" calcext:value-type="string">
            <text:p>The HIGH PRESENTS「Shakin' All Over vol.5」</text:p>
          </table:table-cell>
          <table:table-cell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25</text:p>
          </table:table-cell>
          <table:table-cell office:value-type="string" calcext:value-type="string">
            <text:p>【A.N】The HIGH PRESENTS 「Shakin’ All Over vol.6〜Modern Juke Box DJ&amp;Accoustic Live〜」br2n[ROCK’N ROLL,MODS,PUNK,GARAGE ROCK,and more…]</text:p>
          </table:table-cell>
          <table:table-cell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26</text:p>
          </table:table-cell>
          <table:table-cell office:value-type="string" calcext:value-type="string">
            <text:p>lose control of oneself</text:p>
          </table:table-cell>
          <table:table-cell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26</text:p>
          </table:table-cell>
          <table:table-cell office:value-type="string" calcext:value-type="string">
            <text:p>【A.N】【Getting Better PresentsVIVA LA ROCK PARTY】■東京”VIVA LA TOKYO”</text:p>
          </table:table-cell>
          <table:table-cell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27</text:p>
          </table:table-cell>
          <table:table-cell office:value-type="string" calcext:value-type="string">
            <text:p>CLUB Que 20周年 FOX LOCO PHANTOM presents『OPERATION MAGOKORO』br2n「爆音都市#3」</text:p>
          </table:table-cell>
          <table:table-cell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28</text:p>
          </table:table-cell>
          <table:table-cell office:value-type="string" calcext:value-type="string">
            <text:p> </text:p>
          </table:table-cell>
          <table:table-cell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28</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29</text:p>
          </table:table-cell>
          <table:table-cell office:value-type="string" calcext:value-type="string">
            <text:p>アパートレコ発 ツアーファイナル</text:p>
          </table:table-cell>
          <table:table-cell office:value-type="string" calcext:value-type="string">
            <text:p>3markets(株) -oneman-</text:p>
          </table:table-cell>
          <table:table-cell office:value-type="string" calcext:value-type="string">
            <text:p>OPEN / START 18:45 / 19:30br2nADV / DOOR ￥2,500 / ￥2,800 [1D別]</text:p>
          </table:table-cell>
          <table:table-cell table:number-columns-repeated="1019"/>
        </table:table-row>
        <table:table-row table:style-name="ro2">
          <table:table-cell office:value-type="float" office:value="10" calcext:value-type="float">
            <text:p>10</text:p>
          </table:table-cell>
          <table:table-cell office:value-type="string" calcext:value-type="string">
            <text:p>0430</text:p>
          </table:table-cell>
          <table:table-cell office:value-type="string" calcext:value-type="string">
            <text:p>life goes on</text:p>
          </table:table-cell>
          <table:table-cell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01</text:p>
          </table:table-cell>
          <table:table-cell office:value-type="string" calcext:value-type="string">
            <text:p>251 presents〜MIX? PHONEMICS!</text:p>
          </table:table-cell>
          <table:table-cell office:value-type="string" calcext:value-type="string">
            <text:p>Manhole New World/ORDINARY PURPOSE PLUG AND INVITATION/赤丸/福永美咲</text:p>
          </table:table-cell>
          <table:table-cell office:value-type="string" calcext:value-type="string">
            <text:p>OPEN18:30/START19:00　adv¥2,000/door¥2,3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02</text:p>
          </table:table-cell>
          <table:table-cell office:value-type="string" calcext:value-type="string">
            <text:p>251 presents〜LIVE! BABY! LIVE!</text:p>
          </table:table-cell>
          <table:table-cell office:value-type="string" calcext:value-type="string">
            <text:p>The SOS/ザ・マルチーズ/夜ハ短シ/Cloud Number Nine</text:p>
          </table:table-cell>
          <table:table-cell office:value-type="string" calcext:value-type="string">
            <text:p>OPEN18:30/START19:00　adv¥2,000/door¥2,5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03</text:p>
          </table:table-cell>
          <table:table-cell office:value-type="string" calcext:value-type="string">
            <text:p>251 presents アンプラウド</text:p>
          </table:table-cell>
          <table:table-cell office:value-type="string" calcext:value-type="string">
            <text:p>under north council/西脇友美(The nonnon)/カネモリタナカ(カミヒカルス)/上村昌也/福永美咲</text:p>
          </table:table-cell>
          <table:table-cell office:value-type="string" calcext:value-type="string">
            <text:p>OPEN18:30/START19:00　adv¥1,800/door¥2,0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04</text:p>
          </table:table-cell>
          <table:table-cell office:value-type="string" calcext:value-type="string">
            <text:p>Keita The Newest presents“eliminated rock fellows vol.1”</text:p>
          </table:table-cell>
          <table:table-cell office:value-type="string" calcext:value-type="string">
            <text:p>Keita The Newest/Response/OA:odol</text:p>
          </table:table-cell>
          <table:table-cell office:value-type="string" calcext:value-type="string">
            <text:p>OPEN18:30/START19:00　adv¥3,000/door¥3,3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05</text:p>
          </table:table-cell>
          <table:table-cell office:value-type="string" calcext:value-type="string">
            <text:p>MAGUMI presentsスプリング・サンバ Vol.1 酸欠のMUSEUM</text:p>
          </table:table-cell>
          <table:table-cell office:value-type="string" calcext:value-type="string">
            <text:p>MAGUMI AND THE BREATHLESS/CURIO</text:p>
          </table:table-cell>
          <table:table-cell office:value-type="string" calcext:value-type="string">
            <text:p>OPEN18:30/START19:00　adv¥3,500/door¥4,0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06</text:p>
          </table:table-cell>
          <table:table-cell office:value-type="string" calcext:value-type="string">
            <text:p>Yuka&amp;Chronoship ワンマンライブ</text:p>
          </table:table-cell>
          <table:table-cell office:value-type="string" calcext:value-type="string">
            <text:p>Yuka&amp;Chronoship</text:p>
          </table:table-cell>
          <table:table-cell office:value-type="string" calcext:value-type="string">
            <text:p>OPEN17:00/START18:00　adv¥3,500/door¥3,8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07</text:p>
          </table:table-cell>
          <table:table-cell office:value-type="string" calcext:value-type="string">
            <text:p>251 presents GLIDER No.72</text:p>
          </table:table-cell>
          <table:table-cell office:value-type="string" calcext:value-type="string">
            <text:p>FIRE ARROW/Leonhaldt/リムキャット/ARIZONA</text:p>
          </table:table-cell>
          <table:table-cell office:value-type="string" calcext:value-type="string">
            <text:p>OPEN18:30/START19:00　adv¥2,000/door¥2,3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08</text:p>
          </table:table-cell>
          <table:table-cell office:value-type="string" calcext:value-type="string">
            <text:p>251 presents「todoroki sound」</text:p>
          </table:table-cell>
          <table:table-cell office:value-type="string" calcext:value-type="string">
            <text:p>orcairca/水の中で雨中/日本泥棒/他</text:p>
          </table:table-cell>
          <table:table-cell office:value-type="string" calcext:value-type="string">
            <text:p>OPEN18:30/START19:00　adv¥2,000/door¥2,3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09</text:p>
          </table:table-cell>
          <table:table-cell office:value-type="string" calcext:value-type="string">
            <text:p>だま × 雨の花束 共同presents 雨の花束 レコ発「心象アトラクタ」ツアーファイナル</text:p>
          </table:table-cell>
          <table:table-cell office:value-type="string" calcext:value-type="string">
            <text:p>雨の花束/壊れかけのテープレコーダーズ/amenoto/filly shully/BOMBORI/アメフラシ</text:p>
          </table:table-cell>
          <table:table-cell office:value-type="string" calcext:value-type="string">
            <text:p>OPEN17:30/START18:00　adv¥2,000/door¥2,5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10</text:p>
          </table:table-cell>
          <table:table-cell office:value-type="string" calcext:value-type="string">
            <text:p>透明な夜</text:p>
          </table:table-cell>
          <table:table-cell office:value-type="string" calcext:value-type="string">
            <text:p>101A/BACTERIA</text:p>
          </table:table-cell>
          <table:table-cell office:value-type="string" calcext:value-type="string">
            <text:p>OPEN19:00/START19:30　adv¥2,500/door¥3,0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11</text:p>
          </table:table-cell>
          <table:table-cell office:value-type="string" calcext:value-type="string">
            <text:p>wash?NEW ALBUM『Hurt Me』発売記念</text:p>
          </table:table-cell>
          <table:table-cell office:value-type="string" calcext:value-type="string">
            <text:p>wash?/バイザラウンド/Hasta La Vista Babies/batta</text:p>
          </table:table-cell>
          <table:table-cell office:value-type="string" calcext:value-type="string">
            <text:p>OPEN18:30/START19:00　adv¥2,200/door¥2,5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12</text:p>
          </table:table-cell>
          <table:table-cell office:value-type="string" calcext:value-type="string">
            <text:p>ニューロティカ30周年を祝ったろ！せやね！VOL.2</text:p>
          </table:table-cell>
          <table:table-cell office:value-type="string" calcext:value-type="string">
            <text:p>ニューロティカ/GOING UNDER GROUND/ザ・キャプテンズ/30％LESS FAT/ザヒップス</text:p>
          </table:table-cell>
          <table:table-cell office:value-type="string" calcext:value-type="string">
            <text:p>OPEN17:30/START18:00　adv¥2,800/door¥3,3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13</text:p>
          </table:table-cell>
          <table:table-cell office:value-type="string" calcext:value-type="string">
            <text:p>【daytime】"Lunch Time Rockers"</text:p>
          </table:table-cell>
          <table:table-cell office:value-type="string" calcext:value-type="string">
            <text:p>Kenbowls 5/APES/THERMOSTA/DJ:ISHIKAWA(DISK UNION／a.k.a.TIGER HOLE)</text:p>
          </table:table-cell>
          <table:table-cell office:value-type="string" calcext:value-type="string">
            <text:p>OPEN12:00/START12:30　adv¥1,800/door¥2,0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13</text:p>
          </table:table-cell>
          <table:table-cell office:value-type="string" calcext:value-type="string">
            <text:p>251 presents HOLIDAY SOUND MARKET</text:p>
          </table:table-cell>
          <table:table-cell office:value-type="string" calcext:value-type="string">
            <text:p>BITRIBE/NO.8/IN BETWEEN PANELS/YOIYOI/他</text:p>
          </table:table-cell>
          <table:table-cell office:value-type="string" calcext:value-type="string">
            <text:p>OPEN18:00/START18:30　adv¥1,800/door¥2,0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14</text:p>
          </table:table-cell>
          <table:table-cell office:value-type="string" calcext:value-type="string">
            <text:p>ひねくれポップと須田ROCK!!</text:p>
          </table:table-cell>
          <table:table-cell office:value-type="string" calcext:value-type="string">
            <text:p>岡本晃弦/須田磨</text:p>
          </table:table-cell>
          <table:table-cell office:value-type="string" calcext:value-type="string">
            <text:p>OPEN19:00/START19:30　adv¥2,000/door¥2,5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15</text:p>
          </table:table-cell>
          <table:table-cell office:value-type="string" calcext:value-type="string">
            <text:p>251presents「this charming!!」</text:p>
          </table:table-cell>
          <table:table-cell office:value-type="string" calcext:value-type="string">
            <text:p>無恥鞭アナゴ/ドンガンボン/podo/テコの原理/すぃすぃず</text:p>
          </table:table-cell>
          <table:table-cell office:value-type="string" calcext:value-type="string">
            <text:p>OPEN18:30/START19:00　adv¥2,000/door¥2,3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16</text:p>
          </table:table-cell>
          <table:table-cell office:value-type="string" calcext:value-type="string">
            <text:p>251 presents GLIDER NO.73</text:p>
          </table:table-cell>
          <table:table-cell office:value-type="string" calcext:value-type="string">
            <text:p>新世界想像力交響楽団/FromDayOne/unknown plesures/Head Cheese Mother</text:p>
          </table:table-cell>
          <table:table-cell office:value-type="string" calcext:value-type="string">
            <text:p>OPEN18:30/START19:00　adv¥1,500/door¥1,8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17</text:p>
          </table:table-cell>
          <table:table-cell office:value-type="string" calcext:value-type="string">
            <text:p>電球はとけないvol.2〜岩瀬が生まれた日〜</text:p>
          </table:table-cell>
          <table:table-cell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adv¥2,000/door¥2,5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18</text:p>
          </table:table-cell>
          <table:table-cell office:value-type="string" calcext:value-type="string">
            <text:p>magumi presentsスプリング・サンバ Vol.2「BOOMAGUMI」</text:p>
          </table:table-cell>
          <table:table-cell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adv¥3,500/door¥4,0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19</text:p>
          </table:table-cell>
          <table:table-cell office:value-type="string" calcext:value-type="string">
            <text:p>airbag presents〜「Tokyo syndrome night vol.2」</text:p>
          </table:table-cell>
          <table:table-cell office:value-type="string" calcext:value-type="string">
            <text:p>airbag/walkings/archaic rag store/crazy west mountain/※学生証提示で高校生¥500OFF</text:p>
          </table:table-cell>
          <table:table-cell office:value-type="string" calcext:value-type="string">
            <text:p>OPEN18:00/START18:30　adv¥2,000/door¥2,5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20</text:p>
          </table:table-cell>
          <table:table-cell office:value-type="string" calcext:value-type="string">
            <text:p>jimmyhat × CLUB251 presents“東京クロスロード”</text:p>
          </table:table-cell>
          <table:table-cell office:value-type="string" calcext:value-type="string">
            <text:p>jimmyhat/BARICANG/カグライフ/The nonnon</text:p>
          </table:table-cell>
          <table:table-cell office:value-type="string" calcext:value-type="string">
            <text:p>OPEN18:00/START18:30　adv¥2,000/door¥2,5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21</text:p>
          </table:table-cell>
          <table:table-cell office:value-type="string" calcext:value-type="string">
            <text:p>ENTRY!!</text:p>
          </table:table-cell>
          <table:table-cell office:value-type="string" calcext:value-type="string">
            <text:p>Electric Gypsies/Fisher King/シンクロメトリー/CARRELA</text:p>
          </table:table-cell>
          <table:table-cell office:value-type="string" calcext:value-type="string">
            <text:p>OPEN18:30/START19:00　adv¥1,500/door¥1,8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22</text:p>
          </table:table-cell>
          <table:table-cell office:value-type="string" calcext:value-type="string">
            <text:p>Lukewarm Presents「impress Vol.4」</text:p>
          </table:table-cell>
          <table:table-cell office:value-type="string" calcext:value-type="string">
            <text:p>Lukewarm/White Note/world encode/アカノブルー/arrival art</text:p>
          </table:table-cell>
          <table:table-cell office:value-type="string" calcext:value-type="string">
            <text:p>OPEN18:30/START19:00　adv¥2,000/door¥2,5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23</text:p>
          </table:table-cell>
          <table:table-cell office:value-type="string" calcext:value-type="string">
            <text:p>ソニックアタックブラスター × My December動機なき 2MAN SHOW!!!</text:p>
          </table:table-cell>
          <table:table-cell office:value-type="string" calcext:value-type="string">
            <text:p>ソニックアタックブラスター/My December</text:p>
          </table:table-cell>
          <table:table-cell office:value-type="string" calcext:value-type="string">
            <text:p>OPEN18:30/START19:00　adv¥2,500/door¥3,0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24</text:p>
          </table:table-cell>
          <table:table-cell office:value-type="string" calcext:value-type="string">
            <text:p>251Presents girls from nanairo-life</text:p>
          </table:table-cell>
          <table:table-cell office:value-type="string" calcext:value-type="string">
            <text:p>シンクロニシティ/SPICA/フォグライアー/yasumidu</text:p>
          </table:table-cell>
          <table:table-cell office:value-type="string" calcext:value-type="string">
            <text:p>OPEN18:30/START19:00　adv¥2,000/door¥2,3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25</text:p>
          </table:table-cell>
          <table:table-cell office:value-type="string" calcext:value-type="string">
            <text:p>S.C.S Release Tour Final Oneman</text:p>
          </table:table-cell>
          <table:table-cell office:value-type="string" calcext:value-type="string">
            <text:p>Leonhaldt/OA:レイバンザムライ</text:p>
          </table:table-cell>
          <table:table-cell office:value-type="string" calcext:value-type="string">
            <text:p>OPEN19:30/START20:00　adv¥2,500/door¥3,0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26</text:p>
          </table:table-cell>
          <table:table-cell office:value-type="string" calcext:value-type="string">
            <text:p>Proxyon presents ワンマン公演 -孤独論 第一講-</text:p>
          </table:table-cell>
          <table:table-cell office:value-type="string" calcext:value-type="string">
            <text:p>Proxyon</text:p>
          </table:table-cell>
          <table:table-cell office:value-type="string" calcext:value-type="string">
            <text:p>OPEN18:30/START19:00　adv¥2,500/door¥2,8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27</text:p>
          </table:table-cell>
          <table:table-cell office:value-type="string" calcext:value-type="string">
            <text:p>251 presents AND POINTED vol.89</text:p>
          </table:table-cell>
          <table:table-cell office:value-type="string" calcext:value-type="string">
            <text:p>HIGH FLUX/Hi-5/tegakiLIFE/他</text:p>
          </table:table-cell>
          <table:table-cell office:value-type="string" calcext:value-type="string">
            <text:p>OPEN18:30/START19:00　adv¥2,300/door¥2,5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28</text:p>
          </table:table-cell>
          <table:table-cell office:value-type="string" calcext:value-type="string">
            <text:p>251presents「this charming!!」</text:p>
          </table:table-cell>
          <table:table-cell office:value-type="string" calcext:value-type="string">
            <text:p>Hamlas/ねぎ玉牛丼/Typhoonz/ぐちゃぐちゃ</text:p>
          </table:table-cell>
          <table:table-cell office:value-type="string" calcext:value-type="string">
            <text:p>OPEN18:30/START19:00　adv¥1,500/door¥1,8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29</text:p>
          </table:table-cell>
          <table:table-cell office:value-type="string" calcext:value-type="string">
            <text:p>【daytime】"Lunch Time Rockers"</text:p>
          </table:table-cell>
          <table:table-cell office:value-type="string" calcext:value-type="string">
            <text:p>東京ネイルキャッツ/Aichi.xxx/CAMP/DJ:ISHIKAWA(DISK UNION／a.k.a.TIGER HOLE)</text:p>
          </table:table-cell>
          <table:table-cell office:value-type="string" calcext:value-type="string">
            <text:p>OPEN12:00/START12:30　adv¥1,800/door¥2,000(+D)</text:p>
          </table:table-cell>
          <table:table-cell table:number-columns-repeated="1019"/>
        </table:table-row>
        <table:table-row table:style-name="ro2">
          <table:table-cell office:value-type="float" office:value="11" calcext:value-type="float">
            <text:p>11</text:p>
          </table:table-cell>
          <table:table-cell office:value-type="string" calcext:value-type="string">
            <text:p>0429</text:p>
          </table:table-cell>
          <table:table-cell office:value-type="string" calcext:value-type="string">
            <text:p>Rockland VS880-KS vol.20</text:p>
          </table:table-cell>
          <table:table-cell office:value-type="string" calcext:value-type="string">
            <text:p>杉本恭一/水戸華之介&amp;3-10Chain</text:p>
          </table:table-cell>
          <table:table-cell office:value-type="string" calcext:value-type="string">
            <text:p>OPEN18:30/START19:00　adv¥3,500/door¥4,000(+D)</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01</text:p>
          </table:table-cell>
          <table:table-cell office:value-type="string" calcext:value-type="string">
            <text:p>ERA presents「Bulbs Of Passion」</text:p>
          </table:table-cell>
          <table:table-cell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02</text:p>
          </table:table-cell>
          <table:table-cell office:value-type="string" calcext:value-type="string">
            <text:p>BOOKING</text:p>
          </table:table-cell>
          <table:table-cell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03</text:p>
          </table:table-cell>
          <table:table-cell office:value-type="string" calcext:value-type="string">
            <text:p>『BOOKMARK’s × NO GUARD vol,1』</text:p>
          </table:table-cell>
          <table:table-cell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03</text:p>
          </table:table-cell>
          <table:table-cell office:value-type="string" calcext:value-type="string">
            <text:p>ERA presents「ERAのうえ 弾語りライブ!!!」</text:p>
          </table:table-cell>
          <table:table-cell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04</text:p>
          </table:table-cell>
          <table:table-cell office:value-type="string" calcext:value-type="string">
            <text:p>THE ROAMERS presents『RakugoDochu vol.2』</text:p>
          </table:table-cell>
          <table:table-cell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05</text:p>
          </table:table-cell>
          <table:table-cell office:value-type="string" calcext:value-type="string">
            <text:p>Brutal Peter Gun 1st ミニアルバム発売企画「最悪なシナリオ」</text:p>
          </table:table-cell>
          <table:table-cell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06</text:p>
          </table:table-cell>
          <table:table-cell office:value-type="string" calcext:value-type="string">
            <text:p>軍艦オクトパス presents.「オノマトペ、オモテナシ、オクトパス。」</text:p>
          </table:table-cell>
          <table:table-cell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07</text:p>
          </table:table-cell>
          <table:table-cell office:value-type="string" calcext:value-type="string">
            <text:p>ERA presents「ERAのうえ 弾き語りライブ!!!」</text:p>
          </table:table-cell>
          <table:table-cell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08</text:p>
          </table:table-cell>
          <table:table-cell office:value-type="string" calcext:value-type="string">
            <text:p>ERA presents 「Creating Images」</text:p>
          </table:table-cell>
          <table:table-cell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09</text:p>
          </table:table-cell>
          <table:table-cell office:value-type="string" calcext:value-type="string">
            <text:p>藤村JAPAN presents「日本誕生」</text:p>
          </table:table-cell>
          <table:table-cell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10</text:p>
          </table:table-cell>
          <table:table-cell office:value-type="string" calcext:value-type="string">
            <text:p>S.M.N. presents 「CHANGE CHANGE CHANGE!! vol.32」</text:p>
          </table:table-cell>
          <table:table-cell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11</text:p>
          </table:table-cell>
          <table:table-cell office:value-type="string" calcext:value-type="string">
            <text:p>ERA presents「BAA BAA BLACKSHEEPS “リハビリテイションReleaseTour”」</text:p>
          </table:table-cell>
          <table:table-cell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11</text:p>
          </table:table-cell>
          <table:table-cell office:value-type="string" calcext:value-type="string">
            <text:p>ERA presents「ERAのうえ 弾き語りライブ!!!」</text:p>
          </table:table-cell>
          <table:table-cell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12</text:p>
          </table:table-cell>
          <table:table-cell office:value-type="string" calcext:value-type="string">
            <text:p>ノッツバンド presents「ノッツノッツこんにちは！Vol.3～ピザ食ってる場合じゃねえ！～」</text:p>
          </table:table-cell>
          <table:table-cell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13</text:p>
          </table:table-cell>
          <table:table-cell office:value-type="string" calcext:value-type="string">
            <text:p>ゆたちん × takashiishiwata presents「NEW ORDER!! vol.01」</text:p>
          </table:table-cell>
          <table:table-cell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14</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16</text:p>
          </table:table-cell>
          <table:table-cell office:value-type="string" calcext:value-type="string">
            <text:p>ERA presents「Making The Nature Scene」</text:p>
          </table:table-cell>
          <table:table-cell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17</text:p>
          </table:table-cell>
          <table:table-cell office:value-type="string" calcext:value-type="string">
            <text:p>ERA presents「In The City」</text:p>
          </table:table-cell>
          <table:table-cell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18</text:p>
          </table:table-cell>
          <table:table-cell office:value-type="string" calcext:value-type="string">
            <text:p>雑魚猫タワー presents「杳として知れない」</text:p>
          </table:table-cell>
          <table:table-cell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19</text:p>
          </table:table-cell>
          <table:table-cell office:value-type="string" calcext:value-type="string">
            <text:p>HALL RENTAL</text:p>
          </table:table-cell>
          <table:table-cell/>
          <table:table-cell office:value-type="string" calcext:value-type="string">
            <text:p>OPEN / START : br2nTICKET ( ADV / DOOR ) :</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19</text:p>
          </table:table-cell>
          <table:table-cell office:value-type="string" calcext:value-type="string">
            <text:p>JUDGEMENT27 presents【RAGGAMUFFIN’DUB】~ ANNIVERSARY CELEBRATION DANCE ~</text:p>
          </table:table-cell>
          <table:table-cell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20</text:p>
          </table:table-cell>
          <table:table-cell office:value-type="string" calcext:value-type="string">
            <text:p>COATREAL presents 『唄人 vol.7』 New single “世界は落っこちた” release party!!</text:p>
          </table:table-cell>
          <table:table-cell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21</text:p>
          </table:table-cell>
          <table:table-cell office:value-type="string" calcext:value-type="string">
            <text:p>EVENT</text:p>
          </table:table-cell>
          <table:table-cell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21</text:p>
          </table:table-cell>
          <table:table-cell office:value-type="string" calcext:value-type="string">
            <text:p>ERA presents「ERAのうえ 弾き語りライブ!!!」</text:p>
          </table:table-cell>
          <table:table-cell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22</text:p>
          </table:table-cell>
          <table:table-cell office:value-type="string" calcext:value-type="string">
            <text:p>ERA presents「Making The Nature Scene」</text:p>
          </table:table-cell>
          <table:table-cell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23</text:p>
          </table:table-cell>
          <table:table-cell office:value-type="string" calcext:value-type="string">
            <text:p>ERA presents「Bulbs Of Passion」</text:p>
          </table:table-cell>
          <table:table-cell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24</text:p>
          </table:table-cell>
          <table:table-cell office:value-type="string" calcext:value-type="string">
            <text:p>ERA presents「Bulbs Of Passion」</text:p>
          </table:table-cell>
          <table:table-cell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25</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26</text:p>
          </table:table-cell>
          <table:table-cell office:value-type="string" calcext:value-type="string">
            <text:p>「3 Sound Systems Inna One Area!!」</text:p>
          </table:table-cell>
          <table:table-cell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27</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28</text:p>
          </table:table-cell>
          <table:table-cell office:value-type="string" calcext:value-type="string">
            <text:p>BOOKING</text:p>
          </table:table-cell>
          <table:table-cell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29</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9"/>
        </table:table-row>
        <table:table-row table:style-name="ro2">
          <table:table-cell office:value-type="float" office:value="12" calcext:value-type="float">
            <text:p>12</text:p>
          </table:table-cell>
          <table:table-cell office:value-type="string" calcext:value-type="string">
            <text:p>0430</text:p>
          </table:table-cell>
          <table:table-cell office:value-type="string" calcext:value-type="string">
            <text:p>【BOOKMARK’s×Remodel vol,1】</text:p>
          </table:table-cell>
          <table:table-cell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03</text:p>
          </table:table-cell>
          <table:table-cell office:value-type="string" calcext:value-type="string">
            <text:p>mckj BIG PARTY vol.1 br2n35th BIRTHDAY</text:p>
          </table:table-cell>
          <table:table-cell office:value-type="string" calcext:value-type="string">
            <text:p>■後日発表！！！</text:p>
          </table:table-cell>
          <table:table-cell office:value-type="string" calcext:value-type="string">
            <text:p>OPEN/START18:00/19:00br2nADV/DOOR¥3,000/¥3,500 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05</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6:30/17:00br2nADV/DOOR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06</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5:30/16:00br2nADV/DOOR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07</text:p>
          </table:table-cell>
          <table:table-cell office:value-type="string" calcext:value-type="string">
            <text:p>Glam Full House Carnival</text:p>
          </table:table-cell>
          <table:table-cell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09</text:p>
          </table:table-cell>
          <table:table-cell office:value-type="string" calcext:value-type="string">
            <text:p>GIRLS!GIRLS!!GIRLS!!!Vol4</text:p>
          </table:table-cell>
          <table:table-cell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10</text:p>
          </table:table-cell>
          <table:table-cell office:value-type="string" calcext:value-type="string">
            <text:p>Beat Happening！SPRING HAPPENING HAS COME…！</text:p>
          </table:table-cell>
          <table:table-cell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11</text:p>
          </table:table-cell>
          <table:table-cell office:value-type="string" calcext:value-type="string">
            <text:p>GOT THE FEELIN' Vol.4</text:p>
          </table:table-cell>
          <table:table-cell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12</text:p>
          </table:table-cell>
          <table:table-cell office:value-type="string" calcext:value-type="string">
            <text:p>Astro Tour 2014"The ONE"</text:p>
          </table:table-cell>
          <table:table-cell office:value-type="string" calcext:value-type="string">
            <text:p>■The BONEZ</text:p>
          </table:table-cell>
          <table:table-cell office:value-type="string" calcext:value-type="string">
            <text:p>OPEN/START17:00/18:00br2nADV/DOOR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13</text:p>
          </table:table-cell>
          <table:table-cell office:value-type="string" calcext:value-type="string">
            <text:p>英国音楽/VINYL JAPAN very proudly presents br2n【TELEVISION】SPRING TOUR 2014</text:p>
          </table:table-cell>
          <table:table-cell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16</text:p>
          </table:table-cell>
          <table:table-cell office:value-type="string" calcext:value-type="string">
            <text:p>GROOVISION vol.2 br2n「City Girls Fan Club」</text:p>
          </table:table-cell>
          <table:table-cell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18</text:p>
          </table:table-cell>
          <table:table-cell office:value-type="string" calcext:value-type="string">
            <text:p>Sound"s"Garden</text:p>
          </table:table-cell>
          <table:table-cell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19</text:p>
          </table:table-cell>
          <table:table-cell office:value-type="string" calcext:value-type="string">
            <text:p>Alice Nine TOUR 2014「Supernova Symphonia」 br2nGIRLS ONLY LIVE</text:p>
          </table:table-cell>
          <table:table-cell office:value-type="string" calcext:value-type="string">
            <text:p>■Alice Nine</text:p>
          </table:table-cell>
          <table:table-cell office:value-type="string" calcext:value-type="string">
            <text:p>OPEN/START17:00/17:30br2nADV/DOOR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20</text:p>
          </table:table-cell>
          <table:table-cell office:value-type="string" calcext:value-type="string">
            <text:p>Alice Nine TOUR 2014「Supernova Symphonia」 br2nBOYS ONLY LIVE</text:p>
          </table:table-cell>
          <table:table-cell office:value-type="string" calcext:value-type="string">
            <text:p>■Alice Nine</text:p>
          </table:table-cell>
          <table:table-cell office:value-type="string" calcext:value-type="string">
            <text:p>OPEN/START16:30/17:00br2nADV/DOOR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25</text:p>
          </table:table-cell>
          <table:table-cell office:value-type="string" calcext:value-type="string">
            <text:p>『バンドマンは愛を叫ぶ』レコ発ツアー</text:p>
          </table:table-cell>
          <table:table-cell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27</text:p>
          </table:table-cell>
          <table:table-cell office:value-type="string" calcext:value-type="string">
            <text:p>【2部】 br2n「G.Z.S.K.K」リリース記念 BLACK OPS PARTY＠下北沢GARDEN</text:p>
          </table:table-cell>
          <table:table-cell office:value-type="string" calcext:value-type="string">
            <text:p>■DaizyStripper</text:p>
          </table:table-cell>
          <table:table-cell office:value-type="string" calcext:value-type="string">
            <text:p>OPEN/START18:00/18:30br2nADV/DOORbr2nドリンク別</text:p>
          </table:table-cell>
          <table:table-cell table:number-columns-repeated="1019"/>
        </table:table-row>
        <table:table-row table:style-name="ro2">
          <table:table-cell office:value-type="float" office:value="13" calcext:value-type="float">
            <text:p>13</text:p>
          </table:table-cell>
          <table:table-cell office:value-type="string" calcext:value-type="string">
            <text:p>0427</text:p>
          </table:table-cell>
          <table:table-cell office:value-type="string" calcext:value-type="string">
            <text:p>【1部】 br2n「G.Z.S.K.K」リリース記念@下北沢GARDENスペシャルイベント</text:p>
          </table:table-cell>
          <table:table-cell office:value-type="string" calcext:value-type="string">
            <text:p>■DaizyStripper</text:p>
          </table:table-cell>
          <table:table-cell office:value-type="string" calcext:value-type="string">
            <text:p>OPEN/START13:30/14:00</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02</text:p>
          </table:table-cell>
          <table:table-cell office:value-type="string" calcext:value-type="string">
            <text:p>カスタマイZbr2n「今宵、君を巡って争奪戦！～だから俺らについて恋～」</text:p>
          </table:table-cell>
          <table:table-cell office:value-type="string" calcext:value-type="string">
            <text:p>カスタマイZ</text:p>
          </table:table-cell>
          <table:table-cell office:value-type="string" calcext:value-type="string">
            <text:p>OPEN 16:30 / START 17:00</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03</text:p>
          </table:table-cell>
          <table:table-cell office:value-type="string" calcext:value-type="string">
            <text:p>Les Trucs Japan Tour 〜They came to destroy R&amp;R〜</text:p>
          </table:table-cell>
          <table:table-cell office:value-type="string" calcext:value-type="string">
            <text:p>Les Trucs (from Germany) / LAGITAGIDA / くふき / ヤセイコレクティブ DJ：UTENO間</text:p>
          </table:table-cell>
          <table:table-cell office:value-type="string" calcext:value-type="string">
            <text:p>OPEN 18:30 / START 19:30ADV ￥2300 (+1drink) / DOOR ￥28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04</text:p>
          </table:table-cell>
          <table:table-cell office:value-type="string" calcext:value-type="string">
            <text:p>SISTERJET "our world"</text:p>
          </table:table-cell>
          <table:table-cell office:value-type="string" calcext:value-type="string">
            <text:p>SISTERJET / go!go! vanillas / HAPPY</text:p>
          </table:table-cell>
          <table:table-cell office:value-type="string" calcext:value-type="string">
            <text:p>OPEN 18:15 / START 19:00ADV ￥3000 (+1drink) / DOOR ￥35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05</text:p>
          </table:table-cell>
          <table:table-cell office:value-type="string" calcext:value-type="string">
            <text:p>下山(GEZAN)br2n2nd FULL ALBUM 『凸-DECO-』 レコ発ツアー</text:p>
          </table:table-cell>
          <table:table-cell office:value-type="string" calcext:value-type="string">
            <text:p>下山(GEZAN)</text:p>
          </table:table-cell>
          <table:table-cell office:value-type="string" calcext:value-type="string">
            <text:p>OPEN 18:30 / START 19:00ADV ￥24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06</text:p>
          </table:table-cell>
          <table:table-cell office:value-type="string" calcext:value-type="string">
            <text:p>STEP UP RECORDS presentsbr2n"...OUT OF THIS WORLD TOUR 2014〜spring〜"</text:p>
          </table:table-cell>
          <table:table-cell office:value-type="string" calcext:value-type="string">
            <text:p>COUNTRY YARD / ELECTRIC SUMMER / THE FOREVER YOUNGbr2nMEAT BUNS / NO HITTER / TRADITIONAL BOX</text:p>
          </table:table-cell>
          <table:table-cell office:value-type="string" calcext:value-type="string">
            <text:p>OPEN 17:00 / START 17:30ADV ￥2500 (+1drink) / DOOR 未定</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07</text:p>
          </table:table-cell>
          <table:table-cell office:value-type="string" calcext:value-type="string">
            <text:p>TONE FLAKES Vol.60br2nSHORTSTRAW JAPAN TOUR 2014</text:p>
          </table:table-cell>
          <table:table-cell office:value-type="string" calcext:value-type="string">
            <text:p>SHORTSTRAW (from South Africa)br2nSawagibr2nQUATTRO</text:p>
          </table:table-cell>
          <table:table-cell office:value-type="string" calcext:value-type="string">
            <text:p>OPEN 18:30 / START 19:00ADV ￥3500 (+1drink) / DOOR 未定</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09</text:p>
          </table:table-cell>
          <table:table-cell office:value-type="string" calcext:value-type="string">
            <text:p>爆裂写真家・高畠正人 presents UNDER GROUND</text:p>
          </table:table-cell>
          <table:table-cell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ADV ￥2800 (+1drink) / DOOR ￥33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10</text:p>
          </table:table-cell>
          <table:table-cell office:value-type="string" calcext:value-type="string">
            <text:p>FEVER 5th ANNIVERSARYbr2n安頭 presents 「祭り祭。～MATURI FES～」</text:p>
          </table:table-cell>
          <table:table-cell office:value-type="string" calcext:value-type="string">
            <text:p>安頭 / オトワラシ（大阪） / PENs+ / and more!!!</text:p>
          </table:table-cell>
          <table:table-cell office:value-type="string" calcext:value-type="string">
            <text:p>OPEN 18:00 / START 18:30ADV ￥1800 (+1drink) / DOOR ￥23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11</text:p>
          </table:table-cell>
          <table:table-cell office:value-type="string" calcext:value-type="string">
            <text:p>－NIGHT TIME－ －MIDNIGHT TIME－ FREE THROW... ORESKABAND Best Album Release Tourbr2n"BEST VIBRATION"</text:p>
          </table:table-cell>
          <table:table-cell office:value-type="string" calcext:value-type="string">
            <text:p>ORESKABAND</text:p>
          </table:table-cell>
          <table:table-cell office:value-type="string" calcext:value-type="string">
            <text:p>OPEN 19:00 / START 19:30ADV ￥2500 (+1drink) / DOOR ￥30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11</text:p>
          </table:table-cell>
          <table:table-cell office:value-type="string" calcext:value-type="string">
            <text:p>FREE THROW Vol.82br2n～FREE THROW COMPILATION Vol.3 Releace Party～</text:p>
          </table:table-cell>
          <table:table-cell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ADV ￥2500 (+1drink) / DOOR ￥28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12</text:p>
          </table:table-cell>
          <table:table-cell office:value-type="string" calcext:value-type="string">
            <text:p>GO ALL THE WAY ~SPECIAL CARAVAN 2014~</text:p>
          </table:table-cell>
          <table:table-cell office:value-type="string" calcext:value-type="string">
            <text:p>石田ショーキチ / 木村世治 (ZEPPET STORE)</text:p>
          </table:table-cell>
          <table:table-cell office:value-type="string" calcext:value-type="string">
            <text:p>OPEN 18:00 / START 19:00ADV ￥45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13</text:p>
          </table:table-cell>
          <table:table-cell office:value-type="string" calcext:value-type="string">
            <text:p>FEVER MONTHLY LIVE</text:p>
          </table:table-cell>
          <table:table-cell office:value-type="string" calcext:value-type="string">
            <text:p>HINTO ゲストバンド：セカイイチ</text:p>
          </table:table-cell>
          <table:table-cell office:value-type="string" calcext:value-type="string">
            <text:p>OPEN 17:00 / START 17:30ADV ￥35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14</text:p>
          </table:table-cell>
          <table:table-cell office:value-type="string" calcext:value-type="string">
            <text:p>ホフディラン 春のベースまつり2014</text:p>
          </table:table-cell>
          <table:table-cell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ADV ￥4000 (+1drink) / DOOR ￥45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15</text:p>
          </table:table-cell>
          <table:table-cell office:value-type="string" calcext:value-type="string">
            <text:p>FEVER 5th ANNIVERSARY on tabuz six</text:p>
          </table:table-cell>
          <table:table-cell office:value-type="string" calcext:value-type="string">
            <text:p>Boris / THE NOVEMBERS</text:p>
          </table:table-cell>
          <table:table-cell office:value-type="string" calcext:value-type="string">
            <text:p>OPEN 19:00 / START 19:30ADV ￥3000 (+1drink) / DOOR ￥35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17</text:p>
          </table:table-cell>
          <table:table-cell office:value-type="string" calcext:value-type="string">
            <text:p>FEVER TOURS 2014(東北編) 前夜祭ワンマン</text:p>
          </table:table-cell>
          <table:table-cell office:value-type="string" calcext:value-type="string">
            <text:p>KEYTALK （ワンマンライブ）</text:p>
          </table:table-cell>
          <table:table-cell office:value-type="string" calcext:value-type="string">
            <text:p>OPEN 18:30 / START 19:00ADV ￥2800 (+1drink) / DOOR ￥33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19</text:p>
          </table:table-cell>
          <table:table-cell office:value-type="string" calcext:value-type="string">
            <text:p>DOES～春のライブ～「Spring Has Come」</text:p>
          </table:table-cell>
          <table:table-cell office:value-type="string" calcext:value-type="string">
            <text:p>DOES</text:p>
          </table:table-cell>
          <table:table-cell office:value-type="string" calcext:value-type="string">
            <text:p>OPEN 17:30 / START 18:00ADV ￥3300 (+1drink) / DOOR ￥3800 (+1drink) br2nTHANK YOU, SOLD OUT!!</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20</text:p>
          </table:table-cell>
          <table:table-cell office:value-type="string" calcext:value-type="string">
            <text:p>like a fool records presentsbr2nMemory Map Japan tour 2014</text:p>
          </table:table-cell>
          <table:table-cell office:value-type="string" calcext:value-type="string">
            <text:p>Memory Map(US) / cinema staff / TESUSABI(O.A)</text:p>
          </table:table-cell>
          <table:table-cell office:value-type="string" calcext:value-type="string">
            <text:p>OPEN 17:30 / START 18:00ADV ￥3000 (+1drink) / DOOR ￥35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23</text:p>
          </table:table-cell>
          <table:table-cell office:value-type="string" calcext:value-type="string">
            <text:p>INITIALIZE</text:p>
          </table:table-cell>
          <table:table-cell office:value-type="string" calcext:value-type="string">
            <text:p>She Her Her Hers / Heavenstamp / and more!!!</text:p>
          </table:table-cell>
          <table:table-cell office:value-type="string" calcext:value-type="string">
            <text:p>OPEN 18:30 / START 19:00ADV ￥2500 (+1drink) / DOOR ￥30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24</text:p>
          </table:table-cell>
          <table:table-cell office:value-type="string" calcext:value-type="string">
            <text:p>years and years</text:p>
          </table:table-cell>
          <table:table-cell office:value-type="string" calcext:value-type="string">
            <text:p>LOW IQ 01 / TGMX</text:p>
          </table:table-cell>
          <table:table-cell office:value-type="string" calcext:value-type="string">
            <text:p>OPEN 19:00 / START 19:30ADV ￥3500 (+1drink) / DOOR ￥40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25</text:p>
          </table:table-cell>
          <table:table-cell office:value-type="string" calcext:value-type="string">
            <text:p>monolith tour 2014</text:p>
          </table:table-cell>
          <table:table-cell office:value-type="string" calcext:value-type="string">
            <text:p>04 Limited Sazabys / BLUE ENCOUNT</text:p>
          </table:table-cell>
          <table:table-cell office:value-type="string" calcext:value-type="string">
            <text:p>OPEN 18:30 / START 19:00ADV ￥2500 (+1drink) / DOOR 未定</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26</text:p>
          </table:table-cell>
          <table:table-cell office:value-type="string" calcext:value-type="string">
            <text:p>ATATA presents ~FEVER 5th Anniversary~ br2n[2 SONGS EP Release Tour]</text:p>
          </table:table-cell>
          <table:table-cell office:value-type="string" calcext:value-type="string">
            <text:p>ATATAbr2nGUEST LIVE:COMEBACK MY DAUGHTERSbr2nDJ：DAWA (FLAKE RECORDS)</text:p>
          </table:table-cell>
          <table:table-cell office:value-type="string" calcext:value-type="string">
            <text:p>OPEN 18:00 / START 19:00ADV ￥2500 (+1drink) / DOOR ￥30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27</text:p>
          </table:table-cell>
          <table:table-cell office:value-type="string" calcext:value-type="string">
            <text:p>about tess 4th Albumbr2n"shining" Release Party ONE-MAN !!</text:p>
          </table:table-cell>
          <table:table-cell office:value-type="string" calcext:value-type="string">
            <text:p>about tess</text:p>
          </table:table-cell>
          <table:table-cell office:value-type="string" calcext:value-type="string">
            <text:p>OPEN 18:00 / START 19:00ADV ￥2500 (+1drink) / DOOR ￥30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28</text:p>
          </table:table-cell>
          <table:table-cell office:value-type="string" calcext:value-type="string">
            <text:p>fifi presents "first finder vol.5"-release tour final-</text:p>
          </table:table-cell>
          <table:table-cell office:value-type="string" calcext:value-type="string">
            <text:p>fifi / グッバイフジヤマ / and more!!!</text:p>
          </table:table-cell>
          <table:table-cell office:value-type="string" calcext:value-type="string">
            <text:p>OPEN / START TBAADV / DOOR TBA</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29</text:p>
          </table:table-cell>
          <table:table-cell office:value-type="string" calcext:value-type="string">
            <text:p>鴉「巣立ち」再録記念ツアー　ファイナル</text:p>
          </table:table-cell>
          <table:table-cell office:value-type="string" calcext:value-type="string">
            <text:p>鴉</text:p>
          </table:table-cell>
          <table:table-cell office:value-type="string" calcext:value-type="string">
            <text:p>OPEN 17:30 / START 18:00ADV ￥3000 (+1drink)</text:p>
          </table:table-cell>
          <table:table-cell table:number-columns-repeated="1019"/>
        </table:table-row>
        <table:table-row table:style-name="ro2">
          <table:table-cell office:value-type="float" office:value="14" calcext:value-type="float">
            <text:p>14</text:p>
          </table:table-cell>
          <table:table-cell office:value-type="string" calcext:value-type="string">
            <text:p>0430</text:p>
          </table:table-cell>
          <table:table-cell office:value-type="string" calcext:value-type="string">
            <text:p>FEVER presents [Feather Tree Place vol.8]</text:p>
          </table:table-cell>
          <table:table-cell office:value-type="string" calcext:value-type="string">
            <text:p>テジナ / メンテナンス13 / チープトリップ / and more!!!</text:p>
          </table:table-cell>
          <table:table-cell office:value-type="string" calcext:value-type="string">
            <text:p>OPEN 18:30 / START 19:00ADV ￥1800 (+1drink) / DOOR ￥2300 (+1drink)</text:p>
          </table:table-cell>
          <table:table-cell table:number-columns-repeated="1019"/>
        </table:table-row>
        <table:table-row table:style-name="ro2">
          <table:table-cell table:style-name="ce2" office:value-type="float" office:value="15" calcext:value-type="float">
            <text:p>15</text:p>
          </table:table-cell>
          <table:table-cell table:style-name="ce5" office:value-type="string" calcext:value-type="string">
            <text:p>0401</text:p>
          </table:table-cell>
          <table:table-cell table:style-name="ce2" office:value-type="string" calcext:value-type="string">
            <text:p>【店内内装工事の為、お休みです。】</text:p>
          </table:table-cell>
          <table:table-cell/>
          <table:table-cell table:style-name="ce1" table:number-columns-repeated="1020"/>
        </table:table-row>
        <table:table-row table:style-name="ro2">
          <table:table-cell table:style-name="ce2" office:value-type="float" office:value="15" calcext:value-type="float">
            <text:p>15</text:p>
          </table:table-cell>
          <table:table-cell table:style-name="ce5" office:value-type="string" calcext:value-type="string">
            <text:p>0402</text:p>
          </table:table-cell>
          <table:table-cell table:style-name="ce2" office:value-type="string" calcext:value-type="string">
            <text:p>【店内内装工事の為、お休みです。】</text:p>
          </table:table-cell>
          <table:table-cell/>
          <table:table-cell table:style-name="ce1" table:number-columns-repeated="1020"/>
        </table:table-row>
        <table:table-row table:style-name="ro2">
          <table:table-cell table:style-name="ce2" office:value-type="float" office:value="15" calcext:value-type="float">
            <text:p>15</text:p>
          </table:table-cell>
          <table:table-cell table:style-name="ce5" office:value-type="string" calcext:value-type="string">
            <text:p>0403</text:p>
          </table:table-cell>
          <table:table-cell table:style-name="ce2" office:value-type="string" calcext:value-type="string">
            <text:p>【店内内装工事の為、お休みです。】</text:p>
          </table:table-cell>
          <table:table-cell/>
          <table:table-cell table:style-name="ce1" table:number-columns-repeated="1020"/>
        </table:table-row>
        <table:table-row table:style-name="ro1">
          <table:table-cell table:style-name="ce2" office:value-type="float" office:value="15" calcext:value-type="float">
            <text:p>15</text:p>
          </table:table-cell>
          <table:table-cell table:style-name="ce5" office:value-type="string" calcext:value-type="string">
            <text:p>0404</text:p>
          </table:table-cell>
          <table:table-cell table:style-name="ce2" office:value-type="string" calcext:value-type="string">
            <text:p>【MUDD CLUB】</text:p>
          </table:table-cell>
          <table:table-cell office:value-type="string" calcext:value-type="string">
            <text:p>VAG / シマシマエレクトリック / gloptin / Rip vain Winkle / 片岡フグリ</text:p>
          </table:table-cell>
          <table:table-cell table:style-name="ce1" office:value-type="string" calcext:value-type="string">
            <text:p>OPEN 18:30~br2nSTART 19:00~br2nADV.¥1800(D別)br2nDOOR.¥20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05</text:p>
          </table:table-cell>
          <table:table-cell table:style-name="ce2" office:value-type="string" calcext:value-type="string">
            <text:p>【Defend the Rock】</text:p>
          </table:table-cell>
          <table:table-cell office:value-type="string" calcext:value-type="string">
            <text:p>Crime of Charlie / ゴトー＆カメレオンズ / Double Joker / Lisbeth Salander Sisters</text:p>
          </table:table-cell>
          <table:table-cell table:style-name="ce1" office:value-type="string" calcext:value-type="string">
            <text:p>OPEN 18:30~br2nSTART 19:00~br2nADV.¥1800(D別)br2nDOOR.¥23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06</text:p>
          </table:table-cell>
          <table:table-cell table:style-name="ce2" office:value-type="string" calcext:value-type="string">
            <text:p>【蛸地蔵セカンドアルバム「幻の巣箱」発売記念 “金襴緞子”】</text:p>
          </table:table-cell>
          <table:table-cell office:value-type="string" calcext:value-type="string">
            <text:p>蛸地蔵 / 三上寛 / 科楽特奏隊 / アベジュリー(デキシードザエモンズ)＋ブローノ門馬(ザ・シャロウズ)＋鈴木やすし(ザ・トランプ)</text:p>
          </table:table-cell>
          <table:table-cell table:style-name="ce1" office:value-type="string" calcext:value-type="string">
            <text:p>OPEN 18:30~br2nSTART 19:00~br2nADV.¥2000(D別)br2nDOOR.¥25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07</text:p>
          </table:table-cell>
          <table:table-cell table:style-name="ce2" office:value-type="string" calcext:value-type="string">
            <text:p>【ハイスクールララバイ】</text:p>
          </table:table-cell>
          <table:table-cell office:value-type="string" calcext:value-type="string">
            <text:p>連続100時間 / アノランペ(京都) / CIBBYS / タイムボイン…&amp; more</text:p>
          </table:table-cell>
          <table:table-cell table:style-name="ce1" office:value-type="string" calcext:value-type="string">
            <text:p>OPEN 18:30~br2nSTART 19:00~br2nADV.¥1500(D別)br2nDOOR.¥18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08</text:p>
          </table:table-cell>
          <table:table-cell table:style-name="ce2" office:value-type="string" calcext:value-type="string">
            <text:p>【或る夜の出来事】</text:p>
          </table:table-cell>
          <table:table-cell office:value-type="string" calcext:value-type="string">
            <text:p>バカみたい / ザ・タリホーズ / 山本晃久 / 日高ロンドン出身 / 俺たちの理想</text:p>
          </table:table-cell>
          <table:table-cell table:style-name="ce1" office:value-type="string" calcext:value-type="string">
            <text:p>OPEN 18:30~br2nSTART 19:00~br2nADV.¥1500(D別)br2nDOOR.¥18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09</text:p>
          </table:table-cell>
          <table:table-cell table:style-name="ce2" office:value-type="string" calcext:value-type="string">
            <text:p>【DISH IT OUT!!!】</text:p>
          </table:table-cell>
          <table:table-cell office:value-type="string" calcext:value-type="string">
            <text:p>LIVE; ハクビシン / NRYY(大阪) / QHOQ a.k.a WtB / konsuimasui(from くちへらし) / Kisama-Alternative</text:p>
          </table:table-cell>
          <table:table-cell table:style-name="ce1" office:value-type="string" calcext:value-type="string">
            <text:p>OPEN 18:30~br2nSTART 19:00~br2nADV.¥1500(D別)br2nDOOR.¥18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10</text:p>
          </table:table-cell>
          <table:table-cell table:style-name="ce2" office:value-type="string" calcext:value-type="string">
            <text:p>【Circle X】</text:p>
          </table:table-cell>
          <table:table-cell office:value-type="string" calcext:value-type="string">
            <text:p>ワールドバンパク / かみさま / S.L.L.…&amp; more</text:p>
          </table:table-cell>
          <table:table-cell table:style-name="ce1" office:value-type="string" calcext:value-type="string">
            <text:p>OPEN 18:30~br2nSTART 19:00~br2nADV.¥1500(D別)br2nDOOR.¥18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11</text:p>
          </table:table-cell>
          <table:table-cell table:style-name="ce2" office:value-type="string" calcext:value-type="string">
            <text:p>【TOP OF THE POPS】</text:p>
          </table:table-cell>
          <table:table-cell office:value-type="string" calcext:value-type="string">
            <text:p>Glider / オレンジズ / 恋をしようよジェニーズ / はいからさん / THEWATTER</text:p>
          </table:table-cell>
          <table:table-cell table:style-name="ce1" office:value-type="string" calcext:value-type="string">
            <text:p>OPEN 18:30~br2nSTART 19:00~br2nADV.¥2000(D別)br2nDOOR.¥23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12</text:p>
          </table:table-cell>
          <table:table-cell table:style-name="ce2" office:value-type="string" calcext:value-type="string">
            <text:p>【Far Out Project】</text:p>
          </table:table-cell>
          <table:table-cell office:value-type="string" calcext:value-type="string">
            <text:p>マンマルマシーン / COCOON PIT / Know Mez(ex.illa sound system) / Jebiotto / ウサギスパイラルアーbr2n/DJ; XIROH(BUDDY GIRL and MECHANIC)</text:p>
          </table:table-cell>
          <table:table-cell table:style-name="ce1" office:value-type="string" calcext:value-type="string">
            <text:p>OPEN 18:30~br2nADV.¥2000(D別)br2nDOOR.¥25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13</text:p>
          </table:table-cell>
          <table:table-cell table:style-name="ce2" office:value-type="string" calcext:value-type="string">
            <text:p>【ミックスナッツハウスpresents マジカル・ミステリアース vol.26~スプリング・バク・ハツ!!!~】</text:p>
          </table:table-cell>
          <table:table-cell office:value-type="string" calcext:value-type="string">
            <text:p>ミックスナッツハウス / あすなろう / パン・パロール(名古屋) / 半額 / 町あかり</text:p>
          </table:table-cell>
          <table:table-cell table:style-name="ce1" office:value-type="string" calcext:value-type="string">
            <text:p>OPEN 18:30~br2nSTART 19:00~br2nADV.¥1800(D別)br2nDOOR.¥23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14</text:p>
          </table:table-cell>
          <table:table-cell table:style-name="ce2" office:value-type="string" calcext:value-type="string">
            <text:p>【What’s Happening!?】</text:p>
          </table:table-cell>
          <table:table-cell office:value-type="string" calcext:value-type="string">
            <text:p>ダンウィッチの犬 / あいつを撃つな / The Non Fictions / ひとりLOW SAViES…&amp; more</text:p>
          </table:table-cell>
          <table:table-cell table:style-name="ce1" office:value-type="string" calcext:value-type="string">
            <text:p>OPEN 18:30~br2nSTART 19:00~br2nADV.¥1500(D別)br2nDOOR.¥18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15</text:p>
          </table:table-cell>
          <table:table-cell table:style-name="ce2" office:value-type="string" calcext:value-type="string">
            <text:p>【キィキィキンキーナイト!!】</text:p>
          </table:table-cell>
          <table:table-cell office:value-type="string" calcext:value-type="string">
            <text:p>Qrankies / ザ・ハイマーツ / 江戸浪士組 / ドン・アメリカ / 天邪鬼</text:p>
          </table:table-cell>
          <table:table-cell table:style-name="ce1" office:value-type="string" calcext:value-type="string">
            <text:p>OPEN 18:30~br2nSTART 19:00~br2nADV.¥1500(D別)br2nDOOR.¥18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16</text:p>
          </table:table-cell>
          <table:table-cell table:style-name="ce2" office:value-type="string" calcext:value-type="string">
            <text:p>【わるい空想】</text:p>
          </table:table-cell>
          <table:table-cell office:value-type="string" calcext:value-type="string">
            <text:p>トンチャイ・K・ウィーラセタクン(井手健介) / わかってほしい / LILY(山口) / 少年ヤング＆モンティ・パイソン / パスカール</text:p>
          </table:table-cell>
          <table:table-cell table:style-name="ce1" office:value-type="string" calcext:value-type="string">
            <text:p>OPEN 18:30~br2nSTART 19:00~br2nADV.¥1500(D別)br2nDOOR.¥18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17</text:p>
          </table:table-cell>
          <table:table-cell table:style-name="ce2" office:value-type="string" calcext:value-type="string">
            <text:p>【Sound Installation】</text:p>
          </table:table-cell>
          <table:table-cell office:value-type="string" calcext:value-type="string">
            <text:p>山本精一・千住宗臣UNIT</text:p>
          </table:table-cell>
          <table:table-cell table:style-name="ce1" office:value-type="string" calcext:value-type="string">
            <text:p>OPEN 19:00~br2nSTART 19:30~br2nADV.¥2000(D別)br2nDOOR.¥25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18</text:p>
          </table:table-cell>
          <table:table-cell table:style-name="ce2" office:value-type="string" calcext:value-type="string">
            <text:p>【ROCK’N'SOUL】</text:p>
          </table:table-cell>
          <table:table-cell office:value-type="string" calcext:value-type="string">
            <text:p>Vesse / THE BEERS / キンキーサロン / LET’S ROCK / meandbrothers</text:p>
          </table:table-cell>
          <table:table-cell table:style-name="ce1" office:value-type="string" calcext:value-type="string">
            <text:p>OPEN 18:30~br2nSTART 19:00~br2nADV.¥1500(D別)br2nDOOR.¥18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19</text:p>
          </table:table-cell>
          <table:table-cell table:style-name="ce2" office:value-type="string" calcext:value-type="string">
            <text:p>【THE FADEAWAYS Presents “TEENAGE SHUTDOWN!!-Sick of love-”】</text:p>
          </table:table-cell>
          <table:table-cell office:value-type="string" calcext:value-type="string">
            <text:p>THE FADEAWAYS / Bikini bandits(from UK ／ex.Mean Bikini) / Mule Team(d／i／s／c／o／s＋ex.Balladmen) / Young Parisian / Vivian Boysbr2nDJ; Daddy-o-nov</text:p>
          </table:table-cell>
          <table:table-cell table:style-name="ce1" office:value-type="string" calcext:value-type="string">
            <text:p>OPEN 18:30~br2nSTART 19:00~br2nADV.¥2000(D別)br2nDOOR.¥23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20</text:p>
          </table:table-cell>
          <table:table-cell table:style-name="ce2" office:value-type="string" calcext:value-type="string">
            <text:p>【風狂と夜の会】</text:p>
          </table:table-cell>
          <table:table-cell office:value-type="string" calcext:value-type="string">
            <text:p>おいしいはなし / 中村ジョー&amp;イーストウッズ(G／青芝和行、B／松木俊郎、Dr／北山ゆう子) / hikes / 余命百年 / ニーネ</text:p>
          </table:table-cell>
          <table:table-cell table:style-name="ce1" office:value-type="string" calcext:value-type="string">
            <text:p>OPEN 18:30~br2nSTART 19:00~br2nADV.¥2000(D別)br2nDOOR.¥25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21</text:p>
          </table:table-cell>
          <table:table-cell table:style-name="ce1" office:value-type="string" calcext:value-type="string">
            <text:p>近日発表!!</text:p>
          </table:table-cell>
          <table:table-cell/>
          <table:table-cell table:style-name="ce1" office:value-type="string" calcext:value-type="string">
            <text:p>未定br2n未定</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22</text:p>
          </table:table-cell>
          <table:table-cell table:style-name="ce2" office:value-type="string" calcext:value-type="string">
            <text:p>【C’mon And Join Us】</text:p>
          </table:table-cell>
          <table:table-cell office:value-type="string" calcext:value-type="string">
            <text:p>マウンテンマウンテン / 唯一ムニーズ / MOLLY YARDS / SoberBrown / マリー</text:p>
          </table:table-cell>
          <table:table-cell table:style-name="ce1" office:value-type="string" calcext:value-type="string">
            <text:p>OPEN 18:30~br2nSTART 19:00~br2nADV.¥1500(D別)br2nDOOR.¥18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23</text:p>
          </table:table-cell>
          <table:table-cell table:style-name="ce2" office:value-type="string" calcext:value-type="string">
            <text:p>【Asteroid Circus】</text:p>
          </table:table-cell>
          <table:table-cell office:value-type="string" calcext:value-type="string">
            <text:p>もぬけ / なまえ / ゆうやみバンド / 箔 / アニュウリズム</text:p>
          </table:table-cell>
          <table:table-cell table:style-name="ce1" office:value-type="string" calcext:value-type="string">
            <text:p>OPEN 18:30~br2nSTART 19:00~br2nADV.¥1500(D別)br2nDOOR.¥18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24</text:p>
          </table:table-cell>
          <table:table-cell table:style-name="ce2" office:value-type="string" calcext:value-type="string">
            <text:p>【Now We Is FAB!】</text:p>
          </table:table-cell>
          <table:table-cell office:value-type="string" calcext:value-type="string">
            <text:p>東洋ノ魔女 / beat slave / The Pattie Boids / dyn / ペロインタウン</text:p>
          </table:table-cell>
          <table:table-cell table:style-name="ce1" office:value-type="string" calcext:value-type="string">
            <text:p>OPEN 18:30~br2nSTART 19:00~br2nADV.¥1500(D別)br2nDOOR.¥18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25</text:p>
          </table:table-cell>
          <table:table-cell table:style-name="ce2" office:value-type="string" calcext:value-type="string">
            <text:p>※会場内禁煙</text:p>
          </table:table-cell>
          <table:table-cell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1" office:value-type="string" calcext:value-type="string">
            <text:p>OPEN 18:30~br2nSTART 19:00~br2nADV.¥2000(D別)br2nDOOR.¥25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26</text:p>
          </table:table-cell>
          <table:table-cell table:style-name="ce2" office:value-type="string" calcext:value-type="string">
            <text:p>【くちびるから散弾銃 VOL.19】</text:p>
          </table:table-cell>
          <table:table-cell office:value-type="string" calcext:value-type="string">
            <text:p>ELECTRIC WARRIOR(神戸) / The Beautifuls / サイコロチーム / OLD JOE…&amp; more /DJ; ぴーちゃん(ダーリンミシン)</text:p>
          </table:table-cell>
          <table:table-cell table:style-name="ce1" office:value-type="string" calcext:value-type="string">
            <text:p>OPEN 18:30~br2nSTART 19:00~br2nADV.¥1800(D別)br2nDOOR.¥23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27</text:p>
          </table:table-cell>
          <table:table-cell table:style-name="ce2" office:value-type="string" calcext:value-type="string">
            <text:p>【ザ・トランプ結成15周年記念 第一弾「不埒なゴールデンショー」】</text:p>
          </table:table-cell>
          <table:table-cell office:value-type="string" calcext:value-type="string">
            <text:p>ザ・トランプ / ポーキーズ / ジーシーズ(神戸) / スマートソウルコネクション / THE BEFORES /ゲスト; キラーカン /DJ; 鈴木やすし / Arai(5-4-3-2-1)</text:p>
          </table:table-cell>
          <table:table-cell table:style-name="ce1" office:value-type="string" calcext:value-type="string">
            <text:p>OPEN 18:00~br2nADV.¥2000(D別)br2nDOOR.¥25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28</text:p>
          </table:table-cell>
          <table:table-cell table:style-name="ce2" office:value-type="string" calcext:value-type="string">
            <text:p>【ヤルキスイッチ】</text:p>
          </table:table-cell>
          <table:table-cell office:value-type="string" calcext:value-type="string">
            <text:p>石指拓朗 / 水野寝地 / 国宝太郎 / 豊田亮平 / 豊福メイジ / ツトウセイジ</text:p>
          </table:table-cell>
          <table:table-cell table:style-name="ce1" office:value-type="string" calcext:value-type="string">
            <text:p>OPEN 18:30~br2nSTART 19:00~br2nADV.¥1500(D別)br2nDOOR.¥18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28</text:p>
          </table:table-cell>
          <table:table-cell table:style-name="ce2" office:value-type="string" calcext:value-type="string">
            <text:p>(midnight)【Doin’ the MOD】</text:p>
          </table:table-cell>
          <table:table-cell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1" office:value-type="string" calcext:value-type="string">
            <text:p>OPEN 18:30~br2nSTART 19:00~br2nADV.¥1500(D別)br2nDOOR.¥1800(D別)OPEN 23:00~br2nADV&amp;DOOR.¥15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29</text:p>
          </table:table-cell>
          <table:table-cell table:style-name="ce2" office:value-type="string" calcext:value-type="string">
            <text:p>【GO GO A GO GO!】</text:p>
          </table:table-cell>
          <table:table-cell office:value-type="string" calcext:value-type="string">
            <text:p>the inkjets / GET HAPPY / THE REFRAINS / The Rebels(福島) / インパスターズ</text:p>
          </table:table-cell>
          <table:table-cell table:style-name="ce1" office:value-type="string" calcext:value-type="string">
            <text:p>OPEN 18:30~br2nSTART 19:00~br2nADV.¥2000(D別)br2nDOOR.¥2300(D別)</text:p>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30</text:p>
          </table:table-cell>
          <table:table-cell table:style-name="ce2" office:value-type="string" calcext:value-type="string">
            <text:p>【PE’Z「マラソンライブ2014~東京JACK!~」】</text:p>
          </table:table-cell>
          <table:table-cell office:value-type="string" calcext:value-type="string">
            <text:p>PE’Zbr2n※U.F.O.CLUBでのチケット予約は致しておりません。プレイガイドのみの受付となります。ご注意下さい!!</text:p>
          </table:table-cell>
          <table:table-cell table:style-name="ce1" office:value-type="string" calcext:value-type="string">
            <text:p>OPEN 19:00~br2nSTART 20:00~br2nADV.¥3000(D別)br2nDOOR.¥3500(D別)</text:p>
          </table:table-cell>
          <table:table-cell table:style-name="ce1" table:number-columns-repeated="1019"/>
        </table:table-row>
        <table:table-row table:style-name="ro2">
          <table:table-cell office:value-type="float" office:value="16" calcext:value-type="float">
            <text:p>16</text:p>
          </table:table-cell>
          <table:table-cell office:value-type="string" calcext:value-type="string">
            <text:p>0401</text:p>
          </table:table-cell>
          <table:table-cell office:value-type="string" calcext:value-type="string">
            <text:p>“東高円寺 サーチ＆デストロイ”</text:p>
          </table:table-cell>
          <table:table-cell office:value-type="string" calcext:value-type="string">
            <text:p>後藤まりこ （ストロングスタイル） / アップアップガールズ（仮）</text:p>
          </table:table-cell>
          <table:table-cell office:value-type="string" calcext:value-type="string">
            <text:p>Open.18:30 Start.19:00 Adv.3,000yen 4日間通し券 (特典付). 15,0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02</text:p>
          </table:table-cell>
          <table:table-cell office:value-type="string" calcext:value-type="string">
            <text:p>METEOROID presentsbr2n“GENKI BIRTHDAY～ASTRONOMICAL OBSERVATION～br2n 【100-LIMITED ONEMAN LIVE 】”</text:p>
          </table:table-cell>
          <table:table-cell office:value-type="string" calcext:value-type="string">
            <text:p>METEOROID oneman!!</text:p>
          </table:table-cell>
          <table:table-cell office:value-type="string" calcext:value-type="string">
            <text:p>Open.17:30 Start.18:00 Adv.3,000yen Door.3,5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03</text:p>
          </table:table-cell>
          <table:table-cell office:value-type="string" calcext:value-type="string">
            <text:p>“東高円寺 サーチ＆デストロイ”</text:p>
          </table:table-cell>
          <table:table-cell office:value-type="string" calcext:value-type="string">
            <text:p>後藤まりこ （ストロングスタイル） / BELLRING少女ハート</text:p>
          </table:table-cell>
          <table:table-cell office:value-type="string" calcext:value-type="string">
            <text:p>Open.18:30 Start.19:00 Adv.3,000yen 4日間通し券 (特典付). 15,0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04</text:p>
          </table:table-cell>
          <table:table-cell office:value-type="string" calcext:value-type="string">
            <text:p>“東高円寺 サーチ＆デストロイ”</text:p>
          </table:table-cell>
          <table:table-cell office:value-type="string" calcext:value-type="string">
            <text:p>後藤まりこ （ストロングスタイル） / Negicco</text:p>
          </table:table-cell>
          <table:table-cell office:value-type="string" calcext:value-type="string">
            <text:p>Open.18:30 Start.19:00 Adv.3,000yen 4日間通し券 (特典付). 15,0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05</text:p>
          </table:table-cell>
          <table:table-cell office:value-type="string" calcext:value-type="string">
            <text:p>KURO_SQUAREFUSE presentsbr2n“NO SATSIFACTION!! Vol.4″</text:p>
          </table:table-cell>
          <table:table-cell office:value-type="string" calcext:value-type="string">
            <text:p>SHORT FUSE / MORTAL FAMILY (盛岡) / COSMIC NEUROSE / CLASICKS / FREAKS / VERITAS CONC.75</text:p>
          </table:table-cell>
          <table:table-cell office:value-type="string" calcext:value-type="string">
            <text:p>Open.17:30 Start.18:00 Adv.1,700yen Door.2,0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06</text:p>
          </table:table-cell>
          <table:table-cell office:value-type="string" calcext:value-type="string">
            <text:p>HAL presentsbr2n“君のひとみは20000ボルト”</text:p>
          </table:table-cell>
          <table:table-cell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Adv.1,500yen Door.2,000yen(+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07</text:p>
          </table:table-cell>
          <table:table-cell office:value-type="string" calcext:value-type="string">
            <text:p>BOLLOCKS FRANKEN presentsbr2n“EL rocka cruisin’ Vol.1″</text:p>
          </table:table-cell>
          <table:table-cell office:value-type="string" calcext:value-type="string">
            <text:p>BOLLOCKS FRANKEN / THE LOCOHEAD / ヒカリの香車 / MILK SNAKE / DJ: ツヨシ AND リーリー</text:p>
          </table:table-cell>
          <table:table-cell office:value-type="string" calcext:value-type="string">
            <text:p>Open.18:30 Start.19:15 Adv.1,500yen Door.1,8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08</text:p>
          </table:table-cell>
          <table:table-cell/>
          <table:table-cell office:value-type="string" calcext:value-type="string">
            <text:p>Dirtlay / dreadlockfellow / 黒髪 / andmore!!</text:p>
          </table:table-cell>
          <table:table-cell office:value-type="string" calcext:value-type="string">
            <text:p>Open.–:– Start.–:– Adv.1,500yen Door.1,8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09</text:p>
          </table:table-cell>
          <table:table-cell/>
          <table:table-cell office:value-type="string" calcext:value-type="string">
            <text:p>ホメオスタシス / chifs / andmore!!</text:p>
          </table:table-cell>
          <table:table-cell office:value-type="string" calcext:value-type="string">
            <text:p>Open.–:– Start.–:– Adv.1,500yen Door.1,8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10</text:p>
          </table:table-cell>
          <table:table-cell/>
          <table:table-cell office:value-type="string" calcext:value-type="string">
            <text:p>五寸釘 / 表谷隆嘉 / 峰島清次 (the damfino) / 駄々 / Pocket</text:p>
          </table:table-cell>
          <table:table-cell office:value-type="string" calcext:value-type="string">
            <text:p>Open.18:00 Start.18:30 Adv.1,500yen Door.1,8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11</text:p>
          </table:table-cell>
          <table:table-cell office:value-type="string" calcext:value-type="string">
            <text:p>Stealth Mania presentsbr2n“Stealth Mania ６ヶ月連続企画！！ 第１弾 ～２ヶ月連続単独公演～「yukito 生誕祭」”</text:p>
          </table:table-cell>
          <table:table-cell office:value-type="string" calcext:value-type="string">
            <text:p>Stealth Mania</text:p>
          </table:table-cell>
          <table:table-cell office:value-type="string" calcext:value-type="string">
            <text:p>Open.17:30 Start.18:00 Adv.3,000yen Door.3,500yen (+1d 500yen) イープラス有</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12</text:p>
          </table:table-cell>
          <table:table-cell office:value-type="string" calcext:value-type="string">
            <text:p>MAX OVERHEAT presentsbr2n“HY-BLOOD ENEGY Vol.55″</text:p>
          </table:table-cell>
          <table:table-cell office:value-type="string" calcext:value-type="string">
            <text:p>MAX OVERHEAT / Rotary Beginners / ROCKET / AKUTARE / Stripper (豊橋) / スパルタンZ</text:p>
          </table:table-cell>
          <table:table-cell office:value-type="string" calcext:value-type="string">
            <text:p>Open.17:30 Start.18:00 Adv.1,800yen Door.2,3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13</text:p>
          </table:table-cell>
          <table:table-cell office:value-type="string" calcext:value-type="string">
            <text:p>GROUNDCOVER. presentsbr2n“Jeff Carry &amp; THE JOB JAPAN TOUR with Montgomery Drive / Warm &amp; Comfy”</text:p>
          </table:table-cell>
          <table:table-cell office:value-type="string" calcext:value-type="string">
            <text:p>Jeff Carey (Maryland) / THE JOB (Amsterdam) / Montgomery Drive (Florida) / Warm &amp; Comfy (Virginia) / GROUNDCOVER. / JEBIOTTO / LOOLOWNINGEN &amp; THE FAR EAST IDIOTS</text:p>
          </table:table-cell>
          <table:table-cell office:value-type="string" calcext:value-type="string">
            <text:p>Open.17:00 Start.17:30 Adv.2,000yen Door.2,300yen(+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14</text:p>
          </table:table-cell>
          <table:table-cell/>
          <table:table-cell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Adv.1,500yen Door.1,800yen(+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15</text:p>
          </table:table-cell>
          <table:table-cell/>
          <table:table-cell office:value-type="string" calcext:value-type="string">
            <text:p>The Monday morning blue / andmore!!</text:p>
          </table:table-cell>
          <table:table-cell office:value-type="string" calcext:value-type="string">
            <text:p>Open.–:– Start.–:– Adv.1,500yen Door.1,800yen(+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16</text:p>
          </table:table-cell>
          <table:table-cell/>
          <table:table-cell office:value-type="string" calcext:value-type="string">
            <text:p>FLAT TIRE / RUBE RACIES / 滅流辮 / THE LAST BANGERS / BUTTER ROLL / 清野ケンキ</text:p>
          </table:table-cell>
          <table:table-cell office:value-type="string" calcext:value-type="string">
            <text:p>Open.17:30 Start.18:00 Adv.1,500yen Door.1,8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17</text:p>
          </table:table-cell>
          <table:table-cell/>
          <table:table-cell office:value-type="string" calcext:value-type="string">
            <text:p>dubideb / BUGPANDA / ブーのお客様 / andmore!!</text:p>
          </table:table-cell>
          <table:table-cell office:value-type="string" calcext:value-type="string">
            <text:p>Open.–:– Start.–:– Adv.1,500yen Door.1,8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18</text:p>
          </table:table-cell>
          <table:table-cell office:value-type="string" calcext:value-type="string">
            <text:p>LOCOHEAD presentsbr2n“撲殺ギグ!! Vol.25″</text:p>
          </table:table-cell>
          <table:table-cell office:value-type="string" calcext:value-type="string">
            <text:p>THE LOCOHEAD / MUSTANG JERX / JIGHEAD / The トリコロール</text:p>
          </table:table-cell>
          <table:table-cell office:value-type="string" calcext:value-type="string">
            <text:p>Open.18:30 Start.19:00 Adv.2,000yen Door.2,5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19</text:p>
          </table:table-cell>
          <table:table-cell office:value-type="string" calcext:value-type="string">
            <text:p>驢馬HOMMヨおまわりさん presentsbr2n“SNTRM Vol.1″</text:p>
          </table:table-cell>
          <table:table-cell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Adv.1,700yen Door.2,0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20</text:p>
          </table:table-cell>
          <table:table-cell office:value-type="string" calcext:value-type="string">
            <text:p>LAGNA presentsbr2n“LAGNA3ヶ月連続2マンLIVE【竜攘虎搏双頭】-ﾘｮｳｼﾞｮｳｺﾊｸﾀﾞﾌﾞﾙﾍｯﾀﾞｰｽﾞ-”</text:p>
          </table:table-cell>
          <table:table-cell office:value-type="string" calcext:value-type="string">
            <text:p>LAGNA / the Raid.</text:p>
          </table:table-cell>
          <table:table-cell office:value-type="string" calcext:value-type="string">
            <text:p>Open.17:30 Start.18:00 Adv.3,000yen Door.3,500yen (+1d 500yen) イープラス有</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21</text:p>
          </table:table-cell>
          <table:table-cell/>
          <table:table-cell office:value-type="string" calcext:value-type="string">
            <text:p>COWPER&amp;The NOBRASSIERES / アドレナリンズ / 平成虎吉 / タカキヨシ / andmore!!</text:p>
          </table:table-cell>
          <table:table-cell office:value-type="string" calcext:value-type="string">
            <text:p>Open.–:– Start.–:– Adv.1,500yen Door.1,8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22</text:p>
          </table:table-cell>
          <table:table-cell/>
          <table:table-cell office:value-type="string" calcext:value-type="string">
            <text:p>CEDIN DEDEN (福島) / GISIRI / はう / andmore!!</text:p>
          </table:table-cell>
          <table:table-cell office:value-type="string" calcext:value-type="string">
            <text:p>Open.–:– Start.–:– Adv.1,500yen Door.1,8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23</text:p>
          </table:table-cell>
          <table:table-cell/>
          <table:table-cell office:value-type="string" calcext:value-type="string">
            <text:p>ToRi / ぞえあ / ON / 蘭嘆 / SCHOOL DAYS</text:p>
          </table:table-cell>
          <table:table-cell office:value-type="string" calcext:value-type="string">
            <text:p>Open.18:00 Start.18:30 Adv.1,500yen Door.1,8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24</text:p>
          </table:table-cell>
          <table:table-cell/>
          <table:table-cell office:value-type="string" calcext:value-type="string">
            <text:p>LOST CONTROL / 片岡フグリ / V.S.G / andmore!!</text:p>
          </table:table-cell>
          <table:table-cell office:value-type="string" calcext:value-type="string">
            <text:p>Open.–:– Start.–:– Adv.1,500yen Door.1,8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25</text:p>
          </table:table-cell>
          <table:table-cell office:value-type="string" calcext:value-type="string">
            <text:p>CAT FIST presentsbr2n“CATFIST FINAL ONEMAN [To the future of everyone]“</text:p>
          </table:table-cell>
          <table:table-cell office:value-type="string" calcext:value-type="string">
            <text:p>CATFIST</text:p>
          </table:table-cell>
          <table:table-cell office:value-type="string" calcext:value-type="string">
            <text:p>Open.18:00 Start.18:30 Adv.3,000yen Door.3,500yen (+1d 500yen) イープラス有</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26</text:p>
          </table:table-cell>
          <table:table-cell office:value-type="string" calcext:value-type="string">
            <text:p>JEBIOTTO presentsbr2n“JEBIOTTO 2nd Album [Love Song Duet] Release party!!”</text:p>
          </table:table-cell>
          <table:table-cell office:value-type="string" calcext:value-type="string">
            <text:p>JEBIOTTO / HALBACH / s-explode / 高品格 / Voided By Geysersbr2nDJ: ラリー (Han Han Art ／ Diamond Geezer) / Kentaplode (s-explode)</text:p>
          </table:table-cell>
          <table:table-cell office:value-type="string" calcext:value-type="string">
            <text:p>Open.18:00 Start.18:30 Adv.1,500yen Door.1,8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27</text:p>
          </table:table-cell>
          <table:table-cell office:value-type="string" calcext:value-type="string">
            <text:p>M☆N☆T presentsbr2n“M☆N☆T 20140427″</text:p>
          </table:table-cell>
          <table:table-cell office:value-type="string" calcext:value-type="string">
            <text:p>nannou / EAST END RESISTANCE / よなよなモリーズ / andmore!!</text:p>
          </table:table-cell>
          <table:table-cell office:value-type="string" calcext:value-type="string">
            <text:p>Open.17:30 Start.18:00 Adv.2,000yen Door.2,3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28</text:p>
          </table:table-cell>
          <table:table-cell/>
          <table:table-cell office:value-type="string" calcext:value-type="string">
            <text:p>親不知 / Fashion / 長谷川ピカソ / 韮</text:p>
          </table:table-cell>
          <table:table-cell office:value-type="string" calcext:value-type="string">
            <text:p>Open.18:30 Start.19:00 Adv.1,500yen Door.1,8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29</text:p>
          </table:table-cell>
          <table:table-cell office:value-type="string" calcext:value-type="string">
            <text:p>VWVW+THE BUTALIN presentsbr2n“奇病X”</text:p>
          </table:table-cell>
          <table:table-cell office:value-type="string" calcext:value-type="string">
            <text:p>THE BUTALIN / VWVW / VELVET WORM / 純情ロリポップ / ザ・ロマンス / andmore!!</text:p>
          </table:table-cell>
          <table:table-cell office:value-type="string" calcext:value-type="string">
            <text:p>Open.–:– Start.–:– Adv.1,500yen Door.2,000yen (+1d 500yen)</text:p>
          </table:table-cell>
          <table:table-cell table:number-columns-repeated="1019"/>
        </table:table-row>
        <table:table-row table:style-name="ro2">
          <table:table-cell office:value-type="float" office:value="16" calcext:value-type="float">
            <text:p>16</text:p>
          </table:table-cell>
          <table:table-cell office:value-type="string" calcext:value-type="string">
            <text:p>0430</text:p>
          </table:table-cell>
          <table:table-cell/>
          <table:table-cell office:value-type="string" calcext:value-type="string">
            <text:p>MY PENIS (NY) / calque / 東洋ノ魔女 / さわやか / FLACKS</text:p>
          </table:table-cell>
          <table:table-cell office:value-type="string" calcext:value-type="string">
            <text:p>Open.18:00 Start.18:30 Adv.1,500yen Door.1,800yen (+1d 500yen)</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04</text:p>
          </table:table-cell>
          <table:table-cell office:value-type="string" calcext:value-type="string">
            <text:p>ゲーム実況レボリューション</text:p>
          </table:table-cell>
          <table:table-cell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05</text:p>
          </table:table-cell>
          <table:table-cell office:value-type="string" calcext:value-type="string">
            <text:p>『 GIRL’S BOMB!! 〜SPRING FESTIVAL〜 』</text:p>
          </table:table-cell>
          <table:table-cell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06</text:p>
          </table:table-cell>
          <table:table-cell office:value-type="string" calcext:value-type="string">
            <text:p>G-Live35</text:p>
          </table:table-cell>
          <table:table-cell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07</text:p>
          </table:table-cell>
          <table:table-cell office:value-type="string" calcext:value-type="string">
            <text:p>Starmarie NEW ALBUM”ファンタジーワールド3″ 発売記念ワンマンライブ～REAL FANTASY WORLD 3～</text:p>
          </table:table-cell>
          <table:table-cell office:value-type="string" calcext:value-type="string">
            <text:p>Starmarie</text:p>
          </table:table-cell>
          <table:table-cell office:value-type="string" calcext:value-type="string">
            <text:p>OPEN: 18:30 / START: 19:30 br2nADV: 3000 / DOOR: 未定 (ドリンク別)</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10</text:p>
          </table:table-cell>
          <table:table-cell office:value-type="string" calcext:value-type="string">
            <text:p>渋ドルフェス　2014 vol.2</text:p>
          </table:table-cell>
          <table:table-cell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12</text:p>
          </table:table-cell>
          <table:table-cell office:value-type="string" calcext:value-type="string">
            <text:p>筋少２枚組ダブルジャケット</text:p>
          </table:table-cell>
          <table:table-cell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13</text:p>
          </table:table-cell>
          <table:table-cell office:value-type="string" calcext:value-type="string">
            <text:p>筋少２枚組ダブルジャケット</text:p>
          </table:table-cell>
          <table:table-cell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14</text:p>
          </table:table-cell>
          <table:table-cell office:value-type="string" calcext:value-type="string">
            <text:p>SKID ROW ～UNITED WORLD REBELLION TOUR～</text:p>
          </table:table-cell>
          <table:table-cell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18</text:p>
          </table:table-cell>
          <table:table-cell office:value-type="string" calcext:value-type="string">
            <text:p>渋谷ぶっ飛び!!ガールズ祭り2014</text:p>
          </table:table-cell>
          <table:table-cell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19</text:p>
          </table:table-cell>
          <table:table-cell office:value-type="string" calcext:value-type="string">
            <text:p>KOTOKO 10th Anniversary Live Tour “47 ARCH”</text:p>
          </table:table-cell>
          <table:table-cell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20</text:p>
          </table:table-cell>
          <table:table-cell office:value-type="string" calcext:value-type="string">
            <text:p>stylish wave EXTRA ‘14 “乱一夜”</text:p>
          </table:table-cell>
          <table:table-cell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22</text:p>
          </table:table-cell>
          <table:table-cell office:value-type="string" calcext:value-type="string">
            <text:p>Breaking pitch</text:p>
          </table:table-cell>
          <table:table-cell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24</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25</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26</text:p>
          </table:table-cell>
          <table:table-cell office:value-type="string" calcext:value-type="string">
            <text:p>INOUEISEKI SP ～やれんのか!!! 異種音楽対決の巻 第2幕～</text:p>
          </table:table-cell>
          <table:table-cell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27</text:p>
          </table:table-cell>
          <table:table-cell office:value-type="string" calcext:value-type="string">
            <text:p>Dorothy Little Happy Live 2014 〜STARTING OVER〜</text:p>
          </table:table-cell>
          <table:table-cell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28</text:p>
          </table:table-cell>
          <table:table-cell office:value-type="string" calcext:value-type="string">
            <text:p>ネギリリペシア</text:p>
          </table:table-cell>
          <table:table-cell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9"/>
        </table:table-row>
        <table:table-row table:style-name="ro2">
          <table:table-cell office:value-type="float" office:value="17" calcext:value-type="float">
            <text:p>17</text:p>
          </table:table-cell>
          <table:table-cell office:value-type="string" calcext:value-type="string">
            <text:p>0429</text:p>
          </table:table-cell>
          <table:table-cell office:value-type="string" calcext:value-type="string">
            <text:p>武藤彩未 DEBUT LIVE 「BIRTH」</text:p>
          </table:table-cell>
          <table:table-cell office:value-type="string" calcext:value-type="string">
            <text:p>武藤彩未</text:p>
          </table:table-cell>
          <table:table-cell office:value-type="string" calcext:value-type="string">
            <text:p>OPEN: 17:45 / START: 18:30 br2nADV: 4200 / DOOR: 未定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02</text:p>
          </table:table-cell>
          <table:table-cell office:value-type="string" calcext:value-type="string">
            <text:p>忘れらんねえよ主催 ツレ伝ツアー ～序章～</text:p>
          </table:table-cell>
          <table:table-cell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03</text:p>
          </table:table-cell>
          <table:table-cell office:value-type="string" calcext:value-type="string">
            <text:p>東西爆音楽祭</text:p>
          </table:table-cell>
          <table:table-cell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04</text:p>
          </table:table-cell>
          <table:table-cell office:value-type="string" calcext:value-type="string">
            <text:p>～Peace!!The Puzzle Tour 2014～ TOUR FINAL</text:p>
          </table:table-cell>
          <table:table-cell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05</text:p>
          </table:table-cell>
          <table:table-cell office:value-type="string" calcext:value-type="string">
            <text:p>ワカバ LIVE TOUR 2014 超★ド★真ん中</text:p>
          </table:table-cell>
          <table:table-cell office:value-type="string" calcext:value-type="string">
            <text:p>ワカバ</text:p>
          </table:table-cell>
          <table:table-cell office:value-type="string" calcext:value-type="string">
            <text:p>OPEN: 17:30 / START: 18:00 br2nADV: 4000 / DOOR: 40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06</text:p>
          </table:table-cell>
          <table:table-cell office:value-type="string" calcext:value-type="string">
            <text:p>LIVE TOUR 2014 心・裸・晩・唱 ～PHASE4～</text:p>
          </table:table-cell>
          <table:table-cell office:value-type="string" calcext:value-type="string">
            <text:p>森久保祥太郎</text:p>
          </table:table-cell>
          <table:table-cell office:value-type="string" calcext:value-type="string">
            <text:p>OPEN: 16:00 / START: 17:00 br2nADV: 6,300 / DOOR: –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07</text:p>
          </table:table-cell>
          <table:table-cell office:value-type="string" calcext:value-type="string">
            <text:p>『 GIRL’S BOMB!! 〜応援会〜 』</text:p>
          </table:table-cell>
          <table:table-cell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08</text:p>
          </table:table-cell>
          <table:table-cell office:value-type="string" calcext:value-type="string">
            <text:p>Write the Future</text:p>
          </table:table-cell>
          <table:table-cell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09</text:p>
          </table:table-cell>
          <table:table-cell office:value-type="string" calcext:value-type="string">
            <text:p>激ロックGIG VOL.3</text:p>
          </table:table-cell>
          <table:table-cell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10</text:p>
          </table:table-cell>
          <table:table-cell office:value-type="string" calcext:value-type="string">
            <text:p>One on One Produced by Guitar Magazine</text:p>
          </table:table-cell>
          <table:table-cell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11</text:p>
          </table:table-cell>
          <table:table-cell office:value-type="string" calcext:value-type="string">
            <text:p>nest presents 「ザゼンとオウガ」</text:p>
          </table:table-cell>
          <table:table-cell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13</text:p>
          </table:table-cell>
          <table:table-cell office:value-type="string" calcext:value-type="string">
            <text:p>小桃音まい 5周年記念東名阪ツアー「ダンシン☆民族大移動」</text:p>
          </table:table-cell>
          <table:table-cell office:value-type="string" calcext:value-type="string">
            <text:p>小桃音まい</text:p>
          </table:table-cell>
          <table:table-cell office:value-type="string" calcext:value-type="string">
            <text:p>OPEN: 17:30 / START: 18:00 br2nADV: 3000 / DOOR: 未定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14</text:p>
          </table:table-cell>
          <table:table-cell office:value-type="string" calcext:value-type="string">
            <text:p>良いLIVEはじめました</text:p>
          </table:table-cell>
          <table:table-cell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15</text:p>
          </table:table-cell>
          <table:table-cell office:value-type="string" calcext:value-type="string">
            <text:p>LoVendoЯ LIVE TOUR 2014 SprinteЯ ～Bitter&amp;Sweet～</text:p>
          </table:table-cell>
          <table:table-cell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16</text:p>
          </table:table-cell>
          <table:table-cell office:value-type="string" calcext:value-type="string">
            <text:p>TREASURE SQUARE</text:p>
          </table:table-cell>
          <table:table-cell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17</text:p>
          </table:table-cell>
          <table:table-cell office:value-type="string" calcext:value-type="string">
            <text:p>「円山町Mixture Night!! 2014」〜MAGUMI (LA-PPISCH) Produce!〜</text:p>
          </table:table-cell>
          <table:table-cell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18</text:p>
          </table:table-cell>
          <table:table-cell office:value-type="string" calcext:value-type="string">
            <text:p>Brand New VibeのTokyo LIVE Kingdom☆</text:p>
          </table:table-cell>
          <table:table-cell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9"/>
        </table:table-row>
        <table:table-row table:style-name="ro1">
          <table:table-cell office:value-type="float" office:value="18" calcext:value-type="float">
            <text:p>18</text:p>
          </table:table-cell>
          <table:table-cell office:value-type="string" calcext:value-type="string">
            <text:p>0419</text:p>
          </table:table-cell>
          <table:table-cell office:value-type="string" calcext:value-type="string">
            <text:p>ØØØ TOUR 2013-2014</text:p>
          </table:table-cell>
          <table:table-cell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20</text:p>
          </table:table-cell>
          <table:table-cell office:value-type="string" calcext:value-type="string">
            <text:p>“Kill The Power” JAPAN TOUR</text:p>
          </table:table-cell>
          <table:table-cell office:value-type="string" calcext:value-type="string">
            <text:p>SKINDRED</text:p>
          </table:table-cell>
          <table:table-cell office:value-type="string" calcext:value-type="string">
            <text:p>OPEN: 18:00 / START: 19:00 br2nADV: 3800 / DOOR: 未定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21</text:p>
          </table:table-cell>
          <table:table-cell office:value-type="string" calcext:value-type="string">
            <text:p>EARNEST GAMES -Damned parts shit “Key”-</text:p>
          </table:table-cell>
          <table:table-cell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22</text:p>
          </table:table-cell>
          <table:table-cell office:value-type="string" calcext:value-type="string">
            <text:p>この唄が、あなたに届きますように…☆vol.8</text:p>
          </table:table-cell>
          <table:table-cell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25</text:p>
          </table:table-cell>
          <table:table-cell office:value-type="string" calcext:value-type="string">
            <text:p>“V-BAND 祭”～春爛漫ツアー 2014～</text:p>
          </table:table-cell>
          <table:table-cell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26</text:p>
          </table:table-cell>
          <table:table-cell office:value-type="string" calcext:value-type="string">
            <text:p>wyse × ν［NEU］「2MAN」～60min×2～</text:p>
          </table:table-cell>
          <table:table-cell office:value-type="string" calcext:value-type="string">
            <text:p>wyse br2nν［NEU］</text:p>
          </table:table-cell>
          <table:table-cell office:value-type="string" calcext:value-type="string">
            <text:p>OPEN: 16:00 / START: 16:30 br2nADV: 4000 / DOOR: 未定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27</text:p>
          </table:table-cell>
          <table:table-cell office:value-type="string" calcext:value-type="string">
            <text:p>Yeti Presents 「しゅしゃいらいぶ　＃２」</text:p>
          </table:table-cell>
          <table:table-cell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28</text:p>
          </table:table-cell>
          <table:table-cell office:value-type="string" calcext:value-type="string">
            <text:p>本当に帰ってきたヘビーメタルTOUR 2014</text:p>
          </table:table-cell>
          <table:table-cell office:value-type="string" calcext:value-type="string">
            <text:p>THE冠</text:p>
          </table:table-cell>
          <table:table-cell office:value-type="string" calcext:value-type="string">
            <text:p>OPEN: 18:30 / START: 19:00 br2nADV: 3500 / DOOR: 未定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29</text:p>
          </table:table-cell>
          <table:table-cell office:value-type="string" calcext:value-type="string">
            <text:p>「究極のレッドツェッペリン完全再現ライブ！」</text:p>
          </table:table-cell>
          <table:table-cell office:value-type="string" calcext:value-type="string">
            <text:p>CINNAMON</text:p>
          </table:table-cell>
          <table:table-cell office:value-type="string" calcext:value-type="string">
            <text:p>OPEN: 18:00 / START: 18:30 br2nADV: 4500 / DOOR: 5000 (ドリンク別)</text:p>
          </table:table-cell>
          <table:table-cell table:number-columns-repeated="1019"/>
        </table:table-row>
        <table:table-row table:style-name="ro2">
          <table:table-cell office:value-type="float" office:value="18" calcext:value-type="float">
            <text:p>18</text:p>
          </table:table-cell>
          <table:table-cell office:value-type="string" calcext:value-type="string">
            <text:p>0430</text:p>
          </table:table-cell>
          <table:table-cell office:value-type="string" calcext:value-type="string">
            <text:p>『MASOCHIST RED SHOWCASE』～WICKED OF BLAZE～</text:p>
          </table:table-cell>
          <table:table-cell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02</text:p>
          </table:table-cell>
          <table:table-cell office:value-type="string" calcext:value-type="string">
            <text:p>Mount:CircleSound</text:p>
          </table:table-cell>
          <table:table-cell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03</text:p>
          </table:table-cell>
          <table:table-cell office:value-type="string" calcext:value-type="string">
            <text:p>MARUYAMA MUSICS</text:p>
          </table:table-cell>
          <table:table-cell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04</text:p>
          </table:table-cell>
          <table:table-cell office:value-type="string" calcext:value-type="string">
            <text:p>HARU GA KITA</text:p>
          </table:table-cell>
          <table:table-cell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05</text:p>
          </table:table-cell>
          <table:table-cell office:value-type="string" calcext:value-type="string">
            <text:p>「ラピスTrick ♡ partⅡ 」 -蒼姫ラピス生誕祭 in渋谷-</text:p>
          </table:table-cell>
          <table:table-cell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05</text:p>
          </table:table-cell>
          <table:table-cell office:value-type="string" calcext:value-type="string">
            <text:p>Electro.muster Night2 Re:play</text:p>
          </table:table-cell>
          <table:table-cell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07</text:p>
          </table:table-cell>
          <table:table-cell office:value-type="string" calcext:value-type="string">
            <text:p>MARUYAMA MUISCS</text:p>
          </table:table-cell>
          <table:table-cell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08</text:p>
          </table:table-cell>
          <table:table-cell office:value-type="string" calcext:value-type="string">
            <text:p>Mount:CircleSound</text:p>
          </table:table-cell>
          <table:table-cell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09</text:p>
          </table:table-cell>
          <table:table-cell office:value-type="string" calcext:value-type="string">
            <text:p>shibuya audiovisual education</text:p>
          </table:table-cell>
          <table:table-cell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10</text:p>
          </table:table-cell>
          <table:table-cell office:value-type="string" calcext:value-type="string">
            <text:p>MARUYAMA ROCKS</text:p>
          </table:table-cell>
          <table:table-cell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11</text:p>
          </table:table-cell>
          <table:table-cell office:value-type="string" calcext:value-type="string">
            <text:p>ワンダフルボーイズbr2n”スローリースローリースローリーナイト”リリース記念ライブ br2n「THIS IS PARTY!!!」</text:p>
          </table:table-cell>
          <table:table-cell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12</text:p>
          </table:table-cell>
          <table:table-cell office:value-type="string" calcext:value-type="string">
            <text:p>「渋谷丼」 – toitoitoi どんぶり巡りファイナル -</text:p>
          </table:table-cell>
          <table:table-cell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13</text:p>
          </table:table-cell>
          <table:table-cell office:value-type="string" calcext:value-type="string">
            <text:p>STYLE BAND TOKYO 2014</text:p>
          </table:table-cell>
          <table:table-cell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14</text:p>
          </table:table-cell>
          <table:table-cell office:value-type="string" calcext:value-type="string">
            <text:p>P-VINE presents SCREAMING MALDINI Japan tour 2014</text:p>
          </table:table-cell>
          <table:table-cell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17</text:p>
          </table:table-cell>
          <table:table-cell office:value-type="string" calcext:value-type="string">
            <text:p>A HARU DESU NE</text:p>
          </table:table-cell>
          <table:table-cell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19</text:p>
          </table:table-cell>
          <table:table-cell office:value-type="string" calcext:value-type="string">
            <text:p>MUSIC TRAIL</text:p>
          </table:table-cell>
          <table:table-cell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20</text:p>
          </table:table-cell>
          <table:table-cell office:value-type="string" calcext:value-type="string">
            <text:p>いいにおいのするALCESTワンマンSHOW!</text:p>
          </table:table-cell>
          <table:table-cell office:value-type="string" calcext:value-type="string">
            <text:p>ALCEST</text:p>
          </table:table-cell>
          <table:table-cell office:value-type="string" calcext:value-type="string">
            <text:p>OPEN: 18:00 / START: 19:00 br2nADV: 5000 / DOOR: 55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21</text:p>
          </table:table-cell>
          <table:table-cell office:value-type="string" calcext:value-type="string">
            <text:p>MAC URA YAK</text:p>
          </table:table-cell>
          <table:table-cell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22</text:p>
          </table:table-cell>
          <table:table-cell office:value-type="string" calcext:value-type="string">
            <text:p>Mount:CircleSound</text:p>
          </table:table-cell>
          <table:table-cell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9"/>
        </table:table-row>
        <table:table-row table:style-name="ro1">
          <table:table-cell office:value-type="float" office:value="19" calcext:value-type="float">
            <text:p>19</text:p>
          </table:table-cell>
          <table:table-cell office:value-type="string" calcext:value-type="string">
            <text:p>0423</text:p>
          </table:table-cell>
          <table:table-cell office:value-type="string" calcext:value-type="string">
            <text:p>CHIN-DON</text:p>
          </table:table-cell>
          <table:table-cell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24</text:p>
          </table:table-cell>
          <table:table-cell office:value-type="string" calcext:value-type="string">
            <text:p>CHIN-DON</text:p>
          </table:table-cell>
          <table:table-cell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28</text:p>
          </table:table-cell>
          <table:table-cell office:value-type="string" calcext:value-type="string">
            <text:p>トリプルファイヤー自主企画vol.4「MIND ASSASSIN」</text:p>
          </table:table-cell>
          <table:table-cell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29</text:p>
          </table:table-cell>
          <table:table-cell office:value-type="string" calcext:value-type="string">
            <text:p>sjue 10th Birthday ツーマンライブ</text:p>
          </table:table-cell>
          <table:table-cell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9"/>
        </table:table-row>
        <table:table-row table:style-name="ro2">
          <table:table-cell office:value-type="float" office:value="19" calcext:value-type="float">
            <text:p>19</text:p>
          </table:table-cell>
          <table:table-cell office:value-type="string" calcext:value-type="string">
            <text:p>0430</text:p>
          </table:table-cell>
          <table:table-cell office:value-type="string" calcext:value-type="string">
            <text:p>Mount:CircleSound</text:p>
          </table:table-cell>
          <table:table-cell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02</text:p>
          </table:table-cell>
          <table:table-cell office:value-type="string" calcext:value-type="string">
            <text:p>Beyond all imagination</text:p>
          </table:table-cell>
          <table:table-cell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03</text:p>
          </table:table-cell>
          <table:table-cell office:value-type="string" calcext:value-type="string">
            <text:p>hybrid spring sounds</text:p>
          </table:table-cell>
          <table:table-cell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04</text:p>
          </table:table-cell>
          <table:table-cell office:value-type="string" calcext:value-type="string">
            <text:p>Qaijff 1st FullAlbum『クアイフ』release 東名阪 tour “ピラミッドを崩せツアー”</text:p>
          </table:table-cell>
          <table:table-cell office:value-type="string" calcext:value-type="string">
            <text:p>QaijffTaro&amp;Jiro / 他</text:p>
          </table:table-cell>
          <table:table-cell office:value-type="string" calcext:value-type="string">
            <text:p>OPEN: 18:30 / START: 19:00 br2nADV: 2000 / DOOR: –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05</text:p>
          </table:table-cell>
          <table:table-cell office:value-type="string" calcext:value-type="string">
            <text:p>GRIKOの若手狩りTOKYO</text:p>
          </table:table-cell>
          <table:table-cell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07</text:p>
          </table:table-cell>
          <table:table-cell office:value-type="string" calcext:value-type="string">
            <text:p>春の大三角形</text:p>
          </table:table-cell>
          <table:table-cell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9"/>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ghostnote大平 presents バトンでタッチ!</text:p>
          </table:table-cell>
          <table:table-cell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9"/>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ラブロベリー」発売記念ワンマンライブ 『LOVE &amp; THANKS Ⅶ』</text:p>
          </table:table-cell>
          <table:table-cell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09</text:p>
          </table:table-cell>
          <table:table-cell office:value-type="string" calcext:value-type="string">
            <text:p>唄のチカラ</text:p>
          </table:table-cell>
          <table:table-cell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10</text:p>
          </table:table-cell>
          <table:table-cell office:value-type="string" calcext:value-type="string">
            <text:p>Rock Tribe</text:p>
          </table:table-cell>
          <table:table-cell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11</text:p>
          </table:table-cell>
          <table:table-cell office:value-type="string" calcext:value-type="string">
            <text:p>ジラフポット 『Hydro human』 リリースツアー</text:p>
          </table:table-cell>
          <table:table-cell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12</text:p>
          </table:table-cell>
          <table:table-cell office:value-type="string" calcext:value-type="string">
            <text:p>chaqq IN JAPAN FES. 2014</text:p>
          </table:table-cell>
          <table:table-cell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13</text:p>
          </table:table-cell>
          <table:table-cell office:value-type="string" calcext:value-type="string">
            <text:p>SPLASH&amp;FUNNY’S RECO. Presents 「SPLASH&amp;FUNNY’S ROCK Vol.1」</text:p>
          </table:table-cell>
          <table:table-cell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14</text:p>
          </table:table-cell>
          <table:table-cell office:value-type="string" calcext:value-type="string">
            <text:p>fateful encounters</text:p>
          </table:table-cell>
          <table:table-cell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15</text:p>
          </table:table-cell>
          <table:table-cell office:value-type="string" calcext:value-type="string">
            <text:p>SUGAWARA × Crest Presents 「HELLO!! ROCK STAR☆」</text:p>
          </table:table-cell>
          <table:table-cell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16</text:p>
          </table:table-cell>
          <table:table-cell office:value-type="string" calcext:value-type="string">
            <text:p>春うらら</text:p>
          </table:table-cell>
          <table:table-cell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昼の部</text:p>
          </table:table-cell>
          <table:table-cell office:value-type="string" calcext:value-type="string">
            <text:p>M.Pire</text:p>
          </table:table-cell>
          <table:table-cell office:value-type="string" calcext:value-type="string">
            <text:p>OPEN: 13:00 / START: 14:00 br2nADV: 4800 / DOOR: –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夜の部</text:p>
          </table:table-cell>
          <table:table-cell office:value-type="string" calcext:value-type="string">
            <text:p>M.Pire</text:p>
          </table:table-cell>
          <table:table-cell office:value-type="string" calcext:value-type="string">
            <text:p>OPEN: 18:00 / START: 19:00 br2nADV: 4800 / DOOR: –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18</text:p>
          </table:table-cell>
          <table:table-cell office:value-type="string" calcext:value-type="string">
            <text:p>疾走！道玄坂</text:p>
          </table:table-cell>
          <table:table-cell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19</text:p>
          </table:table-cell>
          <table:table-cell office:value-type="string" calcext:value-type="string">
            <text:p>オルタナティブ和太鼓ユニット バチあたりLIVE『翔ぶが如く』</text:p>
          </table:table-cell>
          <table:table-cell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19</text:p>
          </table:table-cell>
          <table:table-cell office:value-type="string" calcext:value-type="string">
            <text:p>アブフォーマルナイン in 東京</text:p>
          </table:table-cell>
          <table:table-cell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20</text:p>
          </table:table-cell>
          <table:table-cell office:value-type="string" calcext:value-type="string">
            <text:p>ひなたワンマンライブbr2n〜陽のあたる場所へ〜new single release party!!</text:p>
          </table:table-cell>
          <table:table-cell office:value-type="string" calcext:value-type="string">
            <text:p>ひなた</text:p>
          </table:table-cell>
          <table:table-cell office:value-type="string" calcext:value-type="string">
            <text:p>OPEN: 11:30 / START: 12:00 br2nADV: 3000 / DOOR: 35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20</text:p>
          </table:table-cell>
          <table:table-cell office:value-type="string" calcext:value-type="string">
            <text:p>bye-bye circus ワンマンライブbr2n「カルナバル」new single release party!!</text:p>
          </table:table-cell>
          <table:table-cell office:value-type="string" calcext:value-type="string">
            <text:p>bye-bye circus</text:p>
          </table:table-cell>
          <table:table-cell office:value-type="string" calcext:value-type="string">
            <text:p>OPEN: 17:30 / START: 18:00 br2nADV: 3000 / DOOR: 35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21</text:p>
          </table:table-cell>
          <table:table-cell office:value-type="string" calcext:value-type="string">
            <text:p>Seeing is believing</text:p>
          </table:table-cell>
          <table:table-cell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22</text:p>
          </table:table-cell>
          <table:table-cell office:value-type="string" calcext:value-type="string">
            <text:p>LILY　〜Iだとか、Youだとか『DA“TO LOVE”』TOUR〜</text:p>
          </table:table-cell>
          <table:table-cell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23</text:p>
          </table:table-cell>
          <table:table-cell office:value-type="string" calcext:value-type="string">
            <text:p>リムキャット presents 「foot print」</text:p>
          </table:table-cell>
          <table:table-cell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1019"/>
        </table:table-row>
        <table:table-row table:style-name="ro1">
          <table:table-cell office:value-type="float" office:value="20" calcext:value-type="float">
            <text:p>20</text:p>
          </table:table-cell>
          <table:table-cell office:value-type="string" calcext:value-type="string">
            <text:p>0424</text:p>
          </table:table-cell>
          <table:table-cell office:value-type="string" calcext:value-type="string">
            <text:p>-</text:p>
          </table:table-cell>
          <table:table-cell office:value-type="string" calcext:value-type="string">
            <text:p>宇宙まお</text:p>
          </table:table-cell>
          <table:table-cell office:value-type="string" calcext:value-type="string">
            <text:p>OPEN: 19:00 / START: 19:30 br2nADV: 1500 / DOOR: –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25</text:p>
          </table:table-cell>
          <table:table-cell office:value-type="string" calcext:value-type="string">
            <text:p>パラノイアツアー 東京編　</text:p>
          </table:table-cell>
          <table:table-cell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26</text:p>
          </table:table-cell>
          <table:table-cell office:value-type="string" calcext:value-type="string">
            <text:p>Saturday lunch time acoustic show</text:p>
          </table:table-cell>
          <table:table-cell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26</text:p>
          </table:table-cell>
          <table:table-cell office:value-type="string" calcext:value-type="string">
            <text:p>ユビキタス 「リアクタンスの法則」リリースツアー 【３+１=１】</text:p>
          </table:table-cell>
          <table:table-cell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27</text:p>
          </table:table-cell>
          <table:table-cell office:value-type="string" calcext:value-type="string">
            <text:p>NUMBER VOGEL『わ・を・ん』リリースツアーbr2n〜五十音よ鳴り響け〜ファイナルワンマン</text:p>
          </table:table-cell>
          <table:table-cell office:value-type="string" calcext:value-type="string">
            <text:p>NUMBER VOGEL</text:p>
          </table:table-cell>
          <table:table-cell office:value-type="string" calcext:value-type="string">
            <text:p>OPEN: 18:00 / START: 18:30 br2nADV: 2500 / DOOR: 30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28</text:p>
          </table:table-cell>
          <table:table-cell office:value-type="string" calcext:value-type="string">
            <text:p>Rootless presents “Wonderer”</text:p>
          </table:table-cell>
          <table:table-cell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29</text:p>
          </table:table-cell>
          <table:table-cell office:value-type="string" calcext:value-type="string">
            <text:p>「7＋3＝10」</text:p>
          </table:table-cell>
          <table:table-cell office:value-type="string" calcext:value-type="string">
            <text:p>reading note</text:p>
          </table:table-cell>
          <table:table-cell office:value-type="string" calcext:value-type="string">
            <text:p>OPEN: 18:30 / START: 19:00 br2nADV: 2500 / DOOR: 3000 (ドリンク別)</text:p>
          </table:table-cell>
          <table:table-cell table:number-columns-repeated="1019"/>
        </table:table-row>
        <table:table-row table:style-name="ro2">
          <table:table-cell office:value-type="float" office:value="20" calcext:value-type="float">
            <text:p>20</text:p>
          </table:table-cell>
          <table:table-cell office:value-type="string" calcext:value-type="string">
            <text:p>0430</text:p>
          </table:table-cell>
          <table:table-cell office:value-type="string" calcext:value-type="string">
            <text:p>CHERRY NADE 169×waybee×Half time Old東名阪３週連続共同企画 『チェタビーマハールtour’14-FINAL-』</text:p>
          </table:table-cell>
          <table:table-cell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01</text:p>
          </table:table-cell>
          <table:table-cell office:value-type="string" calcext:value-type="string">
            <text:p>道玄坂叙情詩 第75章</text:p>
          </table:table-cell>
          <table:table-cell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02</text:p>
          </table:table-cell>
          <table:table-cell office:value-type="string" calcext:value-type="string">
            <text:p>INTO THE BURROW Vol.18</text:p>
          </table:table-cell>
          <table:table-cell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03</text:p>
          </table:table-cell>
          <table:table-cell office:value-type="string" calcext:value-type="string">
            <text:p>INTO THE BURROW Vol.19</text:p>
          </table:table-cell>
          <table:table-cell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05</text:p>
          </table:table-cell>
          <table:table-cell office:value-type="string" calcext:value-type="string">
            <text:p>横道新聞会員限定イベント</text:p>
          </table:table-cell>
          <table:table-cell office:value-type="string" calcext:value-type="string">
            <text:p>横道坊主</text:p>
          </table:table-cell>
          <table:table-cell office:value-type="string" calcext:value-type="string">
            <text:p>OPEN: 18:00 / START: 18:30 br2nADV: 3000 / DOOR: 未定 (ドリンク別)</text:p>
          </table:table-cell>
          <table:table-cell table:number-columns-repeated="1019"/>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ヒッピーバースデー50</text:p>
          </table:table-cell>
          <table:table-cell/>
          <table:table-cell office:value-type="string" calcext:value-type="string">
            <text:p>OPEN: 17:30 / START: 18:00 br2nADV: 3000 / DOOR: 3500 (ドリンク別)</text:p>
          </table:table-cell>
          <table:table-cell table:number-columns-repeated="1019"/>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WE LOVE RECORDS presnts “Kurt Cobain追悼ライブ”</text:p>
          </table:table-cell>
          <table:table-cell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07</text:p>
          </table:table-cell>
          <table:table-cell office:value-type="string" calcext:value-type="string">
            <text:p>道玄坂叙情詩 第76章</text:p>
          </table:table-cell>
          <table:table-cell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08</text:p>
          </table:table-cell>
          <table:table-cell office:value-type="string" calcext:value-type="string">
            <text:p>INTO THE BURROW Vol.20</text:p>
          </table:table-cell>
          <table:table-cell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09</text:p>
          </table:table-cell>
          <table:table-cell office:value-type="string" calcext:value-type="string">
            <text:p>【Bistro SHIBUYA】</text:p>
          </table:table-cell>
          <table:table-cell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10</text:p>
          </table:table-cell>
          <table:table-cell office:value-type="string" calcext:value-type="string">
            <text:p>INTO THE BURROW Vol.21</text:p>
          </table:table-cell>
          <table:table-cell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11</text:p>
          </table:table-cell>
          <table:table-cell office:value-type="string" calcext:value-type="string">
            <text:p>INTO THE BURROW Vol.22</text:p>
          </table:table-cell>
          <table:table-cell office:value-type="string" calcext:value-type="string">
            <text:p>QUORUM br2n他</text:p>
          </table:table-cell>
          <table:table-cell office:value-type="string" calcext:value-type="string">
            <text:p>OPEN: 18:30 / START: 19:00 br2nADV: 2000 / DOOR: 2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12</text:p>
          </table:table-cell>
          <table:table-cell office:value-type="string" calcext:value-type="string">
            <text:p>きょう。～第１章～</text:p>
          </table:table-cell>
          <table:table-cell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13</text:p>
          </table:table-cell>
          <table:table-cell office:value-type="string" calcext:value-type="string">
            <text:p>国吉亜耶子and西川真吾Duo LIVE 〜国吉&amp;西川ラボ(Laboratory) vol.2〜</text:p>
          </table:table-cell>
          <table:table-cell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15</text:p>
          </table:table-cell>
          <table:table-cell office:value-type="string" calcext:value-type="string">
            <text:p>穴蔵VOICE Vol.6</text:p>
          </table:table-cell>
          <table:table-cell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16</text:p>
          </table:table-cell>
          <table:table-cell office:value-type="string" calcext:value-type="string">
            <text:p>lazward</text:p>
          </table:table-cell>
          <table:table-cell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17</text:p>
          </table:table-cell>
          <table:table-cell office:value-type="string" calcext:value-type="string">
            <text:p>近藤房之助LIVE 2014 ~Anytime Anyplace~</text:p>
          </table:table-cell>
          <table:table-cell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19</text:p>
          </table:table-cell>
          <table:table-cell office:value-type="string" calcext:value-type="string">
            <text:p>MOLICE presents ” Rainbow Space vol.2 ”</text:p>
          </table:table-cell>
          <table:table-cell office:value-type="string" calcext:value-type="string">
            <text:p>MOLICE br2n他</text:p>
          </table:table-cell>
          <table:table-cell office:value-type="string" calcext:value-type="string">
            <text:p>OPEN: 17:30 / START: 18:00 br2nADV: 2500 / DOOR: 30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20</text:p>
          </table:table-cell>
          <table:table-cell office:value-type="string" calcext:value-type="string">
            <text:p>savage genius LIVE　</text:p>
          </table:table-cell>
          <table:table-cell office:value-type="string" calcext:value-type="string">
            <text:p>savage genius</text:p>
          </table:table-cell>
          <table:table-cell office:value-type="string" calcext:value-type="string">
            <text:p>OPEN: 17:30 / START: 18:00 br2nADV: 4500 / DOOR: 50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21</text:p>
          </table:table-cell>
          <table:table-cell office:value-type="string" calcext:value-type="string">
            <text:p>【渋谷Angel Sweet Vol.3】</text:p>
          </table:table-cell>
          <table:table-cell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22</text:p>
          </table:table-cell>
          <table:table-cell office:value-type="string" calcext:value-type="string">
            <text:p>穴蔵VOICE Vol.7</text:p>
          </table:table-cell>
          <table:table-cell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23</text:p>
          </table:table-cell>
          <table:table-cell office:value-type="string" calcext:value-type="string">
            <text:p>INTO THE BURROW Vol.23</text:p>
          </table:table-cell>
          <table:table-cell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24</text:p>
          </table:table-cell>
          <table:table-cell office:value-type="string" calcext:value-type="string">
            <text:p>INTO THE BURROW Vol.24</text:p>
          </table:table-cell>
          <table:table-cell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25</text:p>
          </table:table-cell>
          <table:table-cell office:value-type="string" calcext:value-type="string">
            <text:p>「FOK46」出版記念　FOK48弾き語りツアー</text:p>
          </table:table-cell>
          <table:table-cell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26</text:p>
          </table:table-cell>
          <table:table-cell office:value-type="string" calcext:value-type="string">
            <text:p>カメラマン井口拓也×ロックバンドthe bootleg presents</text:p>
          </table:table-cell>
          <table:table-cell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27</text:p>
          </table:table-cell>
          <table:table-cell office:value-type="string" calcext:value-type="string">
            <text:p>i nou vory 1st Singleレコ発イベント「ユメノボリ★」</text:p>
          </table:table-cell>
          <table:table-cell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28</text:p>
          </table:table-cell>
          <table:table-cell office:value-type="string" calcext:value-type="string">
            <text:p>INTO THE BURROW Vol.25</text:p>
          </table:table-cell>
          <table:table-cell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29</text:p>
          </table:table-cell>
          <table:table-cell office:value-type="string" calcext:value-type="string">
            <text:p>片山遼 MONTHLY 2MAN LIVE 『Who’s next ⁈』</text:p>
          </table:table-cell>
          <table:table-cell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29</text:p>
          </table:table-cell>
          <table:table-cell office:value-type="string" calcext:value-type="string">
            <text:p>つばさFly定期公演”START IN MY DREAM” vol.6 〜藤井勇綺生誕祭〜</text:p>
          </table:table-cell>
          <table:table-cell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9"/>
        </table:table-row>
        <table:table-row table:style-name="ro2">
          <table:table-cell office:value-type="float" office:value="21" calcext:value-type="float">
            <text:p>21</text:p>
          </table:table-cell>
          <table:table-cell office:value-type="string" calcext:value-type="string">
            <text:p>0430</text:p>
          </table:table-cell>
          <table:table-cell office:value-type="string" calcext:value-type="string">
            <text:p>穴蔵VOICE Vol.8</text:p>
          </table:table-cell>
          <table:table-cell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01</text:p>
          </table:table-cell>
          <table:table-cell office:value-type="string" calcext:value-type="string">
            <text:p>KINOTO proudly presents 「in the blue」</text:p>
          </table:table-cell>
          <table:table-cell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02</text:p>
          </table:table-cell>
          <table:table-cell office:value-type="string" calcext:value-type="string">
            <text:p>KINOTO proudly presents 「in the blue」</text:p>
          </table:table-cell>
          <table:table-cell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03</text:p>
          </table:table-cell>
          <table:table-cell office:value-type="string" calcext:value-type="string">
            <text:p>KINOTO proudly presents 「in the blue」</text:p>
          </table:table-cell>
          <table:table-cell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04</text:p>
          </table:table-cell>
          <table:table-cell office:value-type="string" calcext:value-type="string">
            <text:p>KINOTO proudly presents 「4」</text:p>
          </table:table-cell>
          <table:table-cell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05</text:p>
          </table:table-cell>
          <table:table-cell office:value-type="string" calcext:value-type="string">
            <text:p>映画で見た少女 presents 「映画vol.3」</text:p>
          </table:table-cell>
          <table:table-cell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06</text:p>
          </table:table-cell>
          <table:table-cell office:value-type="string" calcext:value-type="string">
            <text:p>BLACKBILLY presents br2nBLACKBILLY is DEADツアーファイナル2マンライブ br2n「DESTROY YOUR ALL」</text:p>
          </table:table-cell>
          <table:table-cell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07</text:p>
          </table:table-cell>
          <table:table-cell office:value-type="string" calcext:value-type="string">
            <text:p>「KINOTONITE!!!」</text:p>
          </table:table-cell>
          <table:table-cell/>
          <table:table-cell office:value-type="string" calcext:value-type="string">
            <text:p>open&gt;callbr2nstart&gt;call adv&gt;callbr2ndoor&gt;call</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08</text:p>
          </table:table-cell>
          <table:table-cell office:value-type="string" calcext:value-type="string">
            <text:p>KINOTO proudly presents 「dusk to dawn」</text:p>
          </table:table-cell>
          <table:table-cell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09</text:p>
          </table:table-cell>
          <table:table-cell office:value-type="string" calcext:value-type="string">
            <text:p>KINOTO proudly presents 「relaxing」</text:p>
          </table:table-cell>
          <table:table-cell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10</text:p>
          </table:table-cell>
          <table:table-cell office:value-type="string" calcext:value-type="string">
            <text:p>KINOTO proudly presents 「in the blue」</text:p>
          </table:table-cell>
          <table:table-cell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11</text:p>
          </table:table-cell>
          <table:table-cell office:value-type="string" calcext:value-type="string">
            <text:p>ガガ (キノトStaff) BxDx proudly presents 「paranoia vol.2」</text:p>
          </table:table-cell>
          <table:table-cell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12</text:p>
          </table:table-cell>
          <table:table-cell office:value-type="string" calcext:value-type="string">
            <text:p>日向とし子 presents 「スナックとし子一号店 br2n〜FIRST FULL ALBUM "CATAKI" RELEASE PARTY〜」</text:p>
          </table:table-cell>
          <table:table-cell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13</text:p>
          </table:table-cell>
          <table:table-cell office:value-type="string" calcext:value-type="string">
            <text:p>「青山学院大学メロディハウス新入生歓迎ライブ」</text:p>
          </table:table-cell>
          <table:table-cell/>
          <table:table-cell office:value-type="string" calcext:value-type="string">
            <text:p>open&gt;11:30br2nstart&gt;12:00br2nadv&amp;door&gt;br2n¥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14</text:p>
          </table:table-cell>
          <table:table-cell office:value-type="string" calcext:value-type="string">
            <text:p>KINOTO proudly presents 「Draw The Line」</text:p>
          </table:table-cell>
          <table:table-cell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15</text:p>
          </table:table-cell>
          <table:table-cell office:value-type="string" calcext:value-type="string">
            <text:p>KINOTO proudly presents 「From Here To Anywhere」</text:p>
          </table:table-cell>
          <table:table-cell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16</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17</text:p>
          </table:table-cell>
          <table:table-cell office:value-type="string" calcext:value-type="string">
            <text:p>KINOTO proudly presents 「Time is Running」</text:p>
          </table:table-cell>
          <table:table-cell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18</text:p>
          </table:table-cell>
          <table:table-cell office:value-type="string" calcext:value-type="string">
            <text:p>KINOTO proudly presents 「Opiate Sun」</text:p>
          </table:table-cell>
          <table:table-cell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19</text:p>
          </table:table-cell>
          <table:table-cell office:value-type="string" calcext:value-type="string">
            <text:p>タチバナアキホ (niente.) BxDx presents 「microente. is(was) born」</text:p>
          </table:table-cell>
          <table:table-cell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20</text:p>
          </table:table-cell>
          <table:table-cell office:value-type="string" calcext:value-type="string">
            <text:p>JUNIOR BREATH 8th Anniversary br2n「eightbeat sickness Ver.22.1 SIBUYA SPRING STORM MAGIC!!」</text:p>
          </table:table-cell>
          <table:table-cell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21</text:p>
          </table:table-cell>
          <table:table-cell office:value-type="string" calcext:value-type="string">
            <text:p>GIANT proudly presents 「SH!BUYA MOSHP!!!!!T SP」</text:p>
          </table:table-cell>
          <table:table-cell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22</text:p>
          </table:table-cell>
          <table:table-cell office:value-type="string" calcext:value-type="string">
            <text:p>GIANT proudly presents 「SH!BUYA MOSHP!!!!!T SP」</text:p>
          </table:table-cell>
          <table:table-cell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23</text:p>
          </table:table-cell>
          <table:table-cell office:value-type="string" calcext:value-type="string">
            <text:p>KINOTO proudly presents 「BURGER KING!!!」</text:p>
          </table:table-cell>
          <table:table-cell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24</text:p>
          </table:table-cell>
          <table:table-cell office:value-type="string" calcext:value-type="string">
            <text:p>KINOTO proudly presents 「BURGER KING!!!」</text:p>
          </table:table-cell>
          <table:table-cell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25</text:p>
          </table:table-cell>
          <table:table-cell office:value-type="string" calcext:value-type="string">
            <text:p>esola presents【絵空箱vol.5】br2n｢nature &amp; re-creating｣ release party</text:p>
          </table:table-cell>
          <table:table-cell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26</text:p>
          </table:table-cell>
          <table:table-cell office:value-type="string" calcext:value-type="string">
            <text:p>Riff presents 「ハートに火をつけて Vol.2」</text:p>
          </table:table-cell>
          <table:table-cell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27</text:p>
          </table:table-cell>
          <table:table-cell office:value-type="string" calcext:value-type="string">
            <text:p>ヨルニトケル presents「夜更かし -第二夜- 」 br2n～1st EP「さようなら、真冬の死神」release party～</text:p>
          </table:table-cell>
          <table:table-cell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28</text:p>
          </table:table-cell>
          <table:table-cell office:value-type="string" calcext:value-type="string">
            <text:p>KINOTO proudly presents 「ROLL WITH IT」</text:p>
          </table:table-cell>
          <table:table-cell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29</text:p>
          </table:table-cell>
          <table:table-cell office:value-type="string" calcext:value-type="string">
            <text:p>「渋谷GABIGABI 9周年記念ライブ」</text:p>
          </table:table-cell>
          <table:table-cell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9"/>
        </table:table-row>
        <table:table-row table:style-name="ro2">
          <table:table-cell office:value-type="float" office:value="23" calcext:value-type="float">
            <text:p>23</text:p>
          </table:table-cell>
          <table:table-cell office:value-type="string" calcext:value-type="string">
            <text:p>0430</text:p>
          </table:table-cell>
          <table:table-cell office:value-type="string" calcext:value-type="string">
            <text:p>Lie Lay Land x ex. corone 共同企画 「思春期」</text:p>
          </table:table-cell>
          <table:table-cell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01</text:p>
          </table:table-cell>
          <table:table-cell office:value-type="string" calcext:value-type="string">
            <text:p>Beat Happening！とびだせ！おともだち札幌からとびだす！渋谷編！</text:p>
          </table:table-cell>
          <table:table-cell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Advance 2000 / Door 2500 (+1D)br2nBeat Happening！は本公演は高校生以下のお客様は1000円Discountでご入場頂けます。必ず顔と年齢の分かる学生証をお持ち下さい。</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02</text:p>
          </table:table-cell>
          <table:table-cell office:value-type="string" calcext:value-type="string">
            <text:p>free stroke vol.82</text:p>
          </table:table-cell>
          <table:table-cell office:value-type="string" calcext:value-type="string">
            <text:p>LIVE : 本間圭一 / 荒木林太郎 / ヨナハ / 人野もた</text:p>
          </table:table-cell>
          <table:table-cell office:value-type="string" calcext:value-type="string">
            <text:p>Open 18:30 / Start 19:00　 Advance 2000 / Door 2500 (+1D)</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03</text:p>
          </table:table-cell>
          <table:table-cell office:value-type="string" calcext:value-type="string">
            <text:p>LUSH HOUR vol.179br2n〜8Artist 3Stage〜</text:p>
          </table:table-cell>
          <table:table-cell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Advance 2000 / Door 2500 (+1D)</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05</text:p>
          </table:table-cell>
          <table:table-cell office:value-type="string" calcext:value-type="string">
            <text:p>Beat Happening！SHIBUYA R&amp;R PANIC！</text:p>
          </table:table-cell>
          <table:table-cell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Advance 2000 / Door 2500 (+1D)br2nBeat Happening！は本公演は高校生以下のお客様は1000円＋1DRINKでご入場頂けます。必ず顔と年齢の分かる学生証をお持ち下さい。</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06</text:p>
          </table:table-cell>
          <table:table-cell office:value-type="string" calcext:value-type="string">
            <text:p>Air raid vol.246</text:p>
          </table:table-cell>
          <table:table-cell office:value-type="string" calcext:value-type="string">
            <text:p>LIVE : subhi / Well done sabotage / and more...</text:p>
          </table:table-cell>
          <table:table-cell office:value-type="string" calcext:value-type="string">
            <text:p>Open 18:00 / Start 18:30　 Advance 2000 / Door 2500 (+1D)</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07</text:p>
          </table:table-cell>
          <table:table-cell office:value-type="string" calcext:value-type="string">
            <text:p>LUSH HOUR vol.180</text:p>
          </table:table-cell>
          <table:table-cell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Advance 2000 / Door 2500 (+1D)</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08</text:p>
          </table:table-cell>
          <table:table-cell office:value-type="string" calcext:value-type="string">
            <text:p>Air raid vol.247</text:p>
          </table:table-cell>
          <table:table-cell office:value-type="string" calcext:value-type="string">
            <text:p>LIVE : HAND / nada.acarph / and more...</text:p>
          </table:table-cell>
          <table:table-cell office:value-type="string" calcext:value-type="string">
            <text:p>Open 18:30 / Start 19:00　 Advance 2000 / Door 2500 (+1D)</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09</text:p>
          </table:table-cell>
          <table:table-cell office:value-type="string" calcext:value-type="string">
            <text:p>Beat Happening！Next Happening is…</text:p>
          </table:table-cell>
          <table:table-cell office:value-type="string" calcext:value-type="string">
            <text:p>br2nLIVE : ケトル / 佐々木萌 / クロマチックラン / リコチェットマイガール / ZowieZowieZowie</text:p>
          </table:table-cell>
          <table:table-cell office:value-type="string" calcext:value-type="string">
            <text:p>Open 18:30 / Start 19:00　 Advance 2000 / Door 2500 (+1D) br2nBeat Happening！は本公演は高校生以下のお客様は1000円Disocountでご入場頂けます。必ず顔と年齢の分かる学生証をお持ち下さい。</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12</text:p>
          </table:table-cell>
          <table:table-cell office:value-type="string" calcext:value-type="string">
            <text:p>『スクイズメンと会おう 第十四回』</text:p>
          </table:table-cell>
          <table:table-cell office:value-type="string" calcext:value-type="string">
            <text:p>LIVE : スクイズメン/ MUGWUMPS / akutagawa / Emerald</text:p>
          </table:table-cell>
          <table:table-cell office:value-type="string" calcext:value-type="string">
            <text:p>Open 18:30 / Start 19:00　 Advance 2300 / Door 2800 (+1D)</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13</text:p>
          </table:table-cell>
          <table:table-cell office:value-type="string" calcext:value-type="string">
            <text:p>LAUGH &amp; RHYTHMbr2n- THE JAPONICANS presents -</text:p>
          </table:table-cell>
          <table:table-cell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Advance 2000 / Door 2500 (+1D)</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16</text:p>
          </table:table-cell>
          <table:table-cell office:value-type="string" calcext:value-type="string">
            <text:p>LUSH HOUR vol.181br2n〜sexy sleeping編〜</text:p>
          </table:table-cell>
          <table:table-cell office:value-type="string" calcext:value-type="string">
            <text:p>LIVE : 硝子越しの暴走 / 愚か者クラブ(大阪) / 近代ガールズ / and more…</text:p>
          </table:table-cell>
          <table:table-cell office:value-type="string" calcext:value-type="string">
            <text:p>Open 18:30 / Start 19:00　 Advance 2000 / Door 2500 (+1D)</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18</text:p>
          </table:table-cell>
          <table:table-cell office:value-type="string" calcext:value-type="string">
            <text:p>UP&amp;UP</text:p>
          </table:table-cell>
          <table:table-cell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Advance &amp; With Flyer 1500 / Door 2000(+1D)</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20</text:p>
          </table:table-cell>
          <table:table-cell office:value-type="string" calcext:value-type="string">
            <text:p>Beat Happening！SPECIAL！ br2n『I Think Otherwise"イノセンス" Release Party』</text:p>
          </table:table-cell>
          <table:table-cell office:value-type="string" calcext:value-type="string">
            <text:p>LIVE : I Think Otherwise / soulkids / LOVE LOVE LOVE / ヤーチャイカ</text:p>
          </table:table-cell>
          <table:table-cell office:value-type="string" calcext:value-type="string">
            <text:p>Open 17:30 / Start 18:00　 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24</text:p>
          </table:table-cell>
          <table:table-cell office:value-type="string" calcext:value-type="string">
            <text:p>Beat Happening！〜WALKIN' ON A GROOVY THING 〜</text:p>
          </table:table-cell>
          <table:table-cell office:value-type="string" calcext:value-type="string">
            <text:p>LIVE : Sherry… / KIKIMIMI / GO RETRO / ぱいなっぷるくらぶ</text:p>
          </table:table-cell>
          <table:table-cell office:value-type="string" calcext:value-type="string">
            <text:p>Open 19:00 / Start 19:30　 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28</text:p>
          </table:table-cell>
          <table:table-cell office:value-type="string" calcext:value-type="string">
            <text:p>free stroke vol.83</text:p>
          </table:table-cell>
          <table:table-cell office:value-type="string" calcext:value-type="string">
            <text:p>LIVE : イサカヨシタカ / Rocky Stonefield / 那須啓(salsa)</text:p>
          </table:table-cell>
          <table:table-cell office:value-type="string" calcext:value-type="string">
            <text:p>Open 18:00 / Start 18:30　 Advance 2000 / Door 2500 (+1D)</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29</text:p>
          </table:table-cell>
          <table:table-cell office:value-type="string" calcext:value-type="string">
            <text:p>Beat Happening！SHIBUYA GREATEST MAX！</text:p>
          </table:table-cell>
          <table:table-cell office:value-type="string" calcext:value-type="string">
            <text:p>LIVE : イツエ / 宇宙人 / 惑星アブノーマル</text:p>
          </table:table-cell>
          <table:table-cell office:value-type="string" calcext:value-type="string">
            <text:p>Open 17:30 / Start 18:00　 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9"/>
        </table:table-row>
        <table:table-row table:style-name="ro2">
          <table:table-cell office:value-type="float" office:value="24" calcext:value-type="float">
            <text:p>24</text:p>
          </table:table-cell>
          <table:table-cell office:value-type="string" calcext:value-type="string">
            <text:p>0430</text:p>
          </table:table-cell>
          <table:table-cell office:value-type="string" calcext:value-type="string">
            <text:p>ORENCHI -1st PARTY-</text:p>
          </table:table-cell>
          <table:table-cell office:value-type="string" calcext:value-type="string">
            <text:p>LIVE : THE ATOM4 / TomAndEmily / RainDrop / ボインランドリー / クロックムッシュ / BranNewJack</text:p>
          </table:table-cell>
          <table:table-cell office:value-type="string" calcext:value-type="string">
            <text:p>Open 18:00 / Start 18:30　 Advance 1500 / Door 2000 (+1D)</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01</text:p>
          </table:table-cell>
          <table:table-cell office:value-type="string" calcext:value-type="string">
            <text:p>girugamesh 2014 tour MONSTER</text:p>
          </table:table-cell>
          <table:table-cell office:value-type="string" calcext:value-type="string">
            <text:p>ギルガメッシュbr2n【オープニングアクト】MAKE MY DAY</text:p>
          </table:table-cell>
          <table:table-cell office:value-type="string" calcext:value-type="string">
            <text:p>OPEN/START 18:00/19: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02</text:p>
          </table:table-cell>
          <table:table-cell office:value-type="string" calcext:value-type="string">
            <text:p>となりのバンドマンツアー2014</text:p>
          </table:table-cell>
          <table:table-cell office:value-type="string" calcext:value-type="string">
            <text:p>グッドモーニングアメリカ / the band apart / 8otto</text:p>
          </table:table-cell>
          <table:table-cell office:value-type="string" calcext:value-type="string">
            <text:p>OPEN/START 18:00/18:3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03</text:p>
          </table:table-cell>
          <table:table-cell office:value-type="string" calcext:value-type="string">
            <text:p>The Cheserasera～リリース記念フリーライブ～</text:p>
          </table:table-cell>
          <table:table-cell office:value-type="string" calcext:value-type="string">
            <text:p>The Cheserasera</text:p>
          </table:table-cell>
          <table:table-cell office:value-type="string" calcext:value-type="string">
            <text:p>OPEN/START 18:30/19: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04</text:p>
          </table:table-cell>
          <table:table-cell office:value-type="string" calcext:value-type="string">
            <text:p>NEW ALBUM RELEASE LIVE</text:p>
          </table:table-cell>
          <table:table-cell office:value-type="string" calcext:value-type="string">
            <text:p>前野健太</text:p>
          </table:table-cell>
          <table:table-cell office:value-type="string" calcext:value-type="string">
            <text:p>OPEN/START 18:30/19:3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05</text:p>
          </table:table-cell>
          <table:table-cell office:value-type="string" calcext:value-type="string">
            <text:p>Nabowa x 奇妙礼太郎トラベルスイング楽団</text:p>
          </table:table-cell>
          <table:table-cell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06</text:p>
          </table:table-cell>
          <table:table-cell office:value-type="string" calcext:value-type="string">
            <text:p>セクシーパンサーワンマンLIVE「もう1度」</text:p>
          </table:table-cell>
          <table:table-cell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07</text:p>
          </table:table-cell>
          <table:table-cell office:value-type="string" calcext:value-type="string">
            <text:p>Dream5 First Tour ～春ドリ！ピカピカのツアー1年生～</text:p>
          </table:table-cell>
          <table:table-cell office:value-type="string" calcext:value-type="string">
            <text:p>Dream5</text:p>
          </table:table-cell>
          <table:table-cell office:value-type="string" calcext:value-type="string">
            <text:p>OPEN/START 18:00/18:3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10</text:p>
          </table:table-cell>
          <table:table-cell office:value-type="string" calcext:value-type="string">
            <text:p>Base Ball Bear Tour「光蘚」追加公演</text:p>
          </table:table-cell>
          <table:table-cell office:value-type="string" calcext:value-type="string">
            <text:p>Base Ball Bear</text:p>
          </table:table-cell>
          <table:table-cell office:value-type="string" calcext:value-type="string">
            <text:p>OPEN/START 18:00/19: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11</text:p>
          </table:table-cell>
          <table:table-cell office:value-type="string" calcext:value-type="string">
            <text:p>真心ブラザーズ　ライブ・ツアー「WE ARE SO GREAT! ～俺たち、エライよね～」</text:p>
          </table:table-cell>
          <table:table-cell office:value-type="string" calcext:value-type="string">
            <text:p>真心ブラザーズ</text:p>
          </table:table-cell>
          <table:table-cell office:value-type="string" calcext:value-type="string">
            <text:p>OPEN/START 18:30/19: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12</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13</text:p>
          </table:table-cell>
          <table:table-cell office:value-type="string" calcext:value-type="string">
            <text:p>ROXYPARTY vol.2</text:p>
          </table:table-cell>
          <table:table-cell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14</text:p>
          </table:table-cell>
          <table:table-cell office:value-type="string" calcext:value-type="string">
            <text:p>HOBO CONNECTION 2014 ～HOBO SPECIAL～</text:p>
          </table:table-cell>
          <table:table-cell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15</text:p>
          </table:table-cell>
          <table:table-cell office:value-type="string" calcext:value-type="string">
            <text:p>ア•ル•カ•ラ LIVE DVD20131124〜むにむになるままにJAPAN TOUR〜発売記念ライブ br2n「むにむにの花が咲いてからというもの」</text:p>
          </table:table-cell>
          <table:table-cell office:value-type="string" calcext:value-type="string">
            <text:p>アルカラbr2nゲストバンド：髭</text:p>
          </table:table-cell>
          <table:table-cell office:value-type="string" calcext:value-type="string">
            <text:p>OPEN/START 18:00/19: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16</text:p>
          </table:table-cell>
          <table:table-cell office:value-type="string" calcext:value-type="string">
            <text:p>VELVETSUN PRODUCTS presentsbr2n「rabbitoo / national anthem of unknown country」 1st Album Release Partybr2n(SONG X LIVE 014）</text:p>
          </table:table-cell>
          <table:table-cell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17</text:p>
          </table:table-cell>
          <table:table-cell office:value-type="string" calcext:value-type="string">
            <text:p>BRUG One Man Live「BRUG」</text:p>
          </table:table-cell>
          <table:table-cell office:value-type="string" calcext:value-type="string">
            <text:p>BRUG</text:p>
          </table:table-cell>
          <table:table-cell office:value-type="string" calcext:value-type="string">
            <text:p>OPEN/START 18:00/19: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18</text:p>
          </table:table-cell>
          <table:table-cell office:value-type="string" calcext:value-type="string">
            <text:p>UNCHAIN 99 Songs / 5 Days Tour 2014</text:p>
          </table:table-cell>
          <table:table-cell office:value-type="string" calcext:value-type="string">
            <text:p>UNCHAIN</text:p>
          </table:table-cell>
          <table:table-cell office:value-type="string" calcext:value-type="string">
            <text:p>OPEN/START 18:00/19: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19</text:p>
          </table:table-cell>
          <table:table-cell office:value-type="string" calcext:value-type="string">
            <text:p>-つしまみれ結成15周年ベスト「つしまみれまみれ」レコ発-　スピーディーワンダフルワールドツアー2014　JAPAN　FINAL ワンマン</text:p>
          </table:table-cell>
          <table:table-cell office:value-type="string" calcext:value-type="string">
            <text:p>つしまみれ</text:p>
          </table:table-cell>
          <table:table-cell office:value-type="string" calcext:value-type="string">
            <text:p>OPEN/START 17:00/18: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20</text:p>
          </table:table-cell>
          <table:table-cell office:value-type="string" calcext:value-type="string">
            <text:p>ChouCho tour 2014～secretgarden～</text:p>
          </table:table-cell>
          <table:table-cell office:value-type="string" calcext:value-type="string">
            <text:p>ChouCho</text:p>
          </table:table-cell>
          <table:table-cell office:value-type="string" calcext:value-type="string">
            <text:p>OPEN/START 17:00/18: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22</text:p>
          </table:table-cell>
          <table:table-cell office:value-type="string" calcext:value-type="string">
            <text:p>JAPAN TOUR IN 2014</text:p>
          </table:table-cell>
          <table:table-cell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23</text:p>
          </table:table-cell>
          <table:table-cell office:value-type="string" calcext:value-type="string">
            <text:p>SIDE BY SIDE</text:p>
          </table:table-cell>
          <table:table-cell office:value-type="string" calcext:value-type="string">
            <text:p>ペトロールズ / 髭</text:p>
          </table:table-cell>
          <table:table-cell office:value-type="string" calcext:value-type="string">
            <text:p>OPEN/START 18:00/19: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24</text:p>
          </table:table-cell>
          <table:table-cell office:value-type="string" calcext:value-type="string">
            <text:p>EMI ROCKS neo</text:p>
          </table:table-cell>
          <table:table-cell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25</text:p>
          </table:table-cell>
          <table:table-cell office:value-type="string" calcext:value-type="string">
            <text:p>HOT TUNA ACOUSTIC DUO, JAPAN TOUR!</text:p>
          </table:table-cell>
          <table:table-cell office:value-type="string" calcext:value-type="string">
            <text:p>HOT TUNAbr2n&lt;ホット・ツナ&gt;</text:p>
          </table:table-cell>
          <table:table-cell office:value-type="string" calcext:value-type="string">
            <text:p>OPEN/START 18:30/19:3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28</text:p>
          </table:table-cell>
          <table:table-cell office:value-type="string" calcext:value-type="string">
            <text:p>SHIBUYA DE SHOW ～LOVE WONDER BOYS～</text:p>
          </table:table-cell>
          <table:table-cell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9"/>
        </table:table-row>
        <table:table-row table:style-name="ro2">
          <table:table-cell office:value-type="float" office:value="25" calcext:value-type="float">
            <text:p>25</text:p>
          </table:table-cell>
          <table:table-cell office:value-type="string" calcext:value-type="string">
            <text:p>0429</text:p>
          </table:table-cell>
          <table:table-cell office:value-type="string" calcext:value-type="string">
            <text:p>「APOGEEワンマンライブ2014」</text:p>
          </table:table-cell>
          <table:table-cell office:value-type="string" calcext:value-type="string">
            <text:p>APOGEE</text:p>
          </table:table-cell>
          <table:table-cell office:value-type="string" calcext:value-type="string">
            <text:p>OPEN/START 17:00/18:00</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01</text:p>
          </table:table-cell>
          <table:table-cell office:value-type="string" calcext:value-type="string">
            <text:p>浦谷はるな生誕記念 単独公演</text:p>
          </table:table-cell>
          <table:table-cell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02</text:p>
          </table:table-cell>
          <table:table-cell office:value-type="string" calcext:value-type="string">
            <text:p>あるあるCity presents アイドル予備校vol,2</text:p>
          </table:table-cell>
          <table:table-cell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03</text:p>
          </table:table-cell>
          <table:table-cell office:value-type="string" calcext:value-type="string">
            <text:p>WWW presents 「features」</text:p>
          </table:table-cell>
          <table:table-cell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04</text:p>
          </table:table-cell>
          <table:table-cell office:value-type="string" calcext:value-type="string">
            <text:p>「スーパー・エキセントリッカー」</text:p>
          </table:table-cell>
          <table:table-cell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05</text:p>
          </table:table-cell>
          <table:table-cell office:value-type="string" calcext:value-type="string">
            <text:p>Hemenwayワンマンライブ「The Music」</text:p>
          </table:table-cell>
          <table:table-cell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06</text:p>
          </table:table-cell>
          <table:table-cell office:value-type="string" calcext:value-type="string">
            <text:p>-SEXY VIRGIN RIOT LIVE TOUR-追加公演</text:p>
          </table:table-cell>
          <table:table-cell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9"/>
        </table:table-row>
        <table:table-row table:style-name="ro1">
          <table:table-cell office:value-type="float" office:value="26" calcext:value-type="float">
            <text:p>26</text:p>
          </table:table-cell>
          <table:table-cell office:value-type="string" calcext:value-type="string">
            <text:p>0408</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1019"/>
        </table:table-row>
        <table:table-row table:style-name="ro1">
          <table:table-cell office:value-type="float" office:value="26" calcext:value-type="float">
            <text:p>26</text:p>
          </table:table-cell>
          <table:table-cell office:value-type="string" calcext:value-type="string">
            <text:p>0410</text:p>
          </table:table-cell>
          <table:table-cell office:value-type="string" calcext:value-type="string">
            <text:p>電撃ネットワークワンマンLIVE 2014 ～デンゲキピック～</text:p>
          </table:table-cell>
          <table:table-cell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11</text:p>
          </table:table-cell>
          <table:table-cell office:value-type="string" calcext:value-type="string">
            <text:p>土屋昌巳〔KA.F.KA〕† ホッピー神山 Solo Performance présents Fantôme † Noir épisode Duex</text:p>
          </table:table-cell>
          <table:table-cell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12</text:p>
          </table:table-cell>
          <table:table-cell office:value-type="string" calcext:value-type="string">
            <text:p>[-firing/Caliber-/CRASH&amp;REBIRTH]</text:p>
          </table:table-cell>
          <table:table-cell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13</text:p>
          </table:table-cell>
          <table:table-cell office:value-type="string" calcext:value-type="string">
            <text:p>Brother ship</text:p>
          </table:table-cell>
          <table:table-cell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15</text:p>
          </table:table-cell>
          <table:table-cell office:value-type="string" calcext:value-type="string">
            <text:p>フラッシュバックメモリーズ4D　-完全再現ライブ＠渋谷WWW-</text:p>
          </table:table-cell>
          <table:table-cell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16</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18</text:p>
          </table:table-cell>
          <table:table-cell office:value-type="string" calcext:value-type="string">
            <text:p>IDOL CONTENT EXPO ～桜咲く聖戦～</text:p>
          </table:table-cell>
          <table:table-cell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19</text:p>
          </table:table-cell>
          <table:table-cell office:value-type="string" calcext:value-type="string">
            <text:p>『春に産まれたけどゆきみ！何かが起こるゆきバーサリー！</text:p>
          </table:table-cell>
          <table:table-cell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20</text:p>
          </table:table-cell>
          <table:table-cell office:value-type="string" calcext:value-type="string">
            <text:p>Buza up！！vol.02</text:p>
          </table:table-cell>
          <table:table-cell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21</text:p>
          </table:table-cell>
          <table:table-cell office:value-type="string" calcext:value-type="string">
            <text:p>《司会》仲原達彦／新間功人／出演者近日発表！</text:p>
          </table:table-cell>
          <table:table-cell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22</text:p>
          </table:table-cell>
          <table:table-cell office:value-type="string" calcext:value-type="string">
            <text:p>「SPACE SHOWER TV“LIVE with YOU” ～ウルフルズ～」</text:p>
          </table:table-cell>
          <table:table-cell office:value-type="string" calcext:value-type="string">
            <text:p>ウルフルズ</text:p>
          </table:table-cell>
          <table:table-cell office:value-type="string" calcext:value-type="string">
            <text:p>OPEN / START : 19:00 / 20:00（予定）br2n前売 / 当日 : -</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23</text:p>
          </table:table-cell>
          <table:table-cell office:value-type="string" calcext:value-type="string">
            <text:p>フジロッ久(仮) フジロッ久(仮)ツアー2014 "try a little new yutaka" ファイナル</text:p>
          </table:table-cell>
          <table:table-cell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24</text:p>
          </table:table-cell>
          <table:table-cell office:value-type="string" calcext:value-type="string">
            <text:p>☆Awake☆七大都市☆ONEMAN☆TOUR☆ ☆『It's-THE-END』☆～GOOD☆LUCK☆BABYS☆～</text:p>
          </table:table-cell>
          <table:table-cell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26</text:p>
          </table:table-cell>
          <table:table-cell office:value-type="string" calcext:value-type="string">
            <text:p>新山詩織 1stライブツアー「しおりごと」</text:p>
          </table:table-cell>
          <table:table-cell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28</text:p>
          </table:table-cell>
          <table:table-cell office:value-type="string" calcext:value-type="string">
            <text:p>豊永利行、三十路になります。豊永屋～渋谷本店～</text:p>
          </table:table-cell>
          <table:table-cell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9"/>
        </table:table-row>
        <table:table-row table:style-name="ro2">
          <table:table-cell office:value-type="float" office:value="26" calcext:value-type="float">
            <text:p>26</text:p>
          </table:table-cell>
          <table:table-cell office:value-type="string" calcext:value-type="string">
            <text:p>0429</text:p>
          </table:table-cell>
          <table:table-cell office:value-type="string" calcext:value-type="string">
            <text:p>A(エース) A(エース) ONEMAN LIVE『Ship“FRIEND OF MINE” ～ACE Day～』</text:p>
          </table:table-cell>
          <table:table-cell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9"/>
        </table:table-row>
        <table:table-row table:style-name="ro2">
          <table:table-cell office:value-type="float" office:value="28" calcext:value-type="float">
            <text:p>28</text:p>
          </table:table-cell>
          <table:table-cell office:value-type="string" calcext:value-type="string">
            <text:p>0401</text:p>
          </table:table-cell>
          <table:table-cell office:value-type="string" calcext:value-type="string">
            <text:p>UVERworld LIVE HOUSE 2014</text:p>
          </table:table-cell>
          <table:table-cell office:value-type="string" calcext:value-type="string">
            <text:p>UVERworld</text:p>
          </table:table-cell>
          <table:table-cell office:value-type="string" calcext:value-type="string">
            <text:p>17:30 / 18:30br2n￥6,000- (税込) ※1ドリンク別</text:p>
          </table:table-cell>
          <table:table-cell table:number-columns-repeated="1019"/>
        </table:table-row>
        <table:table-row table:style-name="ro2">
          <table:table-cell office:value-type="float" office:value="28" calcext:value-type="float">
            <text:p>28</text:p>
          </table:table-cell>
          <table:table-cell office:value-type="string" calcext:value-type="string">
            <text:p>0402</text:p>
          </table:table-cell>
          <table:table-cell office:value-type="string" calcext:value-type="string">
            <text:p>UVERworld LIVE HOUSE 2014</text:p>
          </table:table-cell>
          <table:table-cell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9"/>
        </table:table-row>
        <table:table-row table:style-name="ro2">
          <table:table-cell office:value-type="float" office:value="28" calcext:value-type="float">
            <text:p>28</text:p>
          </table:table-cell>
          <table:table-cell office:value-type="string" calcext:value-type="string">
            <text:p>0403</text:p>
          </table:table-cell>
          <table:table-cell office:value-type="string" calcext:value-type="string">
            <text:p>♪しまんちゅ、うたんちゅ♪</text:p>
          </table:table-cell>
          <table:table-cell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9"/>
        </table:table-row>
        <table:table-row table:style-name="ro2">
          <table:table-cell office:value-type="float" office:value="28" calcext:value-type="float">
            <text:p>28</text:p>
          </table:table-cell>
          <table:table-cell office:value-type="string" calcext:value-type="string">
            <text:p>0404</text:p>
          </table:table-cell>
          <table:table-cell office:value-type="string" calcext:value-type="string">
            <text:p>44MAGNUM LIVE 2014 EMPERORS ARE DESTROYED</text:p>
          </table:table-cell>
          <table:table-cell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9"/>
        </table:table-row>
        <table:table-row table:style-name="ro2">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 br2n『アイドルプラネット プレミアムLIVE 2 DAY』</text:p>
          </table:table-cell>
          <table:table-cell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1019"/>
        </table:table-row>
        <table:table-row table:style-name="ro2">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br2n『アイドルプラネット プレミアムLIVE 2 NIGHT』</text:p>
          </table:table-cell>
          <table:table-cell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1019"/>
        </table:table-row>
        <table:table-row table:style-name="ro2">
          <table:table-cell office:value-type="float" office:value="28" calcext:value-type="float">
            <text:p>28</text:p>
          </table:table-cell>
          <table:table-cell office:value-type="string" calcext:value-type="string">
            <text:p>0407</text:p>
          </table:table-cell>
          <table:table-cell office:value-type="string" calcext:value-type="string">
            <text:p>LEGEND OF ROCK vol.79</text:p>
          </table:table-cell>
          <table:table-cell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9"/>
        </table:table-row>
        <table:table-row table:style-name="ro2">
          <table:table-cell office:value-type="float" office:value="28" calcext:value-type="float">
            <text:p>28</text:p>
          </table:table-cell>
          <table:table-cell office:value-type="string" calcext:value-type="string">
            <text:p>0408</text:p>
          </table:table-cell>
          <table:table-cell office:value-type="string" calcext:value-type="string">
            <text:p>gee-ge. × duo MUSIC EXCHANGEbr2nシブヤ☆キタコレクション</text:p>
          </table:table-cell>
          <table:table-cell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9"/>
        </table:table-row>
        <table:table-row table:style-name="ro2">
          <table:table-cell office:value-type="float" office:value="28" calcext:value-type="float">
            <text:p>28</text:p>
          </table:table-cell>
          <table:table-cell office:value-type="string" calcext:value-type="string">
            <text:p>0411</text:p>
          </table:table-cell>
          <table:table-cell office:value-type="string" calcext:value-type="string">
            <text:p>住岡梨奈 second tour 2014 "ツムグコトバ"</text:p>
          </table:table-cell>
          <table:table-cell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1019"/>
        </table:table-row>
        <table:table-row table:style-name="ro2">
          <table:table-cell office:value-type="float" office:value="28" calcext:value-type="float">
            <text:p>28</text:p>
          </table:table-cell>
          <table:table-cell office:value-type="string" calcext:value-type="string">
            <text:p>0412</text:p>
          </table:table-cell>
          <table:table-cell office:value-type="string" calcext:value-type="string">
            <text:p>ALpha Romeo's"～恋する男たちのバースディ～ALvino ～ ALchemy vision normal ～チケットぴあ [221-858] / ローソンチケット [78034]br2nイープラスbr2n17:00 / 18:00br2n￥4,500- (税込) / ￥5,000- (税込) ※1ドリンク別br2n※4/1以降、チケット料金が変更になります。br2n￥4,628- (税込) / ￥5,128- (税込) ※1ドリンク別</text:p>
            <text:p>280413いいにおいのするAlcest JAPAN TOUR 2014br2nwith VampilliaAlcest / Vampilliabr2n【special guest】envy br2n…and moreチケットぴあ [225-492] / ローソンチケット [72298]br2nイープラスbr2n18:00 / 18:30br2n￥4,500- (税込) / ￥5,000- (税込) ※1ドリンク別</text:p>
            <text:p>280414KODALINEShibuya DUO 会場受付br2nチケットぴあ [225-470] / ローソンチケット [72188]br2nイープラスbr2n18:00 / 19:00br2n￥5,500- (税込) ※1ドリンク別</text:p>
            <text:p>280415THE LIBRARY vol.11トレモノ / Hi-KARAT5 / 蟲ふるう夜に / モノクロパンダbr2n…and moreチケットぴあ [219-054] / ローソンチケット [74974]br2nイープラスbr2n18:30 / 19:00br2n￥2,700- (税込) / ￥3,200- (税込) ※1ドリンク別</text:p>
            <text:p>280416Death trap-GIG SPLycaon / A.S.K. / ROMANESQUE A LIVE / DECIDE / Qualius / project「S」 / Lechery.inc / ARVISEbr2n…and morebr2n※刹那は都合により、キャンセルとなりました。ご了承下さい。Shibuya DUO 会場受付 / Shibuya DUO チケットショッピングカートbr2nチケットぴあ [227-535] / ローソンチケット [74244]br2nイープラスbr2n15:00 / 15:30br2n￥3,500- (税込) / ￥4,000- (税込) ※1ドリンク別</text:p>
            <text:p>280417Force of Will川島敬治 / Off the Record / 木下淳次郎br2nand more…チケットぴあ [223-798] / ローソンチケット [70299]br2nイープラスbr2n18:30 / 19:00br2n￥2,700- (税込) / ￥3,200- (税込) ※1ドリンク別</text:p>
            <text:p>280419イケメン’ズワンマンライブツアー 「HOME2014」br2n～たくさんの愛と絆をありがとう～イケメン’ズShibuya DUO 会場受付br2nチケットぴあ [228-693] / ローソンチケット [75355]br2nイープラスbr2n16:00 / 17:00br2n￥3,500- (税込) / ￥4,000- (税込)※1ドリンク別</text:p>
            <text:p>280421HARCOの春フェス2014 in TOKYO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ext:p>280422DREGEN JAPAN TOUR 2014DREGENチケットぴあ [224-976] / ローソンチケット [71490]br2nイープラスbr2n18:00 / 19:00br2n￥5,500- (税込) ※1ドリンク別</text:p>
            <text:p>280424小谷美紗子Trio Tour 2014「us」小谷美紗子チケットぴあ [219-966] / ローソンチケット [75815]br2nイープラスbr2n18:30 / 19:30br2n￥4,800- (税込) ※1ドリンク別</text:p>
            <text:p>280426ピンクと黒PINK SAPPHIRE / corvettesSOGO TOKYOオンラインチケットbr2nチケットぴあ [213-716] / ローソンチケット [77664]br2nイープラスbr2n17:00 / 18:00br2n￥5,000- (税込) ※1ドリンク付</text:p>
            <text:p>280427They make me happy ! I make them happy !!杉恵ゆりか / MiChiチケットぴあ [222-335] / ローソンチケット [78984]br2nイープラスbr2n16:30 / 17:00br2n￥3,000- (税込) ※1ドリンク別</text:p>
            <text:p>280428People to People vol.15植田真梨恵 / おおたえみり / 工藤えみbr2n…and moreサンライズオンラインbr2nチケットぴあ [227-741] / ローソンチケット [74422]br2nイープラスbr2n18:30 / 19:00br2n￥2,700- (税込) / ￥3,200- (税込)※1ドリンク別</text:p>
            <text:p>290403MAXIMO PARKMAXIMO PARKOPEN : 18:00 START : 19:00</text:p>
            <text:p>290404MAXIMO PARK[UNIT] Live: LORD ECHO / toe / KUNIYUKI / Electric Wire Hustle Soundsystem DJ: MURO (King Of Diggin’) / Michiharu Shimoda (Silent Poets) / JULIEN DYNE [SALOON] grooveman Spot / Monkey Sequence.19 / Monkey Timers [UNICE] EZ / MAX / Onigiri DiscotequeOPEN : 22:00 START : 22:00</text:p>
            <text:p>290405MAXIMO PARKSteve O'Sullivan (Mosaic, Bluespirit, Bluetrain, Sushitech UK) / Magda Bytnerowicz (4our events, Australia) / YASU (Be Your Freak, Artemis) / dj masda / KABUTO / Kazuki FurumiOPEN : 23:30 START : 23:30</text:p>
            <text:p>290406synap×巡音彩祭RIDDIMATES/toconoma/金佑龍と東横方面/画家/psybava/Lainy J Groove/Rusow/Little LindaOPEN : 15:15 START : 15:15</text:p>
            <text:p>2904073 way struggle浅草ジンタ/WUJA BIN BIN/溺れたエビの検死報告書/YOSUKEOPEN : 18:30 START : 19:00</text:p>
            <text:p>290409ATARI TEENAGE RIOTbr2n-ADDITIONAL SHOW-ATARI TEENAGE RIOTOPEN : 18:30 START : 19:30</text:p>
            <text:p>290410ATARI TEENAGE RIOTATARI TEENAGE RIOTOPEN : 18:30 START : 19:30</text:p>
            <text:p>290411LEGO BIG MORLbr2nSpring Tour 2014 br2n"Something New" br2n～雪辱編～LEGO BIG MORLOPEN : 18:30 START : 19:00</text:p>
            <text:p>290411LEGO BIG MORLbr2nSpring Tour 2014 br2n"Something New" br2n～雪辱編～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OPEN : 23:00 START : 23:00</text:p>
            <text:p>290412"LiVERTY" TOUR 2014br2n-FINAL SERIES-THREE LIGHTS DOWN KINGS/HaKU/and moreOPEN : 17:00 START : 18:00</text:p>
            <text:p>290413ORENCH 〜キミの笑顔が引越祝!!!〜逗子三兄弟/Jam9/藍 (ex.RSP)/SEAMO/今井洋介/じゅんごOPEN : 13:00 START : 14:00</text:p>
            <text:p>290417THE BOHEMIANNS NEW TOUR 2014 br2n～夢と理想のツーマン～THE BOHEMIANNS/ザ・コレクターズOPEN : 18:15 START : 19:00</text:p>
            <text:p>290418松井病院＠代官山UNITbr2n～Mirrorball Flare + br2nRoyal Mirrorball Discothequebr2nリリースパーティー～松井寛/木村コウ/kazuaki noguchi/tofubeats/東京女子流/松井寛 feat.宇多丸/坂田麻美/tofubeats feat.新井ひとみ/and more!!OPEN : 19:00 START : 19:00</text:p>
            <text:p>290419ジェッジジョンソンbr2n「TECHNICAL BREAKS DOWNER」ジェッジジョンソン/朝倉涼/トールミツハシ/村田裕次/OPEN : 17:00 START : 18:00</text:p>
            <text:p>290419ジェッジジョンソンbr2n「TECHNICAL BREAKS DOWNER」LEE BANNON x SOURCE DIRECT/DJ YAHMAN/TETSUJI TANAKA/HELKTRAM/THE SPILT INK./ASA/DUBTRO/KEN/DJ MIYU/PRETTYBWOY/STITCH/ぽんいぺあんOPEN : 23:30 START : 23:30</text:p>
            <text:p>290425ジェッジジョンソンbr2n「TECHNICAL BREAKS DOWNER」ANARCHY/bugseed×ill.sugi×yagi/田我流/LowPass/スチャダラパー/Sick Team/粗悪ビーツ×溺死/groovemanSpot/HABANERO POSSE/ha11ow33n/LEGENDオブ伝説 a.k.a サイプレス上野/bim &amp; VaVa/Wardaa/やけのはら &amp; more....OPEN : 23:00 START : 23:00</text:p>
            <text:p>2904264th Full Album 「Rebirth」 Release One-Man br2n『2036年宇宙の旅』カフカOPEN : 17:30 START : 18:30</text:p>
            <text:p>2904264th Full Album 「Rebirth」 Release One-Man br2n『2036年宇宙の旅』SURGEON/ROK DA HOUSE/RAYSCAPEOPEN : 23:30 START : 23:30</text:p>
            <text:p>290429SUMMIT Presents.br2n"SIMI LAB ワンマンLIVE</text:p>
          </table:table-cell>
          <table:table-cell office:value-type="string" calcext:value-type="string">
            <text:p>SIMI LAB</text:p>
          </table:table-cell>
          <table:table-cell office:value-type="string" calcext:value-type="string">
            <text:p>OPEN : 17:00 START : 18:00</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05</text:p>
          </table:table-cell>
          <table:table-cell office:value-type="string" calcext:value-type="string">
            <text:p>VERUS Presents 「Princesss I SM vol.3」</text:p>
          </table:table-cell>
          <table:table-cell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06</text:p>
          </table:table-cell>
          <table:table-cell office:value-type="string" calcext:value-type="string">
            <text:p>　Ledapple Fan Meeting 2014br2n1st Photo session＆mini LIVE</text:p>
          </table:table-cell>
          <table:table-cell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08</text:p>
          </table:table-cell>
          <table:table-cell office:value-type="string" calcext:value-type="string">
            <text:p>ASTRO HALL presents “terima kasih -てりまかしー”</text:p>
          </table:table-cell>
          <table:table-cell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11</text:p>
          </table:table-cell>
          <table:table-cell office:value-type="string" calcext:value-type="string">
            <text:p>Dirty Beaches</text:p>
          </table:table-cell>
          <table:table-cell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12</text:p>
          </table:table-cell>
          <table:table-cell office:value-type="string" calcext:value-type="string">
            <text:p>SALA Presents 「SALA-Girls Special Live〜2014Spring〜」</text:p>
          </table:table-cell>
          <table:table-cell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13</text:p>
          </table:table-cell>
          <table:table-cell office:value-type="string" calcext:value-type="string">
            <text:p>ANSIA 深町晃 生誕ONEMAN　br2n『リーダー祭-時を駆ける深町-ダイヤモンドは砕けない』</text:p>
          </table:table-cell>
          <table:table-cell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17</text:p>
          </table:table-cell>
          <table:table-cell office:value-type="string" calcext:value-type="string">
            <text:p>Uncle Acid &amp; The Deadbeatsbr2n-アンクル・アシッド＆ザ・デッドビーツ-</text:p>
          </table:table-cell>
          <table:table-cell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18</text:p>
          </table:table-cell>
          <table:table-cell office:value-type="string" calcext:value-type="string">
            <text:p>ASTRO HALL presents “NEW GREETING”</text:p>
          </table:table-cell>
          <table:table-cell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19</text:p>
          </table:table-cell>
          <table:table-cell office:value-type="string" calcext:value-type="string">
            <text:p>CAMOUFLAGE</text:p>
          </table:table-cell>
          <table:table-cell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19</text:p>
          </table:table-cell>
          <table:table-cell office:value-type="string" calcext:value-type="string">
            <text:p>アイドル横丁 presents 〜サクラ前線 北上祭!!〜</text:p>
          </table:table-cell>
          <table:table-cell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20</text:p>
          </table:table-cell>
          <table:table-cell office:value-type="string" calcext:value-type="string">
            <text:p>近藤夏⼦子ワンマンライブ2014br2n〜どこにいる？ここにいる！みんなでスマイる！〜</text:p>
          </table:table-cell>
          <table:table-cell office:value-type="string" calcext:value-type="string">
            <text:p>近藤夏子</text:p>
          </table:table-cell>
          <table:table-cell office:value-type="string" calcext:value-type="string">
            <text:p>Open 17:00｜Start 18:00br2nAdv 3,000yen (D別)｜Door 3,500yen (D別)</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22</text:p>
          </table:table-cell>
          <table:table-cell office:value-type="string" calcext:value-type="string">
            <text:p>ZANSHING SUN FESTIVAL〜番外編〜@原宿ASTRO HALL br2nPresented by TOWER RECORDS × SPINNS</text:p>
          </table:table-cell>
          <table:table-cell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23</text:p>
          </table:table-cell>
          <table:table-cell office:value-type="string" calcext:value-type="string">
            <text:p>きいやま商店</text:p>
          </table:table-cell>
          <table:table-cell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25</text:p>
          </table:table-cell>
          <table:table-cell office:value-type="string" calcext:value-type="string">
            <text:p>小川美潮「ウレシイノモト」「檸檬の月」再発記念ライブ</text:p>
          </table:table-cell>
          <table:table-cell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26</text:p>
          </table:table-cell>
          <table:table-cell office:value-type="string" calcext:value-type="string">
            <text:p>heidi.</text:p>
          </table:table-cell>
          <table:table-cell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27</text:p>
          </table:table-cell>
          <table:table-cell office:value-type="string" calcext:value-type="string">
            <text:p>東京無礼者祭　TOKYO BREMEN Presents</text:p>
          </table:table-cell>
          <table:table-cell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9"/>
        </table:table-row>
        <table:table-row table:style-name="ro2">
          <table:table-cell office:value-type="float" office:value="30" calcext:value-type="float">
            <text:p>30</text:p>
          </table:table-cell>
          <table:table-cell office:value-type="string" calcext:value-type="string">
            <text:p>0428</text:p>
          </table:table-cell>
          <table:table-cell office:value-type="string" calcext:value-type="string">
            <text:p>ASTRO HALL presents “Me-yousic”</text:p>
          </table:table-cell>
          <table:table-cell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1019"/>
        </table:table-row>
        <table:table-row table:style-name="ro2">
          <table:table-cell office:value-type="float" office:value="31" calcext:value-type="float">
            <text:p>31</text:p>
          </table:table-cell>
          <table:table-cell office:value-type="string" calcext:value-type="string">
            <text:p>0404</text:p>
          </table:table-cell>
          <table:table-cell office:value-type="string" calcext:value-type="string">
            <text:p>ワンマン TOUR 2014 "The Light"</text:p>
          </table:table-cell>
          <table:table-cell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9"/>
        </table:table-row>
        <table:table-row table:style-name="ro2">
          <table:table-cell office:value-type="float" office:value="31" calcext:value-type="float">
            <text:p>31</text:p>
          </table:table-cell>
          <table:table-cell office:value-type="string" calcext:value-type="string">
            <text:p>0405</text:p>
          </table:table-cell>
          <table:table-cell office:value-type="string" calcext:value-type="string">
            <text:p>HYSTERIC CIRCUS ASIA CIRCUIT vol.1</text:p>
          </table:table-cell>
          <table:table-cell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9"/>
        </table:table-row>
        <table:table-row table:style-name="ro2">
          <table:table-cell office:value-type="float" office:value="31" calcext:value-type="float">
            <text:p>31</text:p>
          </table:table-cell>
          <table:table-cell office:value-type="string" calcext:value-type="string">
            <text:p>0406</text:p>
          </table:table-cell>
          <table:table-cell office:value-type="string" calcext:value-type="string">
            <text:p>Sabão(シャボン)</text:p>
          </table:table-cell>
          <table:table-cell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9"/>
        </table:table-row>
        <table:table-row table:style-name="ro2">
          <table:table-cell office:value-type="float" office:value="31" calcext:value-type="float">
            <text:p>31</text:p>
          </table:table-cell>
          <table:table-cell office:value-type="string" calcext:value-type="string">
            <text:p>0408</text:p>
          </table:table-cell>
          <table:table-cell office:value-type="string" calcext:value-type="string">
            <text:p>JAPAN TOUR 2014</text:p>
          </table:table-cell>
          <table:table-cell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9"/>
        </table:table-row>
        <table:table-row table:style-name="ro2">
          <table:table-cell office:value-type="float" office:value="31" calcext:value-type="float">
            <text:p>31</text:p>
          </table:table-cell>
          <table:table-cell office:value-type="string" calcext:value-type="string">
            <text:p>0411</text:p>
          </table:table-cell>
          <table:table-cell office:value-type="string" calcext:value-type="string">
            <text:p>Time Out Cafe &amp; Diner 5th Anniversary Party</text:p>
          </table:table-cell>
          <table:table-cell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9"/>
        </table:table-row>
        <table:table-row table:style-name="ro2">
          <table:table-cell office:value-type="float" office:value="31" calcext:value-type="float">
            <text:p>31</text:p>
          </table:table-cell>
          <table:table-cell office:value-type="string" calcext:value-type="string">
            <text:p>0412</text:p>
          </table:table-cell>
          <table:table-cell office:value-type="string" calcext:value-type="string">
            <text:p>INORAN TOUR 2014 -Somewhere-</text:p>
          </table:table-cell>
          <table:table-cell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9"/>
        </table:table-row>
        <table:table-row table:style-name="ro2">
          <table:table-cell office:value-type="float" office:value="31" calcext:value-type="float">
            <text:p>31</text:p>
          </table:table-cell>
          <table:table-cell office:value-type="string" calcext:value-type="string">
            <text:p>0413</text:p>
          </table:table-cell>
          <table:table-cell office:value-type="string" calcext:value-type="string">
            <text:p>INORAN TOUR 2014 -Somewhere- 《追加公演》</text:p>
          </table:table-cell>
          <table:table-cell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9"/>
        </table:table-row>
        <table:table-row table:style-name="ro2">
          <table:table-cell office:value-type="float" office:value="31" calcext:value-type="float">
            <text:p>31</text:p>
          </table:table-cell>
          <table:table-cell office:value-type="string" calcext:value-type="string">
            <text:p>0416</text:p>
          </table:table-cell>
          <table:table-cell office:value-type="string" calcext:value-type="string">
            <text:p>Alice Nine Tour 2014 　Supernova Symphonia</text:p>
          </table:table-cell>
          <table:table-cell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9"/>
        </table:table-row>
        <table:table-row table:style-name="ro2">
          <table:table-cell office:value-type="float" office:value="31" calcext:value-type="float">
            <text:p>31</text:p>
          </table:table-cell>
          <table:table-cell office:value-type="string" calcext:value-type="string">
            <text:p>0418</text:p>
          </table:table-cell>
          <table:table-cell office:value-type="string" calcext:value-type="string">
            <text:p>ヒトリエ 2014年東名阪ワンマンツアー 「マネキン・イン・ザ・パーク」</text:p>
          </table:table-cell>
          <table:table-cell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9"/>
        </table:table-row>
        <table:table-row table:style-name="ro2">
          <table:table-cell office:value-type="float" office:value="31" calcext:value-type="float">
            <text:p>31</text:p>
          </table:table-cell>
          <table:table-cell office:value-type="string" calcext:value-type="string">
            <text:p>0419</text:p>
          </table:table-cell>
          <table:table-cell office:value-type="string" calcext:value-type="string">
            <text:p>東方ライブ2014-星虹砕/祭-【永】-フェス-</text:p>
          </table:table-cell>
          <table:table-cell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9"/>
        </table:table-row>
        <table:table-row table:style-name="ro2">
          <table:table-cell office:value-type="float" office:value="31" calcext:value-type="float">
            <text:p>31</text:p>
          </table:table-cell>
          <table:table-cell office:value-type="string" calcext:value-type="string">
            <text:p>0420</text:p>
          </table:table-cell>
          <table:table-cell office:value-type="string" calcext:value-type="string">
            <text:p>SCHOOL OF LOCK!新入生歓迎ライブ2014「LIVE OF ROOKIE」</text:p>
          </table:table-cell>
          <table:table-cell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9"/>
        </table:table-row>
        <table:table-row table:style-name="ro2">
          <table:table-cell office:value-type="float" office:value="31" calcext:value-type="float">
            <text:p>31</text:p>
          </table:table-cell>
          <table:table-cell office:value-type="string" calcext:value-type="string">
            <text:p>0426</text:p>
          </table:table-cell>
          <table:table-cell office:value-type="string" calcext:value-type="string">
            <text:p>Salley Live Tour 2014 Spring</text:p>
          </table:table-cell>
          <table:table-cell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9"/>
        </table:table-row>
        <table:table-row table:style-name="ro2">
          <table:table-cell office:value-type="float" office:value="31" calcext:value-type="float">
            <text:p>31</text:p>
          </table:table-cell>
          <table:table-cell office:value-type="string" calcext:value-type="string">
            <text:p>0427</text:p>
          </table:table-cell>
          <table:table-cell office:value-type="string" calcext:value-type="string">
            <text:p>祝THE ポッシボーJapanツアー2014～8年かかりましたわ～</text:p>
          </table:table-cell>
          <table:table-cell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9"/>
        </table:table-row>
        <table:table-row table:style-name="ro2">
          <table:table-cell office:value-type="float" office:value="31" calcext:value-type="float">
            <text:p>31</text:p>
          </table:table-cell>
          <table:table-cell office:value-type="string" calcext:value-type="string">
            <text:p>0429</text:p>
          </table:table-cell>
          <table:table-cell office:value-type="string" calcext:value-type="string">
            <text:p>Special Live 〝連休頃、遊びにおいでよ〟</text:p>
          </table:table-cell>
          <table:table-cell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9"/>
        </table:table-row>
        <table:table-row table:style-name="ro2">
          <table:table-cell office:value-type="float" office:value="32" calcext:value-type="float">
            <text:p>32</text:p>
          </table:table-cell>
          <table:table-cell office:value-type="string" calcext:value-type="string">
            <text:p>0329</text:p>
          </table:table-cell>
          <table:table-cell office:value-type="string" calcext:value-type="string">
            <text:p>Rhapsody vol.32</text:p>
          </table:table-cell>
          <table:table-cell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9"/>
        </table:table-row>
        <table:table-row table:style-name="ro2">
          <table:table-cell office:value-type="float" office:value="32" calcext:value-type="float">
            <text:p>32</text:p>
          </table:table-cell>
          <table:table-cell office:value-type="string" calcext:value-type="string">
            <text:p>0330</text:p>
          </table:table-cell>
          <table:table-cell office:value-type="string" calcext:value-type="string">
            <text:p>MCビル風 presents “HOMEWORK vol.3″</text:p>
          </table:table-cell>
          <table:table-cell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9"/>
        </table:table-row>
        <table:table-row table:style-name="ro2">
          <table:table-cell office:value-type="float" office:value="32" calcext:value-type="float">
            <text:p>32</text:p>
          </table:table-cell>
          <table:table-cell office:value-type="string" calcext:value-type="string">
            <text:p>0404</text:p>
          </table:table-cell>
          <table:table-cell office:value-type="string" calcext:value-type="string">
            <text:p>臍藤シンタ＆葱のばらん / すナマき / miyamo+tera+サガイユウヤ（仮）</text:p>
          </table:table-cell>
          <table:table-cell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9"/>
        </table:table-row>
        <table:table-row table:style-name="ro2">
          <table:table-cell office:value-type="float" office:value="32" calcext:value-type="float">
            <text:p>32</text:p>
          </table:table-cell>
          <table:table-cell office:value-type="string" calcext:value-type="string">
            <text:p>0405</text:p>
          </table:table-cell>
          <table:table-cell office:value-type="string" calcext:value-type="string">
            <text:p>the lost club / nohtenkigengo / 野田薫 / butaji</text:p>
          </table:table-cell>
          <table:table-cell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9"/>
        </table:table-row>
        <table:table-row table:style-name="ro2">
          <table:table-cell office:value-type="float" office:value="32" calcext:value-type="float">
            <text:p>32</text:p>
          </table:table-cell>
          <table:table-cell office:value-type="string" calcext:value-type="string">
            <text:p>0406</text:p>
          </table:table-cell>
          <table:table-cell office:value-type="string" calcext:value-type="string">
            <text:p>ラキタ / 惑星のかぞえかた / chanson sigeru / 井手健介と母船</text:p>
          </table:table-cell>
          <table:table-cell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9"/>
        </table:table-row>
        <table:table-row table:style-name="ro2">
          <table:table-cell office:value-type="float" office:value="32" calcext:value-type="float">
            <text:p>32</text:p>
          </table:table-cell>
          <table:table-cell office:value-type="string" calcext:value-type="string">
            <text:p>0410</text:p>
          </table:table-cell>
          <table:table-cell office:value-type="string" calcext:value-type="string">
            <text:p>ラヴラヴ企画32「四月怪談」</text:p>
          </table:table-cell>
          <table:table-cell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9"/>
        </table:table-row>
        <table:table-row table:style-name="ro2">
          <table:table-cell office:value-type="float" office:value="32" calcext:value-type="float">
            <text:p>32</text:p>
          </table:table-cell>
          <table:table-cell office:value-type="string" calcext:value-type="string">
            <text:p>0412</text:p>
          </table:table-cell>
          <table:table-cell office:value-type="string" calcext:value-type="string">
            <text:p>「めとろポリスと遊ぼう。」</text:p>
          </table:table-cell>
          <table:table-cell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9"/>
        </table:table-row>
        <table:table-row table:style-name="ro2">
          <table:table-cell office:value-type="float" office:value="32" calcext:value-type="float">
            <text:p>32</text:p>
          </table:table-cell>
          <table:table-cell office:value-type="string" calcext:value-type="string">
            <text:p>0413</text:p>
          </table:table-cell>
          <table:table-cell office:value-type="string" calcext:value-type="string">
            <text:p>びろうどねこnew album「Subaru」リリースライブ</text:p>
          </table:table-cell>
          <table:table-cell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9"/>
        </table:table-row>
        <table:table-row table:style-name="ro2">
          <table:table-cell office:value-type="float" office:value="32" calcext:value-type="float">
            <text:p>32</text:p>
          </table:table-cell>
          <table:table-cell office:value-type="string" calcext:value-type="string">
            <text:p>0415</text:p>
          </table:table-cell>
          <table:table-cell office:value-type="string" calcext:value-type="string">
            <text:p>The Job Japan Tour 2014</text:p>
          </table:table-cell>
          <table:table-cell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9"/>
        </table:table-row>
        <table:table-row table:style-name="ro2">
          <table:table-cell office:value-type="float" office:value="32" calcext:value-type="float">
            <text:p>32</text:p>
          </table:table-cell>
          <table:table-cell office:value-type="string" calcext:value-type="string">
            <text:p>0417</text:p>
          </table:table-cell>
          <table:table-cell office:value-type="string" calcext:value-type="string">
            <text:p>CRJ-tokyo presents 「SOUND SURFIN’ vol31」</text:p>
          </table:table-cell>
          <table:table-cell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9"/>
        </table:table-row>
        <table:table-row table:style-name="ro2">
          <table:table-cell office:value-type="float" office:value="32" calcext:value-type="float">
            <text:p>32</text:p>
          </table:table-cell>
          <table:table-cell office:value-type="string" calcext:value-type="string">
            <text:p>0426</text:p>
          </table:table-cell>
          <table:table-cell office:value-type="string" calcext:value-type="string">
            <text:p>dot prompt Pre. 「SAD NO」Hi, how are you? レコ発</text:p>
          </table:table-cell>
          <table:table-cell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9"/>
        </table:table-row>
        <table:table-row table:style-name="ro2">
          <table:table-cell office:value-type="float" office:value="32" calcext:value-type="float">
            <text:p>32</text:p>
          </table:table-cell>
          <table:table-cell office:value-type="string" calcext:value-type="string">
            <text:p>0429</text:p>
          </table:table-cell>
          <table:table-cell office:value-type="string" calcext:value-type="string">
            <text:p>avant garden</text:p>
          </table:table-cell>
          <table:table-cell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9"/>
        </table:table-row>
        <table:table-row table:style-name="ro2">
          <table:table-cell office:value-type="float" office:value="32" calcext:value-type="float">
            <text:p>32</text:p>
          </table:table-cell>
          <table:table-cell office:value-type="string" calcext:value-type="string">
            <text:p>0503</text:p>
          </table:table-cell>
          <table:table-cell office:value-type="string" calcext:value-type="string">
            <text:p>avant garden</text:p>
          </table:table-cell>
          <table:table-cell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9"/>
        </table:table-row>
        <table:table-row table:style-name="ro2">
          <table:table-cell office:value-type="float" office:value="32" calcext:value-type="float">
            <text:p>32</text:p>
          </table:table-cell>
          <table:table-cell office:value-type="string" calcext:value-type="string">
            <text:p>0505</text:p>
          </table:table-cell>
          <table:table-cell office:value-type="string" calcext:value-type="string">
            <text:p>avant garden</text:p>
          </table:table-cell>
          <table:table-cell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01</text:p>
          </table:table-cell>
          <table:table-cell office:value-type="string" calcext:value-type="string">
            <text:p>【DAY】br2n『池袋MIXジュース～春はあけぼの～』</text:p>
          </table:table-cell>
          <table:table-cell office:value-type="string" calcext:value-type="string">
            <text:p>Jelly Beans/Dear Doll/Arcana Parfait!/東京都民ゆめみん</text:p>
          </table:table-cell>
          <table:table-cell office:value-type="string" calcext:value-type="string">
            <text:p>OPEN 11:00 / START 11:15br2n前売￥3,000+D / 当日￥3,5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01</text:p>
          </table:table-cell>
          <table:table-cell office:value-type="string" calcext:value-type="string">
            <text:p>【NIGHT】br2n『NAM2014-graduation-』</text:p>
          </table:table-cell>
          <table:table-cell office:value-type="string" calcext:value-type="string">
            <text:p>なめっこなめっこ/しどろもどろ/RedBlue/Ocelot/ひだまり職人</text:p>
          </table:table-cell>
          <table:table-cell office:value-type="string" calcext:value-type="string">
            <text:p>OPEN 18:00 / START 18:30br2n前売￥1,500+D / 当日￥2,0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02</text:p>
          </table:table-cell>
          <table:table-cell office:value-type="string" calcext:value-type="string">
            <text:p>【DAY】br2n「濱口京子１ｓｔワンマンライブbr2n～スーパーラブリーきょこたんデイズ！気合いだ！×３！～」</text:p>
          </table:table-cell>
          <table:table-cell office:value-type="string" calcext:value-type="string">
            <text:p>濱口京子</text:p>
          </table:table-cell>
          <table:table-cell office:value-type="string" calcext:value-type="string">
            <text:p>OPEN 10:30 / START 11:00br2n前売￥3,000+D / 当日￥3,5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02</text:p>
          </table:table-cell>
          <table:table-cell office:value-type="string" calcext:value-type="string">
            <text:p>【NIGHT】br2nMiraie～また会う日まで～br2npresented by HMA</text:p>
          </table:table-cell>
          <table:table-cell office:value-type="string" calcext:value-type="string">
            <text:p>玉川大学アカペラサークルハモリアソビ</text:p>
          </table:table-cell>
          <table:table-cell office:value-type="string" calcext:value-type="string">
            <text:p>OPEN 16:30 / START 17:00br2n前売￥0+D / 当日￥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03</text:p>
          </table:table-cell>
          <table:table-cell office:value-type="string" calcext:value-type="string">
            <text:p>ひなまつりファーストワンマンライブ</text:p>
          </table:table-cell>
          <table:table-cell office:value-type="string" calcext:value-type="string">
            <text:p>ひなまつり</text:p>
          </table:table-cell>
          <table:table-cell office:value-type="string" calcext:value-type="string">
            <text:p>OPEN 18:00 / START 18:30br2n前売￥1,500+D / 当日￥2,0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04</text:p>
          </table:table-cell>
          <table:table-cell office:value-type="string" calcext:value-type="string">
            <text:p>VOLTAGE ENTERPRISE presents SPARKS-vol.5-</text:p>
          </table:table-cell>
          <table:table-cell office:value-type="string" calcext:value-type="string">
            <text:p>uni-ユニ-/ギースパープル/アメリア銀河./REVERiE/継続セッションヘラルド/ キチ○イセッション/Lacri†mosa</text:p>
          </table:table-cell>
          <table:table-cell office:value-type="string" calcext:value-type="string">
            <text:p>OPEN 17:00 / START 17:30br2n前売￥3,000+D / 当日￥3,500+D</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05</text:p>
          </table:table-cell>
          <table:table-cell office:value-type="string" calcext:value-type="string">
            <text:p>LAYZis主催「想音創夢」</text:p>
          </table:table-cell>
          <table:table-cell office:value-type="string" calcext:value-type="string">
            <text:p>LAYZis/Satoru BIRTHDAY SESSION BAND (O.A)br2n【GUEST】HuV/GURIGULA/VAASTU/Sin./JILLED RAY/パスホリ/Polter Geist</text:p>
          </table:table-cell>
          <table:table-cell office:value-type="string" calcext:value-type="string">
            <text:p>OPEN 15:45 / START 16:15br2n前売￥3,000+D / 当日￥3,500+D</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06</text:p>
          </table:table-cell>
          <table:table-cell office:value-type="string" calcext:value-type="string">
            <text:p>CROW MUSIC PRESENTS 天下布武TOUR'14 番外編</text:p>
          </table:table-cell>
          <table:table-cell office:value-type="string" calcext:value-type="string">
            <text:p>ロマンシング性/将軍オパイの助/ROMiO. /Lilly/LёMON☆CANDY</text:p>
          </table:table-cell>
          <table:table-cell office:value-type="string" calcext:value-type="string">
            <text:p>OPEN 16:30 / START 17:00br2n前売￥2,800+D / 当日￥3,300+D</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07</text:p>
          </table:table-cell>
          <table:table-cell office:value-type="string" calcext:value-type="string">
            <text:p>You Are Mine!!!!!! ～しどろ祭り2014～</text:p>
          </table:table-cell>
          <table:table-cell office:value-type="string" calcext:value-type="string">
            <text:p>しどろもどろ/Tarte/ROOSTAR/くらむちゃうダー!!!/Raptop(O.A)</text:p>
          </table:table-cell>
          <table:table-cell office:value-type="string" calcext:value-type="string">
            <text:p>OPEN18:00 / START18:30br2n前売¥1,500+D / 当日¥2,0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08</text:p>
          </table:table-cell>
          <table:table-cell office:value-type="string" calcext:value-type="string">
            <text:p>No Beer No Life vol.25</text:p>
          </table:table-cell>
          <table:table-cell office:value-type="string" calcext:value-type="string">
            <text:p>Do the boogie  (thee michelle gun elephant) /ミエハル (BLANKEY JET CITY) /  br2nこっそり二組 (JUDY AND MARY) /マニアックキブン(THE BACK HORN) br2n/kuronekopoky (ACIDMAN) /カチプラ(GOING STEADY)/ハッピーチャイルド(90年代邦楽)/think(Pay Money To my Pain)/【Parfomance】NBNL SESSION/厳汰・G・クラッシャー(エアギターパフォーマンス)/zone〜ぞね〜</text:p>
          </table:table-cell>
          <table:table-cell office:value-type="string" calcext:value-type="string">
            <text:p>OPEN 12:20 / START 12:50br2n前売・当日￥1,0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09</text:p>
          </table:table-cell>
          <table:table-cell office:value-type="string" calcext:value-type="string">
            <text:p>LIVE SHOWER2014</text:p>
          </table:table-cell>
          <table:table-cell office:value-type="string" calcext:value-type="string">
            <text:p>TOKYO RINGO/Ange/The Peckerhead/ヨナカノスウガク/br2nCllections/rental cat</text:p>
          </table:table-cell>
          <table:table-cell office:value-type="string" calcext:value-type="string">
            <text:p>OPEN 15:30 / START 16:00br2n前売￥2,000+D / 当日￥2,5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10</text:p>
          </table:table-cell>
          <table:table-cell office:value-type="string" calcext:value-type="string">
            <text:p>POP☆UNITED presents『Natural Boomb!! RockerS!! Vol.2』</text:p>
          </table:table-cell>
          <table:table-cell office:value-type="string" calcext:value-type="string">
            <text:p>FAZ/L,I,W,s/リモ☆べぇfeat.動物ALL STARZ /The Black Orchestra/RUTY</text:p>
          </table:table-cell>
          <table:table-cell office:value-type="string" calcext:value-type="string">
            <text:p>OPEN 18:00 / START 18:30br2n前売￥2,500+D / 当日￥3,0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11</text:p>
          </table:table-cell>
          <table:table-cell office:value-type="string" calcext:value-type="string">
            <text:p>-eS-初主催ツアー -egoistic Spiral-</text:p>
          </table:table-cell>
          <table:table-cell office:value-type="string" calcext:value-type="string">
            <text:p>-eS-/ジャミーメロー/Juri(ex.DELUHI)/INSIDE ME/ray(O.A)</text:p>
          </table:table-cell>
          <table:table-cell office:value-type="string" calcext:value-type="string">
            <text:p>OPEN 18:30 / START 19:00br2n前売￥2,900+D / 当日￥3,4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12</text:p>
          </table:table-cell>
          <table:table-cell office:value-type="string" calcext:value-type="string">
            <text:p>mosaic大感謝祭～曇りのち腫れ、ときどきmosaic～</text:p>
          </table:table-cell>
          <table:table-cell office:value-type="string" calcext:value-type="string">
            <text:p>玉川大学アカペラサークルmosaic</text:p>
          </table:table-cell>
          <table:table-cell office:value-type="string" calcext:value-type="string">
            <text:p>OPEN 16:30 / START 17:00br2n前売￥0+D / 当日￥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13</text:p>
          </table:table-cell>
          <table:table-cell office:value-type="string" calcext:value-type="string">
            <text:p>Ocelot Last Livebr2n～SHOW TIME!!～</text:p>
          </table:table-cell>
          <table:table-cell office:value-type="string" calcext:value-type="string">
            <text:p>Ocelot/coiffeur/Nicolaschka/オレンジ☆ペコ/Amo's Cafe</text:p>
          </table:table-cell>
          <table:table-cell office:value-type="string" calcext:value-type="string">
            <text:p>OPEN 18:00 / START 18:30br2n前売￥1,500+D / 当日￥1,5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14</text:p>
          </table:table-cell>
          <table:table-cell office:value-type="string" calcext:value-type="string">
            <text:p>i-SPEC"team V"Presents『CHAOS † X -2014-～ for my dear ～』</text:p>
          </table:table-cell>
          <table:table-cell office:value-type="string" calcext:value-type="string">
            <text:p>i-SPEC"team V"/LOMI/吉法師/上條ヒロト/久江潤/ブラッディ・メアリー/神崎由衣/くらっちゅ☆/谷利沙紀</text:p>
          </table:table-cell>
          <table:table-cell office:value-type="string" calcext:value-type="string">
            <text:p>OPEN 17:15 / START 17:45br2n前売￥2,500+D / 当日￥3,000+D</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15</text:p>
          </table:table-cell>
          <table:table-cell office:value-type="string" calcext:value-type="string">
            <text:p>【DAY】br2nBWH 1st ONEMAN LIVE</text:p>
          </table:table-cell>
          <table:table-cell office:value-type="string" calcext:value-type="string">
            <text:p>BWH</text:p>
          </table:table-cell>
          <table:table-cell office:value-type="string" calcext:value-type="string">
            <text:p>OPEN 11:00 / START 12:00br2n前売￥2,500+D / 当日￥3,0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15</text:p>
          </table:table-cell>
          <table:table-cell office:value-type="string" calcext:value-type="string">
            <text:p>【NIGHT】br2nGIRLS SPLASH</text:p>
          </table:table-cell>
          <table:table-cell office:value-type="string" calcext:value-type="string">
            <text:p>Feam/yoshimi/白石ゆの/Barbee/AOS(危ない女の子シスターズ)/br2nchoice?/Rizumu/Survive-ZERO/FG学園塁球部/キャンディzoo/br2nジュネスプリンセス/Fine Color/上山紗奈/＋tic Color/do Me baby/br2n逢沢ありあ/香月未緒/3776/加茂川まこと</text:p>
          </table:table-cell>
          <table:table-cell office:value-type="string" calcext:value-type="string">
            <text:p>OPEN 15:00 / START 15:30br2n前売¥2,500＋D / 当日¥2,500＋Dbr2n※高校生以下・女性¥1,500＋Dbr2n(受付にて学生証の提示をお願いいたします)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16</text:p>
          </table:table-cell>
          <table:table-cell office:value-type="string" calcext:value-type="string">
            <text:p>【DAY】br2nへーけ単独公演・3周年記念祭。</text:p>
          </table:table-cell>
          <table:table-cell office:value-type="string" calcext:value-type="string">
            <text:p>へーけ</text:p>
          </table:table-cell>
          <table:table-cell office:value-type="string" calcext:value-type="string">
            <text:p>OPEN 11:30 / START 12:00br2n前売￥3,000+D / 当日￥3,500+D</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16</text:p>
          </table:table-cell>
          <table:table-cell office:value-type="string" calcext:value-type="string">
            <text:p>【NIGHT】br2nJACK SpringLivebr2nジャックと豆の木～僕たちこんなに大きくなりました～</text:p>
          </table:table-cell>
          <table:table-cell office:value-type="string" calcext:value-type="string">
            <text:p>神奈川大学アカペラサークルJACK</text:p>
          </table:table-cell>
          <table:table-cell office:value-type="string" calcext:value-type="string">
            <text:p>OPEN 17:30 / START 18:00br2n前売￥0+D / 当日￥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17</text:p>
          </table:table-cell>
          <table:table-cell office:value-type="string" calcext:value-type="string">
            <text:p>『em-park Last Live"留年式"』</text:p>
          </table:table-cell>
          <table:table-cell office:value-type="string" calcext:value-type="string">
            <text:p>em-park/Trump/BaKaBa/福音/ふきのとう/RapTop(O.A)</text:p>
          </table:table-cell>
          <table:table-cell office:value-type="string" calcext:value-type="string">
            <text:p>OPEN 17:30 / START 18:00br2n前売¥1,500＋D / 当日¥1,5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18</text:p>
          </table:table-cell>
          <table:table-cell office:value-type="string" calcext:value-type="string">
            <text:p>K3×TENSHIN presents 桜月歌～こよひ逢ふ人みなうつくしき～</text:p>
          </table:table-cell>
          <table:table-cell office:value-type="string" calcext:value-type="string">
            <text:p>TENSHIN/童唄/Panda Phoenix/ピノ</text:p>
          </table:table-cell>
          <table:table-cell office:value-type="string" calcext:value-type="string">
            <text:p>OPEN 17:30 / START 18:00br2n前売￥1,500+D / 当日￥2,0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19</text:p>
          </table:table-cell>
          <table:table-cell office:value-type="string" calcext:value-type="string">
            <text:p>生々流転</text:p>
          </table:table-cell>
          <table:table-cell office:value-type="string" calcext:value-type="string">
            <text:p>NIL/LSSF/Galanoーα/Ablis/MOBACO./救済魔人yayoi/Takano Junya/br2nsharon/REVINE/Eruption Lady/SANOMARIICHI</text:p>
          </table:table-cell>
          <table:table-cell office:value-type="string" calcext:value-type="string">
            <text:p>OPEN 16:00 / START 16:30br2n前売・当日Fr</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20</text:p>
          </table:table-cell>
          <table:table-cell office:value-type="string" calcext:value-type="string">
            <text:p>G2Search Presents「トリプリング-K-」</text:p>
          </table:table-cell>
          <table:table-cell office:value-type="string" calcext:value-type="string">
            <text:p>NAINE/ゼノ。/Z-Force/反逆的規制noize「ロゼロ」/br2nHiMeDOKI/フーデッドシール/１か８か。</text:p>
          </table:table-cell>
          <table:table-cell office:value-type="string" calcext:value-type="string">
            <text:p>OPEN 16:00 / START 16:30br2n前売￥3,000+D / 当日￥3,500+D</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21</text:p>
          </table:table-cell>
          <table:table-cell office:value-type="string" calcext:value-type="string">
            <text:p>【DAY】br2nArtispark vol.71</text:p>
          </table:table-cell>
          <table:table-cell office:value-type="string" calcext:value-type="string">
            <text:p>亀山遙/日向一華/古崎夏海/芦澤望/月本ななみ/わがままジュリエット/br2nD☆EGGS/心美響/野柚奈/高舞伶奈/夏原悠/鈴村あすか/Star☆Bright/br2n美奈鈴いぉ/大和くるみ/加藤カオル/雪森ありか</text:p>
          </table:table-cell>
          <table:table-cell office:value-type="string" calcext:value-type="string">
            <text:p>OPEN 10:00 / START 10:15br2n前売￥3,000+D / 当日￥3,5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21</text:p>
          </table:table-cell>
          <table:table-cell office:value-type="string" calcext:value-type="string">
            <text:p>【NIGHT】br2n-Airish 1周年記念ワンマン- Dreamer×Believer×Dreamer</text:p>
          </table:table-cell>
          <table:table-cell office:value-type="string" calcext:value-type="string">
            <text:p>Airish</text:p>
          </table:table-cell>
          <table:table-cell office:value-type="string" calcext:value-type="string">
            <text:p>OPEN 17:30 / START 18:00br2n前売￥3,000+D / 当日￥3,500+D</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22</text:p>
          </table:table-cell>
          <table:table-cell office:value-type="string" calcext:value-type="string">
            <text:p>【DAY】br2n「12ヶ月連続ワンマンライブ！!!」&amp;「ありがとう、おかげさまで。」Wファイナル</text:p>
          </table:table-cell>
          <table:table-cell office:value-type="string" calcext:value-type="string">
            <text:p>JARNZΩ</text:p>
          </table:table-cell>
          <table:table-cell office:value-type="string" calcext:value-type="string">
            <text:p>OPEN 11:30 / START 12:00br2n前売￥3,000+D / 当日￥3,5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22</text:p>
          </table:table-cell>
          <table:table-cell office:value-type="string" calcext:value-type="string">
            <text:p>【NIGHT・1部】br2n【フルーティー定期公演「フルーツバスケットin東京」】</text:p>
          </table:table-cell>
          <table:table-cell office:value-type="string" calcext:value-type="string">
            <text:p>フルーティー</text:p>
          </table:table-cell>
          <table:table-cell office:value-type="string" calcext:value-type="string">
            <text:p>OPEN 15:45 / START 16:00br2n前売・当日¥1,5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22</text:p>
          </table:table-cell>
          <table:table-cell office:value-type="string" calcext:value-type="string">
            <text:p>【NIGHT・2部】br2n【GIRLS SONGLAND】</text:p>
          </table:table-cell>
          <table:table-cell office:value-type="string" calcext:value-type="string">
            <text:p>Flap Beat Island(F.B.I)/フルーティー/香月未緒/水森由菜withつるぴかりん/Jelly Beans/Pimm's/わがままジュリエット/Lily Flower/D☆EGGS</text:p>
          </table:table-cell>
          <table:table-cell office:value-type="string" calcext:value-type="string">
            <text:p>OPEN 17:45 / START 18:00br2n前売¥2,500＋D / 当日¥3,0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23</text:p>
          </table:table-cell>
          <table:table-cell office:value-type="string" calcext:value-type="string">
            <text:p>大感謝祭スペシャル　Heart × Distribution vol.05</text:p>
          </table:table-cell>
          <table:table-cell office:value-type="string" calcext:value-type="string">
            <text:p>こいこい/Quelle/小池若菜/スモーカー/HEAVY SMOKER/Little Syndicate/W・Wizard/the afterglow/EX-TRYGHT/888mb/hPa —Gilbert—</text:p>
          </table:table-cell>
          <table:table-cell office:value-type="string" calcext:value-type="string">
            <text:p>OPEN 15:30 / START 15:50br2n前売￥2,000+D / 当日￥2,0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24</text:p>
          </table:table-cell>
          <table:table-cell office:value-type="string" calcext:value-type="string">
            <text:p>M2 presents春休みイベント「identity crisis」</text:p>
          </table:table-cell>
          <table:table-cell office:value-type="string" calcext:value-type="string">
            <text:p>Twins☆(guest)/Li'call(guest)/マーブル/パスホリ/Re:KID/br2n継続セッション『Xis』/期間限定プロジェクトHarmonia-ハルモニア-/他</text:p>
          </table:table-cell>
          <table:table-cell office:value-type="string" calcext:value-type="string">
            <text:p>OPEN 15:30 / START 16:00br2n前売￥2,500+D / 当日￥3,0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25</text:p>
          </table:table-cell>
          <table:table-cell office:value-type="string" calcext:value-type="string">
            <text:p>Recreation Links presents『がーるずくりえ～しょん』</text:p>
          </table:table-cell>
          <table:table-cell office:value-type="string" calcext:value-type="string">
            <text:p>水月エナ/いちごちょこぱふぇ/DAN☆GAN☆RABIT/はるりさ/他</text:p>
          </table:table-cell>
          <table:table-cell office:value-type="string" calcext:value-type="string">
            <text:p>OPEN 18:00 / START 18:30br2n前売￥2,000+D / 当日￥2,5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26</text:p>
          </table:table-cell>
          <table:table-cell office:value-type="string" calcext:value-type="string">
            <text:p>「椿生誕祭」</text:p>
          </table:table-cell>
          <table:table-cell office:value-type="string" calcext:value-type="string">
            <text:p>メメント・モリ</text:p>
          </table:table-cell>
          <table:table-cell office:value-type="string" calcext:value-type="string">
            <text:p>OPEN 18:00 / START 18:30br2n前売￥3,150+D / 当日￥3,600+D ※演者による催し物有りbr2n※尚、本公演では畳の敷き詰めはございませんのでご了承ください。</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27</text:p>
          </table:table-cell>
          <table:table-cell office:value-type="string" calcext:value-type="string">
            <text:p>K3 presents"池袋スナフキンvol.13"</text:p>
          </table:table-cell>
          <table:table-cell office:value-type="string" calcext:value-type="string">
            <text:p>hemlock/bene/二重螺旋/Rebright La'stand/DUTCHDADDY</text:p>
          </table:table-cell>
          <table:table-cell office:value-type="string" calcext:value-type="string">
            <text:p>OPEN 18:00 / START 18:30br2n前売￥2,000+D / 当日￥2,5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28</text:p>
          </table:table-cell>
          <table:table-cell office:value-type="string" calcext:value-type="string">
            <text:p>『VIVALET東阪主催 ～RED DESIRE～』</text:p>
          </table:table-cell>
          <table:table-cell office:value-type="string" calcext:value-type="string">
            <text:p>VIVALET/PSYCHE-プシュケ-/REVIL/SoniqRush./Vagu*Project/DiSPiИA/他</text:p>
          </table:table-cell>
          <table:table-cell office:value-type="string" calcext:value-type="string">
            <text:p>OPEN 16:30 / START 17:00br2n前売 / 当日￥3,300+D</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29</text:p>
          </table:table-cell>
          <table:table-cell office:value-type="string" calcext:value-type="string">
            <text:p>【DAY】br2n「buttёrfly.ねっと主催イベント ばたふぇす☆Vol.8」</text:p>
          </table:table-cell>
          <table:table-cell office:value-type="string" calcext:value-type="string">
            <text:p>buttёrfly.ねっと/小谷有里。/cha-ka/小泉千秋/山名純/わがままジュリエット/クレヨン日記/Chu＊Chu/福永幸海/安西彩矢/七瀬美菜/他</text:p>
          </table:table-cell>
          <table:table-cell office:value-type="string" calcext:value-type="string">
            <text:p>OPEN 10:15 / START 10:30br2n前売￥3,000+D / 当日￥3,5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29</text:p>
          </table:table-cell>
          <table:table-cell office:value-type="string" calcext:value-type="string">
            <text:p>【NIGHT】br2nRêve ONEMAN LIVE『Never Festival』</text:p>
          </table:table-cell>
          <table:table-cell office:value-type="string" calcext:value-type="string">
            <text:p>Rêve</text:p>
          </table:table-cell>
          <table:table-cell office:value-type="string" calcext:value-type="string">
            <text:p>OPEN 18:30 / START 19:00br2n前売￥2,800+D / 当日￥3,300+D</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30</text:p>
          </table:table-cell>
          <table:table-cell office:value-type="string" calcext:value-type="string">
            <text:p>【DAY】br2nUTAランドトーキョウvol.6</text:p>
          </table:table-cell>
          <table:table-cell office:value-type="string" calcext:value-type="string">
            <text:p>Sugar Style Spirit/荒井義博/三浦タカ</text:p>
          </table:table-cell>
          <table:table-cell office:value-type="string" calcext:value-type="string">
            <text:p>OPEN 11:00 / START 11:30br2n前売￥2,500+D / 当日￥3,000+D  </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30</text:p>
          </table:table-cell>
          <table:table-cell office:value-type="string" calcext:value-type="string">
            <text:p>【NIGHT】【1部】br2nシルエット解散ONEMAN『MAJOLICA』</text:p>
          </table:table-cell>
          <table:table-cell office:value-type="string" calcext:value-type="string">
            <text:p>シルエット</text:p>
          </table:table-cell>
          <table:table-cell office:value-type="string" calcext:value-type="string">
            <text:p>OPEN 16:30 / START 17:00br2n前売 / 当日 Fr</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30</text:p>
          </table:table-cell>
          <table:table-cell office:value-type="string" calcext:value-type="string">
            <text:p>【NIGHT】【2部】br2nシルエット解散ONEMAN『MAJOLICA』</text:p>
          </table:table-cell>
          <table:table-cell office:value-type="string" calcext:value-type="string">
            <text:p>シルエット</text:p>
          </table:table-cell>
          <table:table-cell office:value-type="string" calcext:value-type="string">
            <text:p>OPEN 18:00 / START 18:30br2n前売￥2,500+D / 当日￥3,000+D br2n※打上げ付き￥7,500+D ※入場特典：シルエット総集編ドキュメントDVD・チェキ会参加br2n(1部、2部両公演ご来場の方に特別アーティスト写真配布)</text:p>
          </table:table-cell>
          <table:table-cell table:number-columns-repeated="1019"/>
        </table:table-row>
        <table:table-row table:style-name="ro2">
          <table:table-cell office:value-type="float" office:value="33" calcext:value-type="float">
            <text:p>33</text:p>
          </table:table-cell>
          <table:table-cell office:value-type="string" calcext:value-type="string">
            <text:p>0431</text:p>
          </table:table-cell>
          <table:table-cell office:value-type="string" calcext:value-type="string">
            <text:p>『新春！春休み！オールジャンルイベント』</text:p>
          </table:table-cell>
          <table:table-cell office:value-type="string" calcext:value-type="string">
            <text:p>Guest:ウィッシーワッシー/Poutymouthbr2nCast:LOT's CROWS/GR∞VE ability/VIRTUAL NOTE(静岡)/Le Lien/心表紙/まさ坊とおなかと八丈島/くるみ。</text:p>
          </table:table-cell>
          <table:table-cell office:value-type="string" calcext:value-type="string">
            <text:p>OPEN 14:30 / START 15:00br2n前売￥1,500+D / 当日￥2,0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01</text:p>
          </table:table-cell>
          <table:table-cell office:value-type="string" calcext:value-type="string">
            <text:p>【DAY】br2nPOPUNITED Presents『リモ☆with春の無料プチワンマン 』</text:p>
          </table:table-cell>
          <table:table-cell office:value-type="string" calcext:value-type="string">
            <text:p>リモ☆with SAVANNA ??? ORCHESTRA</text:p>
          </table:table-cell>
          <table:table-cell office:value-type="string" calcext:value-type="string">
            <text:p>OPEN 12:00 / START 12:30br2n前売 / 当日 tick</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01</text:p>
          </table:table-cell>
          <table:table-cell office:value-type="string" calcext:value-type="string">
            <text:p>【NIGHT】br2nニコホリNEXT vol.2</text:p>
          </table:table-cell>
          <table:table-cell office:value-type="string" calcext:value-type="string">
            <text:p>歌い手 5組/踊り手 5組br2nGUEST：ぷぷっぴどぅ～</text:p>
          </table:table-cell>
          <table:table-cell office:value-type="string" calcext:value-type="string">
            <text:p>OPEN 16:20 / START 16:50br2n前売￥2,000＋D / 当日￥2,500＋Dbr2n(D→メニュー一部を除いてFr</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02</text:p>
          </table:table-cell>
          <table:table-cell office:value-type="string" calcext:value-type="string">
            <text:p>【DAY】br2nJacK Records present…Shibuya Mini JacK</text:p>
          </table:table-cell>
          <table:table-cell office:value-type="string" calcext:value-type="string">
            <text:p>COLOR VOX/the violen's/I sound/AID/The eights</text:p>
          </table:table-cell>
          <table:table-cell office:value-type="string" calcext:value-type="string">
            <text:p>OPEN 11:15 / START 11:45br2n前売￥2,000＋D / 当日￥2,5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02</text:p>
          </table:table-cell>
          <table:table-cell office:value-type="string" calcext:value-type="string">
            <text:p>【NIGHT】br2nニコホリ</text:p>
          </table:table-cell>
          <table:table-cell office:value-type="string" calcext:value-type="string">
            <text:p> </text:p>
          </table:table-cell>
          <table:table-cell office:value-type="string" calcext:value-type="string">
            <text:p>OPEN 18:00 / START 18:30br2n前売 / 当日￥2,000＋Dbr2n(D→メニュー一部を除いてFr</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03</text:p>
          </table:table-cell>
          <table:table-cell office:value-type="string" calcext:value-type="string">
            <text:p>tomo presents "Third Impact"～3rd anniversary～</text:p>
          </table:table-cell>
          <table:table-cell office:value-type="string" calcext:value-type="string">
            <text:p>Catastrophe/DICE/Mayutsuba/PEKO ROMANS/三途〜SanZ〜/Junk bar</text:p>
          </table:table-cell>
          <table:table-cell office:value-type="string" calcext:value-type="string">
            <text:p>OPEN 17:30 / START 18:00br2n前売 ¥2000+D / 当日 ¥25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04</text:p>
          </table:table-cell>
          <table:table-cell office:value-type="string" calcext:value-type="string">
            <text:p>『ポップン・ルージュ Vol.10』～10回記念SP!!～</text:p>
          </table:table-cell>
          <table:table-cell office:value-type="string" calcext:value-type="string">
            <text:p>西島孝美/まかべまお/大島はるな/すずきまひる/春日理緒/br2n雪森ありか/いちご/弥生/まかべまお/姫乃たま/大島はるな/春日理緒/br2nすずきまひる/あずき/いちご/古崎夏海/雪森ありか/他</text:p>
          </table:table-cell>
          <table:table-cell office:value-type="string" calcext:value-type="string">
            <text:p>OPEN 18:00 / START 18:15(予定）br2n前売￥3,000＋D / 当日￥3,500＋Dbr2n学生￥2,000＋D / 学生当日￥2,500＋Dbr2n女性¥1,000＋D</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05</text:p>
          </table:table-cell>
          <table:table-cell office:value-type="string" calcext:value-type="string">
            <text:p>卒お。～いちねんご～</text:p>
          </table:table-cell>
          <table:table-cell office:value-type="string" calcext:value-type="string">
            <text:p>乙物語/BooB/Jack•Pot/Harmonia/FADE LEAVES</text:p>
          </table:table-cell>
          <table:table-cell office:value-type="string" calcext:value-type="string">
            <text:p>OPEN 16:00 / START 16:30br2n前売 / 当日¥5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06</text:p>
          </table:table-cell>
          <table:table-cell office:value-type="string" calcext:value-type="string">
            <text:p>Chuna 生誕祭×女子会vol.8『ちゅんちゅん王国建国宣言』</text:p>
          </table:table-cell>
          <table:table-cell office:value-type="string" calcext:value-type="string">
            <text:p>Chuna/双月彩/かみゅ。/織部ハル/MENMI/二階堂/三浦玲菜/まゆこ/HasaN</text:p>
          </table:table-cell>
          <table:table-cell office:value-type="string" calcext:value-type="string">
            <text:p>OPEN 18:00 / START 18:30br2n前売￥2,000＋D / 当日￥2,500＋D</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07</text:p>
          </table:table-cell>
          <table:table-cell office:value-type="string" calcext:value-type="string">
            <text:p>K2 Presents 無限∞TRIBE Vol.3 ～SPECIAL 3MAN～</text:p>
          </table:table-cell>
          <table:table-cell office:value-type="string" calcext:value-type="string">
            <text:p>GUYZ/Need/オーロラタクト</text:p>
          </table:table-cell>
          <table:table-cell office:value-type="string" calcext:value-type="string">
            <text:p>OPEN 18:30 / START 19:00br2n前売￥2,500＋D / 当日￥3,0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08</text:p>
          </table:table-cell>
          <table:table-cell office:value-type="string" calcext:value-type="string">
            <text:p>LIVE SHOWER 2014</text:p>
          </table:table-cell>
          <table:table-cell office:value-type="string" calcext:value-type="string">
            <text:p>The Clarice / Alter eye / CAHOS /トマトオニオンbr2nActShouts / Black Dragon / 鹿の足跡</text:p>
          </table:table-cell>
          <table:table-cell office:value-type="string" calcext:value-type="string">
            <text:p>OPEN 17:30 / START 16:00br2n前売￥2,000＋D / 当日￥2,5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09</text:p>
          </table:table-cell>
          <table:table-cell office:value-type="string" calcext:value-type="string">
            <text:p>【DAY】br2nカフェインボンバー</text:p>
          </table:table-cell>
          <table:table-cell office:value-type="string" calcext:value-type="string">
            <text:p>Sincia/cryptomeria/CAREER-UP/響/At⑧</text:p>
          </table:table-cell>
          <table:table-cell office:value-type="string" calcext:value-type="string">
            <text:p>OPEN 11:20 / START 11:30br2n前売￥2,000＋D / 当日￥2,5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09</text:p>
          </table:table-cell>
          <table:table-cell office:value-type="string" calcext:value-type="string">
            <text:p>【NIGHT】br2nS.M.G presents 「The Live Must Go On! Act 1」</text:p>
          </table:table-cell>
          <table:table-cell office:value-type="string" calcext:value-type="string">
            <text:p> </text:p>
          </table:table-cell>
          <table:table-cell office:value-type="string" calcext:value-type="string">
            <text:p>OPEN 17:00 / START 17:30br2n前売 / 当日￥2,0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10</text:p>
          </table:table-cell>
          <table:table-cell office:value-type="string" calcext:value-type="string">
            <text:p>WONDERSPACE</text:p>
          </table:table-cell>
          <table:table-cell office:value-type="string" calcext:value-type="string">
            <text:p>Life Very Thing/feelPan/Dezyon/kanon/Moontopaz/他</text:p>
          </table:table-cell>
          <table:table-cell office:value-type="string" calcext:value-type="string">
            <text:p>OPEN 17:30 / START 18:00br2n前売￥2,000＋D / 当日￥2,5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11</text:p>
          </table:table-cell>
          <table:table-cell office:value-type="string" calcext:value-type="string">
            <text:p>Don't Forget～渋谷⇒仙台片道切符～</text:p>
          </table:table-cell>
          <table:table-cell office:value-type="string" calcext:value-type="string">
            <text:p>mimic./DICE/Pubric Loser King/chick@ttack/KIHCHI with LAPIS VAN CHORD/他</text:p>
          </table:table-cell>
          <table:table-cell office:value-type="string" calcext:value-type="string">
            <text:p>OPEN 18:00 / START 18:40br2n前売￥2,000＋D / 当日￥2,5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12</text:p>
          </table:table-cell>
          <table:table-cell office:value-type="string" calcext:value-type="string">
            <text:p>STAY-BY-MUSIC-SIDE Vol.2～2足早いホワイトデー～</text:p>
          </table:table-cell>
          <table:table-cell office:value-type="string" calcext:value-type="string">
            <text:p>CRAWLER/Sad Genius/黒木隆弘/Vegas/Wonder egg/Cloud9/TATSUKI &amp; iREN(NEXTRADE)</text:p>
          </table:table-cell>
          <table:table-cell office:value-type="string" calcext:value-type="string">
            <text:p>OPEN 17:00 / START 17:30br2n前売￥2,500＋D / 当日￥2,8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13</text:p>
          </table:table-cell>
          <table:table-cell office:value-type="string" calcext:value-type="string">
            <text:p>POP☆UNITED presents 『ほんとはHOT MAN Vol.7』</text:p>
          </table:table-cell>
          <table:table-cell office:value-type="string" calcext:value-type="string">
            <text:p>COLD WOMAN/Viewell/ハイパーポケット/デンユニ(伝説のユニット)うず /竹脇ミツノブ(the moroglasys)/他</text:p>
          </table:table-cell>
          <table:table-cell office:value-type="string" calcext:value-type="string">
            <text:p>OPEN 18:00 / START 18:30br2n前売￥2,500＋D / 当日￥3,0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14</text:p>
          </table:table-cell>
          <table:table-cell office:value-type="string" calcext:value-type="string">
            <text:p>KingDrops Presents Family Cruising Eventbr2n「輪流ノリ 2014 ジュン special !!」</text:p>
          </table:table-cell>
          <table:table-cell office:value-type="string" calcext:value-type="string">
            <text:p>KingDrops/BxAxG/センチグラム/TRIPPER/Bakura</text:p>
          </table:table-cell>
          <table:table-cell office:value-type="string" calcext:value-type="string">
            <text:p>OPEN 17:30 / START 18:00br2n前売￥2,500＋D / 当日￥2,8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15</text:p>
          </table:table-cell>
          <table:table-cell office:value-type="string" calcext:value-type="string">
            <text:p>keio real mccoys 48 last live</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16</text:p>
          </table:table-cell>
          <table:table-cell office:value-type="string" calcext:value-type="string">
            <text:p>【DAY】br2n賞金１０万円争奪アイドルライブ！br2n『勝ち抜け！ピスタチーオvol.59』</text:p>
          </table:table-cell>
          <table:table-cell office:value-type="string" calcext:value-type="string">
            <text:p>【銀杏組】鳴島有菜br2n【ピスタチーオ組】星乃ちろる/前田明日美/西島孝美br2n【ひよこ組】Moon Pixy/ViaNca/COCORO♥ODORU/弥生/ひさにゃんbr2n【たまご組】ニホンピロキボンヌ/ピュピー/いちご/高舞伶奈/亜利美里br2n【MC】嵐山智博 feat.鳴島有菜</text:p>
          </table:table-cell>
          <table:table-cell office:value-type="string" calcext:value-type="string">
            <text:p>OPEN 10:30 / START 11:00br2n前売 ¥2500+D / 当日 ¥3000+Dbr2n学生 ¥1000+D(要学生証提示) レッドノーズコーポレーションbr2nTEL : 03-6240-9271 br2nMail : info@r</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16</text:p>
          </table:table-cell>
          <table:table-cell office:value-type="string" calcext:value-type="string">
            <text:p>【NIGHT】br2n“Get Yer Ya-Ya's Out!' ”</text:p>
          </table:table-cell>
          <table:table-cell office:value-type="string" calcext:value-type="string">
            <text:p>WILD-G/THE BODIES/VIVAROSSA/The Outset Sallys/他</text:p>
          </table:table-cell>
          <table:table-cell office:value-type="string" calcext:value-type="string">
            <text:p>OPEN 18:00 / START 18:30br2n前売￥2,500＋D / 当日￥3,0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17</text:p>
          </table:table-cell>
          <table:table-cell office:value-type="string" calcext:value-type="string">
            <text:p>RebellioN presents</text:p>
          </table:table-cell>
          <table:table-cell office:value-type="string" calcext:value-type="string">
            <text:p>RebellioN/alphanude/吉田翔平/アンスリウム/BLANK BUCKET/コケオドシ/Pluto's Planet</text:p>
          </table:table-cell>
          <table:table-cell office:value-type="string" calcext:value-type="string">
            <text:p>OPEN 17:00 / START 17:30br2n前売 ¥1500+D / 当日 ¥20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18</text:p>
          </table:table-cell>
          <table:table-cell office:value-type="string" calcext:value-type="string">
            <text:p>Liverary Vol.3</text:p>
          </table:table-cell>
          <table:table-cell office:value-type="string" calcext:value-type="string">
            <text:p>kenji/Iri/Gracia/VOKKIDONTAKOZ RECORD/RYO-Tbr2n藤木ヒロユキ/あらき(仮)/SaToMi/林太郎</text:p>
          </table:table-cell>
          <table:table-cell office:value-type="string" calcext:value-type="string">
            <text:p>OPEN 18:00 / START 18:30br2n前売￥2,000＋D / 当日￥2,5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19</text:p>
          </table:table-cell>
          <table:table-cell office:value-type="string" calcext:value-type="string">
            <text:p>POP☆UNITED presents『GOD中段テンパイ☆Vol.52』</text:p>
          </table:table-cell>
          <table:table-cell office:value-type="string" calcext:value-type="string">
            <text:p>Crow×Class～黒鴉組～/SHiFT/ReVision of Sence/BRANDROID/COLD WOMAN/GURIGULA</text:p>
          </table:table-cell>
          <table:table-cell office:value-type="string" calcext:value-type="string">
            <text:p>OPEN 17:15 / START 17:45br2n前売￥2,500＋D / 当日￥3,0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20</text:p>
          </table:table-cell>
          <table:table-cell office:value-type="string" calcext:value-type="string">
            <text:p>SPLASH&amp;FUNNY'S RECO.×RUIDO K2 Presentsbr2n「HELLO WORLD!! vol.3」</text:p>
          </table:table-cell>
          <table:table-cell office:value-type="string" calcext:value-type="string">
            <text:p>TE:D bot/Silver Bullet/crownshop/蒼乃めぐ/CanQ/SMITH&amp;WESSOИ</text:p>
          </table:table-cell>
          <table:table-cell office:value-type="string" calcext:value-type="string">
            <text:p>OPEN 18:00 / START 18:30br2n前売￥2,500＋D / 当日￥3,0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21</text:p>
          </table:table-cell>
          <table:table-cell office:value-type="string" calcext:value-type="string">
            <text:p>【DAY】br2n放課後プリンセス ワンマンLIVEbr2nサッカー委員長・山口みらん 生誕ワンマンbr2n「古事記しか！しか！」</text:p>
          </table:table-cell>
          <table:table-cell office:value-type="string" calcext:value-type="string">
            <text:p>放課後プリンセス</text:p>
          </table:table-cell>
          <table:table-cell office:value-type="string" calcext:value-type="string">
            <text:p>OPEN 10:20 / START 11:00br2n一般前売￥3,000＋D / 当日￥3,500＋Dbr2n学生前売¥2000＋D / 当日¥2500＋D(要学生証提示)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21</text:p>
          </table:table-cell>
          <table:table-cell office:value-type="string" calcext:value-type="string">
            <text:p>【NIGHT】br2nClamatoneワンマンライブ【１クラまとめ】</text:p>
          </table:table-cell>
          <table:table-cell office:value-type="string" calcext:value-type="string">
            <text:p>Clamatone</text:p>
          </table:table-cell>
          <table:table-cell office:value-type="string" calcext:value-type="string">
            <text:p>OPEN 18:00 / START 18:30br2n前売￥2,000＋2D(￥1,000) / 当日￥2,500＋2D(￥1,000)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22</text:p>
          </table:table-cell>
          <table:table-cell office:value-type="string" calcext:value-type="string">
            <text:p>【DAY】br2nアイドル羅針盤 vol.3〜フルーティーな春の香りの感謝祭〜</text:p>
          </table:table-cell>
          <table:table-cell office:value-type="string" calcext:value-type="string">
            <text:p>Jelly Beans/青SHUN学園/fine/フルーティー/他</text:p>
          </table:table-cell>
          <table:table-cell office:value-type="string" calcext:value-type="string">
            <text:p>一般前売 ¥2500+D / 当日¥3000+Dbr2n高校生以下 前売 ¥1500+D / 当日 ¥2000+Dbr2n小学生以下 無料+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22</text:p>
          </table:table-cell>
          <table:table-cell office:value-type="string" calcext:value-type="string">
            <text:p>【NIGHT】br2nSKELT 8 BAMBINOワンマンライブ『color ♯6』～pink～</text:p>
          </table:table-cell>
          <table:table-cell office:value-type="string" calcext:value-type="string">
            <text:p>SKELT 8 BAMBINObr2nOpening Guest：DUFF/ブレインコミックス</text:p>
          </table:table-cell>
          <table:table-cell office:value-type="string" calcext:value-type="string">
            <text:p>OPEN 18:00 / START 18:30br2n前売￥3,000＋D / 当日￥3,5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23</text:p>
          </table:table-cell>
          <table:table-cell office:value-type="string" calcext:value-type="string">
            <text:p>【DAY】br2nサヨナラ！JK卒業ライブ ～セーラー服を脱ぐとき～</text:p>
          </table:table-cell>
          <table:table-cell office:value-type="string" calcext:value-type="string">
            <text:p>あやぴよ/まこもこ/みこ/マキヲ/るぅ汰ると/さやにやん/お肉。/あかりん/br2nりりやん/まりやん/やっこ・まなこ/まりやん</text:p>
          </table:table-cell>
          <table:table-cell office:value-type="string" calcext:value-type="string">
            <text:p>OPEN 10:30 / START 10:55br2n前売￥2,000＋D / 当日￥2,500＋Dbr2n(D→メニュー一部を除いてFr</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23</text:p>
          </table:table-cell>
          <table:table-cell office:value-type="string" calcext:value-type="string">
            <text:p>【NIGHT】br2n〜CHECK×MATE Presents. X-ray vol.2 〜Queen's side〜</text:p>
          </table:table-cell>
          <table:table-cell office:value-type="string" calcext:value-type="string">
            <text:p>CHECKxMATE/伊藤桃/早乃香織/他br2nゲスト：岸田エリ子</text:p>
          </table:table-cell>
          <table:table-cell office:value-type="string" calcext:value-type="string">
            <text:p>OPEN 18:00 / START 18:30br2n前売 ¥2500+D / 当日 ¥30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24</text:p>
          </table:table-cell>
          <table:table-cell office:value-type="string" calcext:value-type="string">
            <text:p>-eS-初主催ツアー -egoistic Spiral- ツアーファイナル</text:p>
          </table:table-cell>
          <table:table-cell office:value-type="string" calcext:value-type="string">
            <text:p>-eS-/ジャミーメロー/Juri(ex.DELUHI)/ニコラスカ/THE RAVE/Fo'xTails</text:p>
          </table:table-cell>
          <table:table-cell office:value-type="string" calcext:value-type="string">
            <text:p>OPEN 18:00 / START 18:30br2n前売￥3,000＋D / 当日￥3,5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25</text:p>
          </table:table-cell>
          <table:table-cell office:value-type="string" calcext:value-type="string">
            <text:p>Need PRESENTS【ALL NEED IS YOUR LOVE Vol.7】</text:p>
          </table:table-cell>
          <table:table-cell office:value-type="string" calcext:value-type="string">
            <text:p>Need/Dr.UNDY/Fo'xTails/ミラクルチンパンジーbr2nO.A. EX-TRYGHT/雪解けーションズ feat.鳴風</text:p>
          </table:table-cell>
          <table:table-cell office:value-type="string" calcext:value-type="string">
            <text:p>OPEN 17:00 / START 17:30br2n前売￥2,500＋D / 当日￥3,000＋D</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26</text:p>
          </table:table-cell>
          <table:table-cell office:value-type="string" calcext:value-type="string">
            <text:p>AY-CREWS presents COLORS Graduation Live</text:p>
          </table:table-cell>
          <table:table-cell office:value-type="string" calcext:value-type="string">
            <text:p>COLORS/柳正則/Catastrophe/Re;stSky/Mayutsuba/DivitedCore/GENESIS RAY</text:p>
          </table:table-cell>
          <table:table-cell office:value-type="string" calcext:value-type="string">
            <text:p>OPEN 18:00 / START 18:30br2n前売￥2,000＋D / 当日￥2,3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27</text:p>
          </table:table-cell>
          <table:table-cell office:value-type="string" calcext:value-type="string">
            <text:p>G2Search Presents「トリプリング-K-」</text:p>
          </table:table-cell>
          <table:table-cell office:value-type="string" calcext:value-type="string">
            <text:p>NAINE/ゼノ。/Z-Force/反逆的規制noize「ロゼロ」/LucaRia/I'Z/他</text:p>
          </table:table-cell>
          <table:table-cell office:value-type="string" calcext:value-type="string">
            <text:p>OPEN 16:00 / START 16:30br2n前売￥3,000＋D / 当日￥3,5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28</text:p>
          </table:table-cell>
          <table:table-cell office:value-type="string" calcext:value-type="string">
            <text:p>Special FANTASIA vol.8 ～小鳥の春宴～</text:p>
          </table:table-cell>
          <table:table-cell office:value-type="string" calcext:value-type="string">
            <text:p>ソレイユ あやめ/Rina/Risa/Mujifa/salassa/Tiare/かおり/puffin</text:p>
          </table:table-cell>
          <table:table-cell office:value-type="string" calcext:value-type="string">
            <text:p>OPEN 17:30 / START 18:00br2n前売￥2,300＋D / 当日￥2,800＋D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29</text:p>
          </table:table-cell>
          <table:table-cell office:value-type="string" calcext:value-type="string">
            <text:p>【DAY】br2nアイドルイベント えびすまつり Vol.121</text:p>
          </table:table-cell>
          <table:table-cell office:value-type="string" calcext:value-type="string">
            <text:p>コットーちゃん！/雷蓮/佐光ミサ（ＪＯY☆）/のな/ヴァンパイア★Kiss/有香/ドリームステーション研修生/はちきんガールズ/メノグラン/他</text:p>
          </table:table-cell>
          <table:table-cell office:value-type="string" calcext:value-type="string">
            <text:p>OPEN 10:00 / START 10:30br2n前売 / 当日 ¥FREE+2D(¥1000)br2n女性 / 学生 ¥FREE+1D(¥500)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29</text:p>
          </table:table-cell>
          <table:table-cell office:value-type="string" calcext:value-type="string">
            <text:p>【NIGHT】br2nVIVO-graduation-</text:p>
          </table:table-cell>
          <table:table-cell office:value-type="string" calcext:value-type="string">
            <text:p>くず/ぬれ煎餅/Alice&amp;Alu(仮)/toga/Prunella（香月ゆか、冬乃桜）/なおコード/なめんぎ✩/Mёmlea</text:p>
          </table:table-cell>
          <table:table-cell office:value-type="string" calcext:value-type="string">
            <text:p>OPEN 17:00 / START 17:30br2n前売 ¥1500+2D(¥1000) / 当日 ¥2000+2D(¥1000)  </text:p>
          </table:table-cell>
          <table:table-cell table:number-columns-repeated="1019"/>
        </table:table-row>
        <table:table-row table:style-name="ro1">
          <table:table-cell office:value-type="float" office:value="34" calcext:value-type="float">
            <text:p>34</text:p>
          </table:table-cell>
          <table:table-cell office:value-type="string" calcext:value-type="string">
            <text:p>0430</text:p>
          </table:table-cell>
          <table:table-cell office:value-type="string" calcext:value-type="string">
            <text:p>【DAY】br2nHPB presents CheerlY live vol.7</text:p>
          </table:table-cell>
          <table:table-cell office:value-type="string" calcext:value-type="string">
            <text:p> </text:p>
          </table:table-cell>
          <table:table-cell office:value-type="string" calcext:value-type="string">
            <text:p>OPEN 11:30 / START 12:00br2n前売 / 当日￥1,000＋D  </text:p>
          </table:table-cell>
          <table:table-cell table:number-columns-repeated="1019"/>
        </table:table-row>
        <table:table-row table:style-name="ro1">
          <table:table-cell office:value-type="float" office:value="34" calcext:value-type="float">
            <text:p>34</text:p>
          </table:table-cell>
          <table:table-cell office:value-type="string" calcext:value-type="string">
            <text:p>0430</text:p>
          </table:table-cell>
          <table:table-cell office:value-type="string" calcext:value-type="string">
            <text:p>【NIGHT】br2nShake HandZ-vol.14-</text:p>
          </table:table-cell>
          <table:table-cell office:value-type="string" calcext:value-type="string">
            <text:p> </text:p>
          </table:table-cell>
          <table:table-cell office:value-type="string" calcext:value-type="string">
            <text:p>   </text:p>
          </table:table-cell>
          <table:table-cell table:number-columns-repeated="1019"/>
        </table:table-row>
        <table:table-row table:style-name="ro2">
          <table:table-cell office:value-type="float" office:value="34" calcext:value-type="float">
            <text:p>34</text:p>
          </table:table-cell>
          <table:table-cell office:value-type="string" calcext:value-type="string">
            <text:p>0431</text:p>
          </table:table-cell>
          <table:table-cell office:value-type="string" calcext:value-type="string">
            <text:p>STAY-BY-MUSIC-SIDE Vol.3～別れと出逢いとゆく道と～</text:p>
          </table:table-cell>
          <table:table-cell office:value-type="string" calcext:value-type="string">
            <text:p>MarletMine/The Order Made/WHY SO SERIOUS?/Fo'xTails/THE RAVE/TATSUKI&amp;RYOSUKE&amp;ルイ/ins'Clade</text:p>
          </table:table-cell>
          <table:table-cell office:value-type="string" calcext:value-type="string">
            <text:p>OPEN 17:00 / START 17:30br2n前売￥2,500＋D / 当日￥2,800＋D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01</text:p>
          </table:table-cell>
          <table:table-cell office:value-type="string" calcext:value-type="string">
            <text:p>JUICY GIRLS Vol.6</text:p>
          </table:table-cell>
          <table:table-cell office:value-type="string" calcext:value-type="string">
            <text:p>Gacharic Spin/FLiP/4PHORIA/FRUITPOCHETTE/Starmarie/Party Rockets</text:p>
          </table:table-cell>
          <table:table-cell office:value-type="string" calcext:value-type="string">
            <text:p>OPEN 15:00 / START 16:00br2n前売￥3,000＋D / 当日￥3,5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02</text:p>
          </table:table-cell>
          <table:table-cell office:value-type="string" calcext:value-type="string">
            <text:p>【DAY】br2n『新宿MIXジュース～明日はひな祭り～』</text:p>
          </table:table-cell>
          <table:table-cell office:value-type="string" calcext:value-type="string">
            <text:p>Jelly Beans/Dear Doll/Arcana Parfait!/Peach sugar snow/Bottoms UP!</text:p>
          </table:table-cell>
          <table:table-cell office:value-type="string" calcext:value-type="string">
            <text:p>OPEN 10:45 / START 11:00br2n前売￥3,000＋D / 当日￥3,500＋D ※TopY</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02</text:p>
          </table:table-cell>
          <table:table-cell office:value-type="string" calcext:value-type="string">
            <text:p>【NIGHT】br2nFeel Co.,Ltd. PRESENTS　ルピナスハーツ単独公演「弥生ノ拝観祭」</text:p>
          </table:table-cell>
          <table:table-cell office:value-type="string" calcext:value-type="string">
            <text:p>ルピナスハーツbr2nevil(O.G)/酒血肉林(O.G)/GOKITEA(O.G)</text:p>
          </table:table-cell>
          <table:table-cell office:value-type="string" calcext:value-type="string">
            <text:p>OPEN / START 17:00br2n前売 / 当日￥3,000＋D ※OPEN、START が変更になりました。ご注意下さい。</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03</text:p>
          </table:table-cell>
          <table:table-cell office:value-type="string" calcext:value-type="string">
            <text:p>レボルブ2DAYS主催「【R】Revolution vol.01」</text:p>
          </table:table-cell>
          <table:table-cell office:value-type="string" calcext:value-type="string">
            <text:p>レボルブ/Airish/川口セッション/Fury/SPELL BOX/Sick2/NEMETH</text:p>
          </table:table-cell>
          <table:table-cell office:value-type="string" calcext:value-type="string">
            <text:p>OPEN 16:30 / START 17:00br2n前売￥3,000＋D / 当日￥3,5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04</text:p>
          </table:table-cell>
          <table:table-cell office:value-type="string" calcext:value-type="string">
            <text:p>レボルブ2DAYS主催「【R】Revolution vol.02」</text:p>
          </table:table-cell>
          <table:table-cell office:value-type="string" calcext:value-type="string">
            <text:p>レボルブ/Airish/LUCHe./the Sherry/LucaRia/少年記/Blitz</text:p>
          </table:table-cell>
          <table:table-cell office:value-type="string" calcext:value-type="string">
            <text:p>OPEN 16:30 / START 17:00br2n前売￥3,000＋D / 当日￥3,5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05</text:p>
          </table:table-cell>
          <table:table-cell office:value-type="string" calcext:value-type="string">
            <text:p>hopefultone2014東京公演</text:p>
          </table:table-cell>
          <table:table-cell office:value-type="string" calcext:value-type="string">
            <text:p>ゆにーず。(慶應義塾大学WALKMEN)/Airis(慶應義塾大学WALKMEN)/br2nCapellini(広島大学Plaza de Espana)/Cherry Paradise(京都大学CrazyClef／br2nClair)(福岡教育大学Acorde)/Dat's Ring(横浜国立大学stairways)/br2nhav'lush(横浜国立大学stairways)/Sonic Chicky(京都大学CrazyClef)</text:p>
          </table:table-cell>
          <table:table-cell office:value-type="string" calcext:value-type="string">
            <text:p>OPEN 17:00 / START 17:30br2n前売￥1,200＋D / 当日￥1,700＋D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06</text:p>
          </table:table-cell>
          <table:table-cell office:value-type="string" calcext:value-type="string">
            <text:p>POP☆UNITED presents『四煌 Vol.12』</text:p>
          </table:table-cell>
          <table:table-cell office:value-type="string" calcext:value-type="string">
            <text:p>ムシケラトプス/Crow×Class -黒鴉組-/Miss Jelly Fish/ハイパーポケットbr2nO.A：メルヴェル</text:p>
          </table:table-cell>
          <table:table-cell office:value-type="string" calcext:value-type="string">
            <text:p>OPEN 17:15 / START 17:45br2n前売￥3,000＋D / 当日￥3,5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07</text:p>
          </table:table-cell>
          <table:table-cell office:value-type="string" calcext:value-type="string">
            <text:p>VAASTUレコ発主催『Secret sorrow』</text:p>
          </table:table-cell>
          <table:table-cell office:value-type="string" calcext:value-type="string">
            <text:p>VAASTU/DILIAL/蒼-AO-/ReViel/Fixer/dealive</text:p>
          </table:table-cell>
          <table:table-cell office:value-type="string" calcext:value-type="string">
            <text:p>OPEN 16:30 / START 17:00br2n前売￥3,000＋D / 当日￥3,5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08</text:p>
          </table:table-cell>
          <table:table-cell office:value-type="string" calcext:value-type="string">
            <text:p>Never Lose Music Presents br2n『GO STRAIGHT』vol.14br2n～SKELT 8 BAMBINO release party～</text:p>
          </table:table-cell>
          <table:table-cell office:value-type="string" calcext:value-type="string">
            <text:p>SKELT 8 BAMBINO/若大将/ブレインコミックス/Gris VAGO/あぬえぬえ∞ぶれいん/br2nGOOD COMING/0TU1/Macheri/Eye'z Black/NEXT-STYLEbr2nMC SAKKO</text:p>
          </table:table-cell>
          <table:table-cell office:value-type="string" calcext:value-type="string">
            <text:p>OPEN 15:30 / START 16:00br2n前売￥3,000＋D / 当日￥3,5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09</text:p>
          </table:table-cell>
          <table:table-cell office:value-type="string" calcext:value-type="string">
            <text:p>東洋大学アカペラサークルｈｕｍ追いコンライブ</text:p>
          </table:table-cell>
          <table:table-cell office:value-type="string" calcext:value-type="string">
            <text:p>東洋大学アカペラサークルｈｕｍサークル員</text:p>
          </table:table-cell>
          <table:table-cell office:value-type="string" calcext:value-type="string">
            <text:p>OPEN 11:30 / START 12:00br2n前売 / 当日 Fr</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10</text:p>
          </table:table-cell>
          <table:table-cell office:value-type="string" calcext:value-type="string">
            <text:p>NAINE Presentsbr2n『NEW ANSWER IS NEW EDICT』</text:p>
          </table:table-cell>
          <table:table-cell office:value-type="string" calcext:value-type="string">
            <text:p>NAINE/ALSDEAD/ギャロ/VAASTU/SRASH NOTES GARDEN/TweiT(O.A)</text:p>
          </table:table-cell>
          <table:table-cell office:value-type="string" calcext:value-type="string">
            <text:p>OPEN 17:00 / START 17:30br2n前売￥3,000＋D / 当日￥3,5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11</text:p>
          </table:table-cell>
          <table:table-cell office:value-type="string" calcext:value-type="string">
            <text:p>『キタミツ☆night』</text:p>
          </table:table-cell>
          <table:table-cell office:value-type="string" calcext:value-type="string">
            <text:p> </text:p>
          </table:table-cell>
          <table:table-cell office:value-type="string" calcext:value-type="string">
            <text:p>【1部】OPEN 18:00 / START 19:00br2n【2部】OPEN 20:00 / START 21:00br2n料金￥4,000(ドリンク付き)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12</text:p>
          </table:table-cell>
          <table:table-cell office:value-type="string" calcext:value-type="string">
            <text:p>TRUST解散主催 2daysbr2nGLORY DAYS #2</text:p>
          </table:table-cell>
          <table:table-cell office:value-type="string" calcext:value-type="string">
            <text:p>TRUST/弾丸NOLIMIT/Zelktage/EXEQUTE/他</text:p>
          </table:table-cell>
          <table:table-cell office:value-type="string" calcext:value-type="string">
            <text:p>OPEN 15:00 / START 15:30br2n前売￥3,000＋D / 当日￥3,5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13</text:p>
          </table:table-cell>
          <table:table-cell office:value-type="string" calcext:value-type="string">
            <text:p>RUVISH presents『ROCK NUMBER GAME -Whiteday eve live-』</text:p>
          </table:table-cell>
          <table:table-cell office:value-type="string" calcext:value-type="string">
            <text:p>RUVISH/Dacco/the LEM/［MU:］/Annie's black</text:p>
          </table:table-cell>
          <table:table-cell office:value-type="string" calcext:value-type="string">
            <text:p>OPEN 16:30 / START 17:00br2n前売￥3,000＋D / 当日￥3,5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14</text:p>
          </table:table-cell>
          <table:table-cell office:value-type="string" calcext:value-type="string">
            <text:p>VOJA Family LIVE ～Happy Together～</text:p>
          </table:table-cell>
          <table:table-cell office:value-type="string" calcext:value-type="string">
            <text:p>VOJA Family</text:p>
          </table:table-cell>
          <table:table-cell office:value-type="string" calcext:value-type="string">
            <text:p>OPEN 19:00 / START 19:30br2n前売￥3,800(ドリンク付き) / 当日￥4,300(ドリンク付き)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15</text:p>
          </table:table-cell>
          <table:table-cell office:value-type="string" calcext:value-type="string">
            <text:p>BIG-ONE presentsbr2nThe 2nd Combustion - 燃焼</text:p>
          </table:table-cell>
          <table:table-cell office:value-type="string" calcext:value-type="string">
            <text:p>S.Q.F/Dacco/Kaya</text:p>
          </table:table-cell>
          <table:table-cell office:value-type="string" calcext:value-type="string">
            <text:p>OPEN 17:30 / START 18:00br2n前売￥3,500＋D / 当日￥4,0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16</text:p>
          </table:table-cell>
          <table:table-cell office:value-type="string" calcext:value-type="string">
            <text:p>【DAY】br2n『We had a Blast! vol.TOKYO』</text:p>
          </table:table-cell>
          <table:table-cell office:value-type="string" calcext:value-type="string">
            <text:p>Blast!/Euphonics/瀬戸内ジャクソン</text:p>
          </table:table-cell>
          <table:table-cell office:value-type="string" calcext:value-type="string">
            <text:p>OPEN 11:30/ START 12:00br2n前売￥1,500＋D / 当日￥2,000＋D ※ OPEN 時間が変更になりました。ご注意下さい。</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16</text:p>
          </table:table-cell>
          <table:table-cell office:value-type="string" calcext:value-type="string">
            <text:p>【NIGHT】br2nSOLZICK Single Release One Man Live『SILVER PLANET』</text:p>
          </table:table-cell>
          <table:table-cell office:value-type="string" calcext:value-type="string">
            <text:p>SOLZICK</text:p>
          </table:table-cell>
          <table:table-cell office:value-type="string" calcext:value-type="string">
            <text:p>OPEN 17:30 / START 18:30br2n前売￥3,000＋D / 当日￥3,500＋D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17</text:p>
          </table:table-cell>
          <table:table-cell office:value-type="string" calcext:value-type="string">
            <text:p>SAVAGE2部制単独公演br2n【龍華会】～龍華Birthday oneman show～br2n【1部】【カリスマタイム】</text:p>
          </table:table-cell>
          <table:table-cell office:value-type="string" calcext:value-type="string">
            <text:p>SAVAGE</text:p>
          </table:table-cell>
          <table:table-cell office:value-type="string" calcext:value-type="string">
            <text:p>OPEN 16:30 / START 17:00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17</text:p>
          </table:table-cell>
          <table:table-cell office:value-type="string" calcext:value-type="string">
            <text:p>SAVAGE2部制単独公演br2n【龍華会】～龍華Birthday oneman show～br2n【2部】【SAVAGE公演】</text:p>
          </table:table-cell>
          <table:table-cell office:value-type="string" calcext:value-type="string">
            <text:p>SAVAGE</text:p>
          </table:table-cell>
          <table:table-cell office:value-type="string" calcext:value-type="string">
            <text:p>OPEN 19:00 / START 19:30br2n前売￥3,000＋D / 当日￥3,5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18</text:p>
          </table:table-cell>
          <table:table-cell office:value-type="string" calcext:value-type="string">
            <text:p>いちご生誕＆高校卒業記念 初主催ライブbr2n『いちごサプライズ！』</text:p>
          </table:table-cell>
          <table:table-cell office:value-type="string" calcext:value-type="string">
            <text:p>いちごbr2n■ゲスト：雨宮留菜/はちゅ恋♡委員会/星乃ちろる/西島孝美/br2n　　　　 前田明日美/ひさにゃん/すずきまひる/辻あいり</text:p>
          </table:table-cell>
          <table:table-cell office:value-type="string" calcext:value-type="string">
            <text:p>OPEN 18:00 / START 18:20br2n前売￥3,000＋D / 当日￥3,500＋D / 女性￥1,000＋D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19</text:p>
          </table:table-cell>
          <table:table-cell office:value-type="string" calcext:value-type="string">
            <text:p>A.S.K. 主催</text:p>
          </table:table-cell>
          <table:table-cell office:value-type="string" calcext:value-type="string">
            <text:p>A.S.K./他</text:p>
          </table:table-cell>
          <table:table-cell office:value-type="string" calcext:value-type="string">
            <text:p>OPEN 16:00 / START 16:30br2n前売￥3,000＋D / 当日￥3,5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20</text:p>
          </table:table-cell>
          <table:table-cell office:value-type="string" calcext:value-type="string">
            <text:p>K４『R』presents「飛脚生誕祭～現場担当のくせに祝って貰ってすいません～」</text:p>
          </table:table-cell>
          <table:table-cell office:value-type="string" calcext:value-type="string">
            <text:p>VAASTU/ASTRID CROWN/ジグラット/colobocc/br2nムシケラトプス/東京のレーヴ/フリンジ/HuVbr2n司会：朝倉プトン（by【Ecthelion】-ｴｸｾﾘｵﾝ- )</text:p>
          </table:table-cell>
          <table:table-cell office:value-type="string" calcext:value-type="string">
            <text:p>OPEN15:30／START16:00br2n前売￥2,800＋D / 当日￥3,3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21</text:p>
          </table:table-cell>
          <table:table-cell office:value-type="string" calcext:value-type="string">
            <text:p>Trickster Age 3D ～イチゴイチエ～</text:p>
          </table:table-cell>
          <table:table-cell office:value-type="string" calcext:value-type="string">
            <text:p>ＡＬＦＲＥＤ/ＧＬＡＲＥＬＹ/コンテンポラリーな生活/br2n大凶作/ピクピクン☆/ゆよゆっぺbr2n総合MC：南間　優（minami）</text:p>
          </table:table-cell>
          <table:table-cell office:value-type="string" calcext:value-type="string">
            <text:p>OPEN 16:00 / START 16:30br2n前売￥2,500＋D / 当日 未定＋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22</text:p>
          </table:table-cell>
          <table:table-cell office:value-type="string" calcext:value-type="string">
            <text:p>【DAY】br2nガールズボイスβ38</text:p>
          </table:table-cell>
          <table:table-cell office:value-type="string" calcext:value-type="string">
            <text:p>夢野磨/のだあぃこ/鈴木まりえ/菅嶋友里/ティア/高原しぐれbr2nMC：一番星</text:p>
          </table:table-cell>
          <table:table-cell office:value-type="string" calcext:value-type="string">
            <text:p>OPEN 10:40 / START 11:00br2n前売￥3,000＋D / 当日￥3,500＋D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22</text:p>
          </table:table-cell>
          <table:table-cell office:value-type="string" calcext:value-type="string">
            <text:p>【NIGHT】br2nRIZEプロダクション単独ライブvol.3</text:p>
          </table:table-cell>
          <table:table-cell office:value-type="string" calcext:value-type="string">
            <text:p>loop/FES☆TIVE/キャンディzoo/にじいろ学園</text:p>
          </table:table-cell>
          <table:table-cell office:value-type="string" calcext:value-type="string">
            <text:p>OPEN 16:30 / START 17:00br2n前売 / 当日￥3,000＋D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23</text:p>
          </table:table-cell>
          <table:table-cell office:value-type="string" calcext:value-type="string">
            <text:p>【DAY】br2nどりぃむぱふぉーまんすvol.8</text:p>
          </table:table-cell>
          <table:table-cell office:value-type="string" calcext:value-type="string">
            <text:p>みにみに♪ぎゃんぐ/護大明王/彩～あやなし～/Cosmic Doll/チーム宴br2nゲスト：Ryu-To/純愛★純情倶楽部</text:p>
          </table:table-cell>
          <table:table-cell office:value-type="string" calcext:value-type="string">
            <text:p>OPEN 11:00 / START 11:30br2nチケット料金 ￥2,000＋D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23</text:p>
          </table:table-cell>
          <table:table-cell office:value-type="string" calcext:value-type="string">
            <text:p>【NIGHT】br2n『ゲリーポッターと賢者の白石』</text:p>
          </table:table-cell>
          <table:table-cell office:value-type="string" calcext:value-type="string">
            <text:p>瀬戸内ジャクソン</text:p>
          </table:table-cell>
          <table:table-cell office:value-type="string" calcext:value-type="string">
            <text:p>OPEN 17:00 / START 18:00br2n前売￥1,500＋D / 当日￥2,000＋D ※ OPEN、START が変更になりました。ご注意ください。</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24</text:p>
          </table:table-cell>
          <table:table-cell office:value-type="string" calcext:value-type="string">
            <text:p>和楽器ヴィジュアル系バンド Crow×Class～黒鴉組～br2n単独宴 第三幕br2n【輪廻転生】～芋虫はサナギとして死を迎える時、自分が美しい蝶となって空を舞うとは夢にも思っていない～</text:p>
          </table:table-cell>
          <table:table-cell office:value-type="string" calcext:value-type="string">
            <text:p>Crow×Class～黒鴉組～br2n黒鴉洋楽器隊br2nゲスト:小寺利光（D☆D）</text:p>
          </table:table-cell>
          <table:table-cell office:value-type="string" calcext:value-type="string">
            <text:p>OPEN 18:30 / START 19:30br2n前売￥3,000＋D / 当日￥3,500＋D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25</text:p>
          </table:table-cell>
          <table:table-cell office:value-type="string" calcext:value-type="string">
            <text:p>ザ・ニュースペーパー　新宿ルイードＫ4ライブbr2n「消費税増税　直前の駆け込みライブ！？」</text:p>
          </table:table-cell>
          <table:table-cell office:value-type="string" calcext:value-type="string">
            <text:p>ザ･ニュースペーパー</text:p>
          </table:table-cell>
          <table:table-cell office:value-type="string" calcext:value-type="string">
            <text:p>【1部】OPEN 15:30 / START 16:00br2n【2部】OPEN 18:30 / START 19:00br2n料金 ￥3,500 (1ドリンク付き) お問合せ：TNPカンパニー　03-5318-3449</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26</text:p>
          </table:table-cell>
          <table:table-cell office:value-type="string" calcext:value-type="string">
            <text:p>13*SQUAD 2nd single 「花束」レコ発EVENT 「13th Gate 2nd」</text:p>
          </table:table-cell>
          <table:table-cell office:value-type="string" calcext:value-type="string">
            <text:p>13*SQUAD/スムージー/PYGMY/Bahboon/LUNCH-Ki-RATT</text:p>
          </table:table-cell>
          <table:table-cell office:value-type="string" calcext:value-type="string">
            <text:p>OPEN 18:30 / START 19:00br2n前売￥2,300＋D / 当日￥2,800＋D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27</text:p>
          </table:table-cell>
          <table:table-cell office:value-type="string" calcext:value-type="string">
            <text:p>Let's begin Itbr2n～BulletVox 1st mini album 「Humanism」レコ発企画～</text:p>
          </table:table-cell>
          <table:table-cell office:value-type="string" calcext:value-type="string">
            <text:p>As a balloon/effect in paradox/ALVACORE/br2nDETOX/SPY/Catastrophe/BulletVox</text:p>
          </table:table-cell>
          <table:table-cell office:value-type="string" calcext:value-type="string">
            <text:p>OPEN 17:00 / START 17:30br2n前売￥2,000＋D / 当日￥2,500＋D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28</text:p>
          </table:table-cell>
          <table:table-cell office:value-type="string" calcext:value-type="string">
            <text:p>「SAKURA PARADISE 2014」MILLION DOLLAR ROUGE　vol.9</text:p>
          </table:table-cell>
          <table:table-cell office:value-type="string" calcext:value-type="string">
            <text:p>MILLION DOLLAR ROUGE</text:p>
          </table:table-cell>
          <table:table-cell office:value-type="string" calcext:value-type="string">
            <text:p>OPEN 18:30 / START 19:00br2n前売￥4,000＋D / 当日￥4,5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29</text:p>
          </table:table-cell>
          <table:table-cell office:value-type="string" calcext:value-type="string">
            <text:p>「SAKURA PARADISE 2014」MILLION DOLLAR ROUGE　vol.9</text:p>
          </table:table-cell>
          <table:table-cell office:value-type="string" calcext:value-type="string">
            <text:p>MILLION DOLLAR ROUGE</text:p>
          </table:table-cell>
          <table:table-cell office:value-type="string" calcext:value-type="string">
            <text:p>【1部】OPEN 13:30 / START 14:00br2n【2部】OPEN 17:30 / START 18:00br2n前売￥4,000＋D / 当日￥4,500＋D</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30</text:p>
          </table:table-cell>
          <table:table-cell office:value-type="string" calcext:value-type="string">
            <text:p>【DAY】br2n立花なぎさ主催ライブ～国民的美少女芸人が世界的美少女アイドルを集めましたきゅるるん（≧∇≦）～</text:p>
          </table:table-cell>
          <table:table-cell office:value-type="string" calcext:value-type="string">
            <text:p>立花なぎさ/九条こねぎ/しおりおぴーちーず/杏音/COCORO♡ODORU/AMiE TIG/br2n珠和小鳩/工藤マミ/さちこ★/桃杏める/どっとじぇーぴー/紅/鋼鉄姉妹/黒元貴/涼城えみ/他br2n【特別出演】少女☆タコサム br2n★シークレット企画あり★</text:p>
          </table:table-cell>
          <table:table-cell office:value-type="string" calcext:value-type="string">
            <text:p>OPEN 10:00 / START 10:15br2n前売￥3,000＋D / 当日￥3,500＋D / 女性￥1,000＋D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30</text:p>
          </table:table-cell>
          <table:table-cell office:value-type="string" calcext:value-type="string">
            <text:p>【NIGHT】</text:p>
          </table:table-cell>
          <table:table-cell office:value-type="string" calcext:value-type="string">
            <text:p>詳細は後日発表！！</text:p>
          </table:table-cell>
          <table:table-cell office:value-type="string" calcext:value-type="string">
            <text:p>   </text:p>
          </table:table-cell>
          <table:table-cell table:number-columns-repeated="1019"/>
        </table:table-row>
        <table:table-row table:style-name="ro2">
          <table:table-cell office:value-type="float" office:value="35" calcext:value-type="float">
            <text:p>35</text:p>
          </table:table-cell>
          <table:table-cell office:value-type="string" calcext:value-type="string">
            <text:p>0431</text:p>
          </table:table-cell>
          <table:table-cell office:value-type="string" calcext:value-type="string">
            <text:p>POP☆UNITED＆璃音presents『女神☆Callin’ Vol.3』</text:p>
          </table:table-cell>
          <table:table-cell office:value-type="string" calcext:value-type="string">
            <text:p>キサキエミ/愛璃/菱沼ちひろ/二彩☆GLITTER/神崎のぞみ/細矢南 /他</text:p>
          </table:table-cell>
          <table:table-cell office:value-type="string" calcext:value-type="string">
            <text:p>OPEN 17:30 / START 18:00br2n前売￥2,500＋D / 当日￥3,000＋D  </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01</text:p>
          </table:table-cell>
          <table:table-cell office:value-type="string" calcext:value-type="string">
            <text:p>マイドラゴン『バースデーパーティー』</text:p>
          </table:table-cell>
          <table:table-cell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04</text:p>
          </table:table-cell>
          <table:table-cell office:value-type="string" calcext:value-type="string">
            <text:p>Soulm8 Specialbr2n〜5周年＆20回記念〜</text:p>
          </table:table-cell>
          <table:table-cell/>
          <table:table-cell office:value-type="string" calcext:value-type="string">
            <text:p>発売日 3/9 br2n開場 13:30 開演 14:00 br2n料金（前売） 1F立見¥3,500 br2n問合せ Soulm8（ソウルメイト）事務局 br2nsoulm8dance@yahoo.co.jp</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05</text:p>
          </table:table-cell>
          <table:table-cell office:value-type="string" calcext:value-type="string">
            <text:p>榊原ゆい 2014春ライブ「CouplingWith★LOVE×Live2014」</text:p>
          </table:table-cell>
          <table:table-cell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06</text:p>
          </table:table-cell>
          <table:table-cell office:value-type="string" calcext:value-type="string">
            <text:p>TEEのワンマンツアー2014 〜人生楽笑〜</text:p>
          </table:table-cell>
          <table:table-cell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07</text:p>
          </table:table-cell>
          <table:table-cell office:value-type="string" calcext:value-type="string">
            <text:p>JAPAN TOUR IN 2014</text:p>
          </table:table-cell>
          <table:table-cell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12</text:p>
          </table:table-cell>
          <table:table-cell office:value-type="string" calcext:value-type="string">
            <text:p>CANTAの12周年！"二回し目のグラン・デパール 〜 春の胸キュン親父旅"</text:p>
          </table:table-cell>
          <table:table-cell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13</text:p>
          </table:table-cell>
          <table:table-cell office:value-type="string" calcext:value-type="string">
            <text:p>My Little Lover Live acoakko gift for Tohoku</text:p>
          </table:table-cell>
          <table:table-cell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16</text:p>
          </table:table-cell>
          <table:table-cell office:value-type="string" calcext:value-type="string">
            <text:p>AGESTOCK2014 in 赤坂BLITZ</text:p>
          </table:table-cell>
          <table:table-cell/>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18</text:p>
          </table:table-cell>
          <table:table-cell office:value-type="string" calcext:value-type="string">
            <text:p>20th caliversary "2013-2014" 全国ツアー「科学と学習」</text:p>
          </table:table-cell>
          <table:table-cell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19</text:p>
          </table:table-cell>
          <table:table-cell office:value-type="string" calcext:value-type="string">
            <text:p>TOUR 2014 「天国への階段〜rest in peace〜」</text:p>
          </table:table-cell>
          <table:table-cell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20</text:p>
          </table:table-cell>
          <table:table-cell office:value-type="string" calcext:value-type="string">
            <text:p>8th Anniversary Live NEVERENDING BREATH AT AKASAKA BLITZ</text:p>
          </table:table-cell>
          <table:table-cell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22</text:p>
          </table:table-cell>
          <table:table-cell office:value-type="string" calcext:value-type="string">
            <text:p>Sharo LIVE vol.3 〜Jump〜</text:p>
          </table:table-cell>
          <table:table-cell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26</text:p>
          </table:table-cell>
          <table:table-cell office:value-type="string" calcext:value-type="string">
            <text:p>やっくん追悼ライブ〜Restart〜</text:p>
          </table:table-cell>
          <table:table-cell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27</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28</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9"/>
        </table:table-row>
        <table:table-row table:style-name="ro2">
          <table:table-cell office:value-type="float" office:value="36" calcext:value-type="float">
            <text:p>36</text:p>
          </table:table-cell>
          <table:table-cell office:value-type="string" calcext:value-type="string">
            <text:p>0429</text:p>
          </table:table-cell>
          <table:table-cell office:value-type="string" calcext:value-type="string">
            <text:p>MAY'S TOUR 2014</text:p>
          </table:table-cell>
          <table:table-cell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9"/>
        </table:table-row>
        <table:table-row table:style-name="ro2">
          <table:table-cell office:value-type="float" office:value="37" calcext:value-type="float">
            <text:p>37</text:p>
          </table:table-cell>
          <table:table-cell office:value-type="string" calcext:value-type="string">
            <text:p>0405</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6:00 ⁄ 開演：17:00 br2n料金：  \10,800 ⁄ 全席指定</text:p>
          </table:table-cell>
          <table:table-cell table:number-columns-repeated="1019"/>
        </table:table-row>
        <table:table-row table:style-name="ro2">
          <table:table-cell office:value-type="float" office:value="37" calcext:value-type="float">
            <text:p>37</text:p>
          </table:table-cell>
          <table:table-cell office:value-type="string" calcext:value-type="string">
            <text:p>0412</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9"/>
        </table:table-row>
        <table:table-row table:style-name="ro2">
          <table:table-cell office:value-type="float" office:value="37" calcext:value-type="float">
            <text:p>37</text:p>
          </table:table-cell>
          <table:table-cell office:value-type="string" calcext:value-type="string">
            <text:p>0413</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9"/>
        </table:table-row>
        <table:table-row table:style-name="ro2">
          <table:table-cell office:value-type="float" office:value="37" calcext:value-type="float">
            <text:p>37</text:p>
          </table:table-cell>
          <table:table-cell office:value-type="string" calcext:value-type="string">
            <text:p>0419</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9"/>
        </table:table-row>
        <table:table-row table:style-name="ro2">
          <table:table-cell office:value-type="float" office:value="37" calcext:value-type="float">
            <text:p>37</text:p>
          </table:table-cell>
          <table:table-cell office:value-type="string" calcext:value-type="string">
            <text:p>0426</text:p>
          </table:table-cell>
          <table:table-cell office:value-type="string" calcext:value-type="string">
            <text:p>ぐるたみん LIVE-G TOUR 2014</text:p>
          </table:table-cell>
          <table:table-cell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9"/>
        </table:table-row>
        <table:table-row table:style-name="ro2">
          <table:table-cell office:value-type="float" office:value="37" calcext:value-type="float">
            <text:p>37</text:p>
          </table:table-cell>
          <table:table-cell office:value-type="string" calcext:value-type="string">
            <text:p>0427</text:p>
          </table:table-cell>
          <table:table-cell office:value-type="string" calcext:value-type="string">
            <text:p>WELCOME TO OUR EVOLVING IRONHEART !</text:p>
          </table:table-cell>
          <table:table-cell office:value-type="string" calcext:value-type="string">
            <text:p>GALNERYUS</text:p>
          </table:table-cell>
          <table:table-cell office:value-type="string" calcext:value-type="string">
            <text:p>開場： 17:00 ⁄ 開演：18:00 br2n料金：  \5,000 ⁄ スタンディング</text:p>
          </table:table-cell>
          <table:table-cell table:number-columns-repeated="1019"/>
        </table:table-row>
        <table:table-row table:style-name="ro2">
          <table:table-cell office:value-type="float" office:value="37" calcext:value-type="float">
            <text:p>37</text:p>
          </table:table-cell>
          <table:table-cell office:value-type="string" calcext:value-type="string">
            <text:p>0429</text:p>
          </table:table-cell>
          <table:table-cell office:value-type="string" calcext:value-type="string">
            <text:p>スーパーロボット魂 2014 “春の陣”</text:p>
          </table:table-cell>
          <table:table-cell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9"/>
        </table:table-row>
        <table:table-row table:style-name="ro2">
          <table:table-cell office:value-type="float" office:value="38" calcext:value-type="float">
            <text:p>38</text:p>
          </table:table-cell>
          <table:table-cell office:value-type="string" calcext:value-type="string">
            <text:p>0405</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9"/>
        </table:table-row>
        <table:table-row table:style-name="ro2">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9"/>
        </table:table-row>
        <table:table-row table:style-name="ro2">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9"/>
        </table:table-row>
        <table:table-row table:style-name="ro2">
          <table:table-cell office:value-type="float" office:value="38" calcext:value-type="float">
            <text:p>38</text:p>
          </table:table-cell>
          <table:table-cell office:value-type="string" calcext:value-type="string">
            <text:p>0412</text:p>
          </table:table-cell>
          <table:table-cell office:value-type="string" calcext:value-type="string">
            <text:p>PENICILLIN SPRING TOUR 2014 FINAL</text:p>
          </table:table-cell>
          <table:table-cell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9"/>
        </table:table-row>
        <table:table-row table:style-name="ro2">
          <table:table-cell office:value-type="float" office:value="38" calcext:value-type="float">
            <text:p>38</text:p>
          </table:table-cell>
          <table:table-cell office:value-type="string" calcext:value-type="string">
            <text:p>0413</text:p>
          </table:table-cell>
          <table:table-cell office:value-type="string" calcext:value-type="string">
            <text:p>TOKYO FM presents GRANRODEO 新番組「もっともハートに火をつけて！」スタート記念 史上最大の公開録音</text:p>
          </table:table-cell>
          <table:table-cell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9"/>
        </table:table-row>
        <table:table-row table:style-name="ro2">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9"/>
        </table:table-row>
        <table:table-row table:style-name="ro2">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9"/>
        </table:table-row>
        <table:table-row table:style-name="ro2">
          <table:table-cell office:value-type="float" office:value="38" calcext:value-type="float">
            <text:p>38</text:p>
          </table:table-cell>
          <table:table-cell office:value-type="string" calcext:value-type="string">
            <text:p>0420</text:p>
          </table:table-cell>
          <table:table-cell office:value-type="string" calcext:value-type="string">
            <text:p>ET-KING結成15周年記念全国ツアー〜おまえとおったらおもろいわ！〜</text:p>
          </table:table-cell>
          <table:table-cell office:value-type="string" calcext:value-type="string">
            <text:p>ET-KING</text:p>
          </table:table-cell>
          <table:table-cell office:value-type="string" calcext:value-type="string">
            <text:p>開場： 17:00 ⁄ 開演：18:00 br2n料金：  \5,500 ⁄ 全席指定</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01</text:p>
          </table:table-cell>
          <table:table-cell office:value-type="string" calcext:value-type="string">
            <text:p>奇天烈大発火!!</text:p>
          </table:table-cell>
          <table:table-cell office:value-type="string" calcext:value-type="string">
            <text:p>ペロインタウン / AKOGARE / Mond</text:p>
          </table:table-cell>
          <table:table-cell office:value-type="string" calcext:value-type="string">
            <text:p>op18:30br2nst19:00br2n前2.000(D別)br2n当2.300(D別)</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02</text:p>
          </table:table-cell>
          <table:table-cell/>
          <table:table-cell office:value-type="string" calcext:value-type="string">
            <text:p>アザラシ / イロコイス / 岩川健次郎(太陽民芸)</text:p>
          </table:table-cell>
          <table:table-cell office:value-type="string" calcext:value-type="string">
            <text:p>op18:30br2nst19:00br2n前2.000(D別)br2n当2.300(D別)</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03</text:p>
          </table:table-cell>
          <table:table-cell office:value-type="string" calcext:value-type="string">
            <text:p>TOP GEAR SHOW!!</text:p>
          </table:table-cell>
          <table:table-cell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04</text:p>
          </table:table-cell>
          <table:table-cell office:value-type="string" calcext:value-type="string">
            <text:p>TOP GEAR SHOW!! Presents「Les beat Convention」</text:p>
          </table:table-cell>
          <table:table-cell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05</text:p>
          </table:table-cell>
          <table:table-cell office:value-type="string" calcext:value-type="string">
            <text:p>GET READY TO GO！</text:p>
          </table:table-cell>
          <table:table-cell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06</text:p>
          </table:table-cell>
          <table:table-cell office:value-type="string" calcext:value-type="string">
            <text:p>TOP GEAR SHOW!!</text:p>
          </table:table-cell>
          <table:table-cell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12</text:p>
          </table:table-cell>
          <table:table-cell office:value-type="string" calcext:value-type="string">
            <text:p>奇天烈大発火!!! -花粉と戦う三日間-br2nred cloth 10.5th ANNIVERSARY</text:p>
          </table:table-cell>
          <table:table-cell office:value-type="string" calcext:value-type="string">
            <text:p>red cloth 10.5th ANNIVERSARYbr2n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13</text:p>
          </table:table-cell>
          <table:table-cell office:value-type="string" calcext:value-type="string">
            <text:p>Like A Dream</text:p>
          </table:table-cell>
          <table:table-cell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14</text:p>
          </table:table-cell>
          <table:table-cell office:value-type="string" calcext:value-type="string">
            <text:p>red cloth presents D.I.</text:p>
          </table:table-cell>
          <table:table-cell office:value-type="string" calcext:value-type="string">
            <text:p>リリンシュ / DUTCHDADDY</text:p>
          </table:table-cell>
          <table:table-cell office:value-type="string" calcext:value-type="string">
            <text:p>op18:30br2nst19:00br2n前2.000(D別)br2n当2.300(D別)</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15</text:p>
          </table:table-cell>
          <table:table-cell office:value-type="string" calcext:value-type="string">
            <text:p>red cloth presents D.I.</text:p>
          </table:table-cell>
          <table:table-cell office:value-type="string" calcext:value-type="string">
            <text:p>Virgin Crab Band / 極東ピーコック</text:p>
          </table:table-cell>
          <table:table-cell office:value-type="string" calcext:value-type="string">
            <text:p>op18:30br2nst19:00br2n前2.000(D別)br2n当2.300(D別)</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20</text:p>
          </table:table-cell>
          <table:table-cell office:value-type="string" calcext:value-type="string">
            <text:p>TOP GEAR SHOW!!br2nTOP GEAR SHOW!!</text:p>
          </table:table-cell>
          <table:table-cell office:value-type="string" calcext:value-type="string">
            <text:p>TOP GEAR SHOW!!br2nTHE PRIVATES / THE NEATBEATS</text:p>
          </table:table-cell>
          <table:table-cell office:value-type="string" calcext:value-type="string">
            <text:p>op18:30br2nst19:00br2n前2.800(D別)br2n当3.300(D別)br2nL:73499(3/15)</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24</text:p>
          </table:table-cell>
          <table:table-cell/>
          <table:table-cell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9"/>
        </table:table-row>
        <table:table-row table:style-name="ro2">
          <table:table-cell office:value-type="float" office:value="39" calcext:value-type="float">
            <text:p>39</text:p>
          </table:table-cell>
          <table:table-cell office:value-type="string" calcext:value-type="string">
            <text:p>0426</text:p>
          </table:table-cell>
          <table:table-cell office:value-type="string" calcext:value-type="string">
            <text:p>THE 抱きしめるズ 3rdアルバムリリースTOURファイナル</text:p>
          </table:table-cell>
          <table:table-cell office:value-type="string" calcext:value-type="string">
            <text:p>THE 抱きしめるズ（ワンマン）br2nOA : 柴田隆浩(忘れらんねえよ)</text:p>
          </table:table-cell>
          <table:table-cell office:value-type="string" calcext:value-type="string">
            <text:p>op18:30br2nst19:00br2n前2.300(D別)br2n当2.800(D別)</text:p>
          </table:table-cell>
          <table:table-cell table:number-columns-repeated="1019"/>
        </table:table-row>
        <table:table-row table:style-name="ro1">
          <table:table-cell office:value-type="float" office:value="39" calcext:value-type="float">
            <text:p>39</text:p>
          </table:table-cell>
          <table:table-cell office:value-type="string" calcext:value-type="string">
            <text:p>0428</text:p>
          </table:table-cell>
          <table:table-cell office:value-type="string" calcext:value-type="string">
            <text:p>奇天烈大発火!!</text:p>
          </table:table-cell>
          <table:table-cell office:value-type="string" calcext:value-type="string">
            <text:p>the coopeez(京都) / ユームラウト</text:p>
          </table:table-cell>
          <table:table-cell office:value-type="string" calcext:value-type="string">
            <text:p>op18:30br2nst19:00br2n前2.000(D別)br2n当2.300(D別)</text:p>
          </table:table-cell>
          <table:table-cell table:number-columns-repeated="101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4">0000/00/00</text:date>, <text:time>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24T23:47:02.631883000</dc:date>
    <meta:generator>LibreOffice/4.2.1.1$MacOSX_X86_64 LibreOffice_project/d7dbbd7842e6a58b0f521599204e827654e1fb8b</meta:generator>
    <meta:editing-duration>P0D</meta:editing-duration>
    <meta:editing-cycles>1</meta:editing-cycles>
    <meta:document-statistic meta:table-count="1" meta:cell-count="4032" meta:object-count="0"/>
  </office:meta>
</office:document-meta>
</file>